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D000002BC325F778E634E9D52.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justify" style:justify-single-word="false"/>
      <style:text-properties officeooo:paragraph-rsid="0013ffc4"/>
    </style:style>
    <style:style style:name="P5" style:family="paragraph" style:parent-style-name="Standard">
      <style:paragraph-properties fo:text-align="justify" style:justify-single-word="false"/>
      <style:text-properties officeooo:paragraph-rsid="00383d77"/>
    </style:style>
    <style:style style:name="P6" style:family="paragraph" style:parent-style-name="Standard">
      <style:paragraph-properties fo:text-align="justify" style:justify-single-word="false"/>
      <style:text-properties officeooo:paragraph-rsid="00422f85"/>
    </style:style>
    <style:style style:name="P7" style:family="paragraph" style:parent-style-name="Standard">
      <style:paragraph-properties fo:text-align="justify" style:justify-single-word="false"/>
      <style:text-properties officeooo:paragraph-rsid="004aa809"/>
    </style:style>
    <style:style style:name="P8" style:family="paragraph" style:parent-style-name="Standard">
      <style:paragraph-properties fo:text-align="justify" style:justify-single-word="false"/>
      <style:text-properties officeooo:paragraph-rsid="004e5f70"/>
    </style:style>
    <style:style style:name="P9" style:family="paragraph" style:parent-style-name="Standard">
      <style:paragraph-properties fo:text-align="justify" style:justify-single-word="false"/>
      <style:text-properties officeooo:paragraph-rsid="0053219f"/>
    </style:style>
    <style:style style:name="P10" style:family="paragraph" style:parent-style-name="Standard">
      <style:paragraph-properties fo:text-align="justify" style:justify-single-word="false"/>
      <style:text-properties officeooo:paragraph-rsid="0054c037"/>
    </style:style>
    <style:style style:name="P11" style:family="paragraph" style:parent-style-name="Standard">
      <style:paragraph-properties fo:text-align="justify" style:justify-single-word="false"/>
      <style:text-properties officeooo:paragraph-rsid="00592ff1"/>
    </style:style>
    <style:style style:name="P12" style:family="paragraph" style:parent-style-name="Standard">
      <style:paragraph-properties fo:text-align="justify" style:justify-single-word="false"/>
      <style:text-properties officeooo:paragraph-rsid="00669ea0"/>
    </style:style>
    <style:style style:name="P13" style:family="paragraph" style:parent-style-name="Standard">
      <style:paragraph-properties fo:text-align="justify" style:justify-single-word="false"/>
      <style:text-properties officeooo:paragraph-rsid="006de60e"/>
    </style:style>
    <style:style style:name="P14" style:family="paragraph" style:parent-style-name="Standard">
      <style:paragraph-properties fo:text-align="justify" style:justify-single-word="false"/>
      <style:text-properties officeooo:paragraph-rsid="006fe232"/>
    </style:style>
    <style:style style:name="P15" style:family="paragraph" style:parent-style-name="Standard">
      <style:paragraph-properties fo:text-align="justify" style:justify-single-word="false"/>
      <style:text-properties officeooo:paragraph-rsid="0045c65d"/>
    </style:style>
    <style:style style:name="P16" style:family="paragraph" style:parent-style-name="Standard">
      <style:paragraph-properties fo:text-align="justify" style:justify-single-word="false"/>
      <style:text-properties officeooo:paragraph-rsid="001ab5de"/>
    </style:style>
    <style:style style:name="P17" style:family="paragraph" style:parent-style-name="Standard">
      <style:paragraph-properties fo:text-align="justify" style:justify-single-word="false"/>
      <style:text-properties officeooo:paragraph-rsid="0083c0d8"/>
    </style:style>
    <style:style style:name="P18" style:family="paragraph" style:parent-style-name="Standard">
      <style:paragraph-properties fo:text-align="justify" style:justify-single-word="false"/>
      <style:text-properties officeooo:paragraph-rsid="00aba361"/>
    </style:style>
    <style:style style:name="P19" style:family="paragraph" style:parent-style-name="Standard">
      <style:paragraph-properties fo:text-align="justify" style:justify-single-word="false"/>
      <style:text-properties officeooo:paragraph-rsid="00ad2643"/>
    </style:style>
    <style:style style:name="P20" style:family="paragraph" style:parent-style-name="Standard">
      <style:paragraph-properties fo:text-align="start" style:justify-single-word="false"/>
    </style:style>
    <style:style style:name="P21" style:family="paragraph" style:parent-style-name="Standard">
      <style:paragraph-properties fo:text-align="start" style:justify-single-word="false"/>
      <style:text-properties officeooo:paragraph-rsid="0054c037"/>
    </style:style>
    <style:style style:name="P22" style:family="paragraph" style:parent-style-name="Standard">
      <style:text-properties fo:font-weight="bold" style:font-weight-asian="bold" style:font-weight-complex="bold"/>
    </style:style>
    <style:style style:name="P23" style:family="paragraph" style:parent-style-name="Standard">
      <style:paragraph-properties fo:text-align="justify" style:justify-single-word="false"/>
      <style:text-properties fo:font-weight="bold" style:font-weight-asian="bold" style:font-weight-complex="bold"/>
    </style:style>
    <style:style style:name="P24" style:family="paragraph" style:parent-style-name="Standard">
      <style:text-properties fo:color="#000000" style:font-name="Arial" fo:font-size="10pt" style:font-name-asian="Courier New1" style:font-size-asian="10pt" style:font-name-complex="Courier New1" style:font-size-complex="10pt"/>
    </style:style>
    <style:style style:name="P25"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6" style:family="paragraph" style:parent-style-name="Standard">
      <style:text-properties style:text-underline-style="solid" style:text-underline-type="double" style:text-underline-width="auto" style:text-underline-color="font-color"/>
    </style:style>
    <style:style style:name="P27" style:family="paragraph" style:parent-style-name="Standard">
      <style:paragraph-properties fo:text-align="justify" style:justify-single-word="false"/>
      <style:text-properties fo:color="#008000"/>
    </style:style>
    <style:style style:name="P28" style:family="paragraph" style:parent-style-name="Standard">
      <style:text-properties officeooo:rsid="000c6a63"/>
    </style:style>
    <style:style style:name="P29" style:family="paragraph" style:parent-style-name="Standard">
      <style:paragraph-properties fo:text-align="justify" style:justify-single-word="false"/>
      <style:text-properties officeooo:rsid="000c6a63" officeooo:paragraph-rsid="000c6a63"/>
    </style:style>
    <style:style style:name="P30" style:family="paragraph" style:parent-style-name="Standard">
      <style:paragraph-properties fo:text-align="justify" style:justify-single-word="false"/>
      <style:text-properties officeooo:rsid="0013bb68" officeooo:paragraph-rsid="0013bb68"/>
    </style:style>
    <style:style style:name="P31" style:family="paragraph" style:parent-style-name="Standard">
      <style:text-properties officeooo:rsid="0014e377"/>
    </style:style>
    <style:style style:name="P32" style:family="paragraph" style:parent-style-name="Standard">
      <style:text-properties officeooo:rsid="00160f9f" officeooo:paragraph-rsid="00160f9f"/>
    </style:style>
    <style:style style:name="P33" style:family="paragraph" style:parent-style-name="Standard">
      <style:text-properties officeooo:rsid="00160f9f" officeooo:paragraph-rsid="007c34f2"/>
    </style:style>
    <style:style style:name="P34" style:family="paragraph" style:parent-style-name="Standard">
      <style:text-properties officeooo:rsid="00160f9f" officeooo:paragraph-rsid="007a4126"/>
    </style:style>
    <style:style style:name="P35" style:family="paragraph" style:parent-style-name="Standard">
      <style:text-properties officeooo:rsid="001ab5de" officeooo:paragraph-rsid="001ab5de"/>
    </style:style>
    <style:style style:name="P36" style:family="paragraph" style:parent-style-name="Standard">
      <style:paragraph-properties fo:text-align="justify" style:justify-single-word="false"/>
      <style:text-properties officeooo:rsid="001ab5de" officeooo:paragraph-rsid="001ab5de"/>
    </style:style>
    <style:style style:name="P37" style:family="paragraph" style:parent-style-name="Standard">
      <style:text-properties officeooo:rsid="0020867a" officeooo:paragraph-rsid="0021df34"/>
    </style:style>
    <style:style style:name="P38" style:family="paragraph" style:parent-style-name="Standard">
      <style:text-properties officeooo:rsid="0020867a" officeooo:paragraph-rsid="002dab06"/>
    </style:style>
    <style:style style:name="P39" style:family="paragraph" style:parent-style-name="Standard">
      <style:text-properties officeooo:rsid="0020867a" officeooo:paragraph-rsid="002a84bd"/>
    </style:style>
    <style:style style:name="P40" style:family="paragraph" style:parent-style-name="Standard">
      <style:paragraph-properties fo:text-align="justify" style:justify-single-word="false"/>
      <style:text-properties officeooo:rsid="0020867a" officeooo:paragraph-rsid="002b8332"/>
    </style:style>
    <style:style style:name="P41" style:family="paragraph" style:parent-style-name="Standard">
      <style:paragraph-properties fo:text-align="justify" style:justify-single-word="false"/>
      <style:text-properties officeooo:rsid="0020867a" officeooo:paragraph-rsid="002899e2"/>
    </style:style>
    <style:style style:name="P42" style:family="paragraph" style:parent-style-name="Standard">
      <style:paragraph-properties fo:text-align="justify" style:justify-single-word="false"/>
      <style:text-properties officeooo:rsid="0020867a" officeooo:paragraph-rsid="002799d5"/>
    </style:style>
    <style:style style:name="P43" style:family="paragraph" style:parent-style-name="Standard">
      <style:paragraph-properties fo:text-align="justify" style:justify-single-word="false"/>
      <style:text-properties officeooo:rsid="0020867a" officeooo:paragraph-rsid="0033fd14"/>
    </style:style>
    <style:style style:name="P44" style:family="paragraph" style:parent-style-name="Standard">
      <style:paragraph-properties fo:text-align="justify" style:justify-single-word="false"/>
      <style:text-properties officeooo:rsid="0020867a" officeooo:paragraph-rsid="0035ca49"/>
    </style:style>
    <style:style style:name="P45" style:family="paragraph" style:parent-style-name="Standard">
      <style:text-properties officeooo:rsid="0021df34" officeooo:paragraph-rsid="0021df34"/>
    </style:style>
    <style:style style:name="P46" style:family="paragraph" style:parent-style-name="Standard">
      <style:text-properties officeooo:rsid="0025d9e3" officeooo:paragraph-rsid="0025d9e3"/>
    </style:style>
    <style:style style:name="P47" style:family="paragraph" style:parent-style-name="Standard">
      <style:text-properties officeooo:rsid="002799d5" officeooo:paragraph-rsid="002799d5"/>
    </style:style>
    <style:style style:name="P48" style:family="paragraph" style:parent-style-name="Standard">
      <style:text-properties officeooo:rsid="002899e2" officeooo:paragraph-rsid="002899e2"/>
    </style:style>
    <style:style style:name="P49" style:family="paragraph" style:parent-style-name="Standard">
      <style:text-properties officeooo:rsid="002a84bd" officeooo:paragraph-rsid="002a84bd"/>
    </style:style>
    <style:style style:name="P50" style:family="paragraph" style:parent-style-name="Standard">
      <style:text-properties officeooo:rsid="002b8332" officeooo:paragraph-rsid="002b8332"/>
    </style:style>
    <style:style style:name="P51" style:family="paragraph" style:parent-style-name="Standard">
      <style:text-properties officeooo:rsid="002dab06" officeooo:paragraph-rsid="002dab06"/>
    </style:style>
    <style:style style:name="P52" style:family="paragraph" style:parent-style-name="Standard">
      <style:text-properties officeooo:rsid="002db82b"/>
    </style:style>
    <style:style style:name="P53" style:family="paragraph" style:parent-style-name="Standard">
      <style:text-properties officeooo:rsid="002db82b" officeooo:paragraph-rsid="002db82b"/>
    </style:style>
    <style:style style:name="P54" style:family="paragraph" style:parent-style-name="Standard">
      <style:text-properties officeooo:rsid="002e7c7f" officeooo:paragraph-rsid="002e7c7f"/>
    </style:style>
    <style:style style:name="P55" style:family="paragraph" style:parent-style-name="Standard">
      <style:paragraph-properties fo:text-align="justify" style:justify-single-word="false"/>
      <style:text-properties officeooo:rsid="0027e760" officeooo:paragraph-rsid="0032befb"/>
    </style:style>
    <style:style style:name="P56" style:family="paragraph" style:parent-style-name="Standard">
      <style:paragraph-properties fo:text-align="justify" style:justify-single-word="false"/>
      <style:text-properties officeooo:rsid="0027e760" officeooo:paragraph-rsid="00319322"/>
    </style:style>
    <style:style style:name="P57" style:family="paragraph" style:parent-style-name="Standard">
      <style:paragraph-properties fo:text-align="justify" style:justify-single-word="false"/>
      <style:text-properties officeooo:rsid="0027e760" officeooo:paragraph-rsid="003a0f43"/>
    </style:style>
    <style:style style:name="P58" style:family="paragraph" style:parent-style-name="Standard">
      <style:paragraph-properties fo:text-align="justify" style:justify-single-word="false"/>
      <style:text-properties officeooo:rsid="0027e760" officeooo:paragraph-rsid="003a26c2"/>
    </style:style>
    <style:style style:name="P59" style:family="paragraph" style:parent-style-name="Standard">
      <style:text-properties officeooo:rsid="00319322" officeooo:paragraph-rsid="00319322"/>
    </style:style>
    <style:style style:name="P60" style:family="paragraph" style:parent-style-name="Standard">
      <style:text-properties officeooo:rsid="0032befb" officeooo:paragraph-rsid="0032befb"/>
    </style:style>
    <style:style style:name="P61" style:family="paragraph" style:parent-style-name="Standard">
      <style:paragraph-properties fo:text-align="justify" style:justify-single-word="false"/>
      <style:text-properties officeooo:rsid="0033fd14" officeooo:paragraph-rsid="0033fd14"/>
    </style:style>
    <style:style style:name="P62" style:family="paragraph" style:parent-style-name="Standard">
      <style:paragraph-properties fo:text-align="justify" style:justify-single-word="false"/>
      <style:text-properties officeooo:rsid="0035ca49" officeooo:paragraph-rsid="0035ca49"/>
    </style:style>
    <style:style style:name="P63" style:family="paragraph" style:parent-style-name="Standard">
      <style:paragraph-properties fo:text-align="justify" style:justify-single-word="false"/>
      <style:text-properties officeooo:rsid="0043358e" officeooo:paragraph-rsid="00422f85"/>
    </style:style>
    <style:style style:name="P64" style:family="paragraph" style:parent-style-name="Standard">
      <style:text-properties officeooo:paragraph-rsid="00597896"/>
    </style:style>
    <style:style style:name="P65" style:family="paragraph" style:parent-style-name="Standard">
      <style:paragraph-properties fo:text-align="justify" style:justify-single-word="false"/>
      <style:text-properties officeooo:rsid="0053219f" officeooo:paragraph-rsid="0053219f"/>
    </style:style>
    <style:style style:name="P66" style:family="paragraph" style:parent-style-name="Standard">
      <style:paragraph-properties fo:text-align="start" style:justify-single-word="false"/>
      <style:text-properties officeooo:rsid="004e5f70" officeooo:paragraph-rsid="0054c037"/>
    </style:style>
    <style:style style:name="P67" style:family="paragraph" style:parent-style-name="Standard">
      <style:paragraph-properties fo:text-align="justify" style:justify-single-word="false"/>
      <style:text-properties officeooo:rsid="0054c037" officeooo:paragraph-rsid="0054c037"/>
    </style:style>
    <style:style style:name="P68" style:family="paragraph" style:parent-style-name="Standard">
      <style:paragraph-properties fo:text-align="justify" style:justify-single-word="false"/>
      <style:text-properties officeooo:rsid="00592ff1" officeooo:paragraph-rsid="00592ff1"/>
    </style:style>
    <style:style style:name="P69" style:family="paragraph" style:parent-style-name="Standard">
      <style:paragraph-properties fo:text-align="justify" style:justify-single-word="false"/>
      <style:text-properties officeooo:rsid="005abc4c" officeooo:paragraph-rsid="005abc4c"/>
    </style:style>
    <style:style style:name="P70" style:family="paragraph" style:parent-style-name="Standard">
      <style:text-properties officeooo:rsid="0045c65d" officeooo:paragraph-rsid="0045c65d"/>
    </style:style>
    <style:style style:name="P71" style:family="paragraph" style:parent-style-name="Standard">
      <style:text-properties officeooo:rsid="006bebaa" officeooo:paragraph-rsid="006bebaa"/>
    </style:style>
    <style:style style:name="P72" style:family="paragraph" style:parent-style-name="Standard">
      <style:paragraph-properties fo:text-align="justify" style:justify-single-word="false"/>
      <style:text-properties officeooo:rsid="007b4606" officeooo:paragraph-rsid="007b4606"/>
    </style:style>
    <style:style style:name="P73" style:family="paragraph" style:parent-style-name="Standard">
      <style:text-properties officeooo:paragraph-rsid="007c34f2"/>
    </style:style>
    <style:style style:name="P74" style:family="paragraph" style:parent-style-name="Standard">
      <style:paragraph-properties fo:text-align="justify" style:justify-single-word="false"/>
      <style:text-properties officeooo:rsid="00829410" officeooo:paragraph-rsid="00829410"/>
    </style:style>
    <style:style style:name="P75" style:family="paragraph" style:parent-style-name="Standard">
      <style:text-properties officeooo:paragraph-rsid="007b4606"/>
    </style:style>
    <style:style style:name="P76" style:family="paragraph" style:parent-style-name="Standard">
      <style:paragraph-properties fo:text-align="justify" style:justify-single-word="false"/>
      <style:text-properties officeooo:rsid="008decc6" officeooo:paragraph-rsid="008decc6"/>
    </style:style>
    <style:style style:name="P77" style:family="paragraph" style:parent-style-name="Standard">
      <style:paragraph-properties fo:text-align="justify" style:justify-single-word="false"/>
      <style:text-properties officeooo:rsid="008f56be" officeooo:paragraph-rsid="008f56be"/>
    </style:style>
    <style:style style:name="P78" style:family="paragraph" style:parent-style-name="Standard">
      <style:paragraph-properties fo:text-align="justify" style:justify-single-word="false"/>
      <style:text-properties officeooo:rsid="00913fc9" officeooo:paragraph-rsid="00913fc9"/>
    </style:style>
    <style:style style:name="P79" style:family="paragraph" style:parent-style-name="Standard">
      <style:paragraph-properties fo:text-align="justify" style:justify-single-word="false"/>
      <style:text-properties officeooo:rsid="0092634a" officeooo:paragraph-rsid="0092634a"/>
    </style:style>
    <style:style style:name="P80" style:family="paragraph" style:parent-style-name="Standard">
      <style:paragraph-properties fo:text-align="justify" style:justify-single-word="false"/>
      <style:text-properties officeooo:rsid="00933171" officeooo:paragraph-rsid="0094573b"/>
    </style:style>
    <style:style style:name="P81" style:family="paragraph" style:parent-style-name="Standard">
      <style:paragraph-properties fo:text-align="justify" style:justify-single-word="false"/>
      <style:text-properties officeooo:rsid="00933171" officeooo:paragraph-rsid="00b9722c"/>
    </style:style>
    <style:style style:name="P82" style:family="paragraph" style:parent-style-name="Standard">
      <style:paragraph-properties fo:text-align="justify" style:justify-single-word="false"/>
      <style:text-properties officeooo:rsid="0095ac41" officeooo:paragraph-rsid="0095ac41"/>
    </style:style>
    <style:style style:name="P83" style:family="paragraph" style:parent-style-name="Standard">
      <style:paragraph-properties fo:text-align="justify" style:justify-single-word="false"/>
      <style:text-properties officeooo:rsid="0095ac41" officeooo:paragraph-rsid="00b9722c"/>
    </style:style>
    <style:style style:name="P84" style:family="paragraph" style:parent-style-name="Standard">
      <style:paragraph-properties fo:text-align="justify" style:justify-single-word="false"/>
      <style:text-properties officeooo:rsid="0095ac41" officeooo:paragraph-rsid="00bbdc01"/>
    </style:style>
    <style:style style:name="P85" style:family="paragraph" style:parent-style-name="Standard">
      <style:paragraph-properties fo:text-align="justify" style:justify-single-word="false"/>
      <style:text-properties officeooo:rsid="009915cd" officeooo:paragraph-rsid="009915cd"/>
    </style:style>
    <style:style style:name="P86" style:family="paragraph" style:parent-style-name="Standard">
      <style:paragraph-properties fo:text-align="justify" style:justify-single-word="false"/>
      <style:text-properties officeooo:rsid="009915cd" officeooo:paragraph-rsid="00b9722c"/>
    </style:style>
    <style:style style:name="P87" style:family="paragraph" style:parent-style-name="Standard">
      <style:paragraph-properties fo:text-align="justify" style:justify-single-word="false"/>
      <style:text-properties officeooo:rsid="009915cd" officeooo:paragraph-rsid="00bb0588"/>
    </style:style>
    <style:style style:name="P88" style:family="paragraph" style:parent-style-name="Standard">
      <style:paragraph-properties fo:text-align="justify" style:justify-single-word="false"/>
      <style:text-properties officeooo:rsid="009915cd" officeooo:paragraph-rsid="00be4a26"/>
    </style:style>
    <style:style style:name="P89" style:family="paragraph" style:parent-style-name="Standard">
      <style:paragraph-properties fo:text-align="justify" style:justify-single-word="false"/>
      <style:text-properties officeooo:rsid="009a80cd" officeooo:paragraph-rsid="009a80cd"/>
    </style:style>
    <style:style style:name="P90" style:family="paragraph" style:parent-style-name="Standard">
      <style:paragraph-properties fo:text-align="justify" style:justify-single-word="false"/>
      <style:text-properties officeooo:rsid="009a80cd" officeooo:paragraph-rsid="00b9722c"/>
    </style:style>
    <style:style style:name="P91" style:family="paragraph" style:parent-style-name="Standard">
      <style:paragraph-properties fo:text-align="justify" style:justify-single-word="false"/>
      <style:text-properties officeooo:rsid="00a772ff" officeooo:paragraph-rsid="00a772ff"/>
    </style:style>
    <style:style style:name="P92" style:family="paragraph" style:parent-style-name="Standard">
      <style:paragraph-properties fo:text-align="justify" style:justify-single-word="false"/>
      <style:text-properties officeooo:rsid="00a7d409" officeooo:paragraph-rsid="00a7d409"/>
    </style:style>
    <style:style style:name="P93" style:family="paragraph" style:parent-style-name="Standard">
      <style:paragraph-properties fo:text-align="justify" style:justify-single-word="false"/>
      <style:text-properties officeooo:rsid="009b1968" officeooo:paragraph-rsid="009b1968"/>
    </style:style>
    <style:style style:name="P94" style:family="paragraph" style:parent-style-name="Standard">
      <style:text-properties fo:font-weight="normal" style:font-weight-asian="normal" style:font-weight-complex="normal"/>
    </style:style>
    <style:style style:name="P95" style:family="paragraph" style:parent-style-name="Standard">
      <style:paragraph-properties fo:text-align="justify" style:justify-single-word="false"/>
      <style:text-properties officeooo:rsid="00b5a227" officeooo:paragraph-rsid="00b5a227"/>
    </style:style>
    <style:style style:name="P96" style:family="paragraph" style:parent-style-name="Standard">
      <style:paragraph-properties fo:text-align="justify" style:justify-single-word="false"/>
      <style:text-properties officeooo:rsid="00b9722c" officeooo:paragraph-rsid="00b9722c"/>
    </style:style>
    <style:style style:name="P97" style:family="paragraph" style:parent-style-name="Standard">
      <style:text-properties officeooo:paragraph-rsid="0067e6f6"/>
    </style:style>
    <style:style style:name="P98" style:family="paragraph" style:parent-style-name="Standard">
      <style:text-properties officeooo:rsid="00c8dba8" officeooo:paragraph-rsid="00c8dba8"/>
    </style:style>
    <style:style style:name="P99" style:family="paragraph" style:parent-style-name="Standard">
      <style:paragraph-properties fo:text-align="justify" style:justify-single-word="false"/>
      <style:text-properties officeooo:rsid="00c91069" officeooo:paragraph-rsid="00c91069"/>
    </style:style>
    <style:style style:name="P100" style:family="paragraph" style:parent-style-name="Standard">
      <style:paragraph-properties fo:text-align="justify" style:justify-single-word="false"/>
      <style:text-properties officeooo:rsid="00ce0c4f" officeooo:paragraph-rsid="00ce0c4f"/>
    </style:style>
    <style:style style:name="P101" style:family="paragraph" style:parent-style-name="Standard">
      <style:paragraph-properties fo:text-align="justify" style:justify-single-word="false"/>
      <style:text-properties officeooo:rsid="00ce0c4f" officeooo:paragraph-rsid="00ce7e4f"/>
    </style:style>
    <style:style style:name="P102" style:family="paragraph" style:parent-style-name="Standard">
      <style:paragraph-properties fo:text-align="justify" style:justify-single-word="false"/>
      <style:text-properties officeooo:rsid="00ce0c4f" officeooo:paragraph-rsid="00cfa135"/>
    </style:style>
    <style:style style:name="P103" style:family="paragraph" style:parent-style-name="Standard">
      <style:text-properties officeooo:rsid="00d0fa89" officeooo:paragraph-rsid="00d0fa89"/>
    </style:style>
    <style:style style:name="P104" style:family="paragraph" style:parent-style-name="Standard">
      <style:paragraph-properties fo:text-align="justify" style:justify-single-word="false"/>
      <style:text-properties officeooo:rsid="00d2b07c" officeooo:paragraph-rsid="00d2b07c"/>
    </style:style>
    <style:style style:name="P105" style:family="paragraph" style:parent-style-name="Standard">
      <style:paragraph-properties fo:text-align="justify" style:justify-single-word="false"/>
      <style:text-properties officeooo:rsid="00d5c055" officeooo:paragraph-rsid="00d5c055"/>
    </style:style>
    <style:style style:name="P106" style:family="paragraph" style:parent-style-name="Code_20_block">
      <style:text-properties fo:color="#008000"/>
    </style:style>
    <style:style style:name="P107" style:family="paragraph" style:parent-style-name="Code_20_block">
      <style:text-properties fo:color="#008000" officeooo:paragraph-rsid="0013bb68"/>
    </style:style>
    <style:style style:name="P108" style:family="paragraph" style:parent-style-name="Code_20_block">
      <style:text-properties fo:color="#008000" officeooo:rsid="0025d9e3"/>
    </style:style>
    <style:style style:name="P109" style:family="paragraph" style:parent-style-name="Code_20_block">
      <style:text-properties fo:color="#008000" officeooo:rsid="002db82b"/>
    </style:style>
    <style:style style:name="P110" style:family="paragraph" style:parent-style-name="Code_20_block">
      <style:text-properties fo:color="#008000" officeooo:rsid="00160f9f"/>
    </style:style>
    <style:style style:name="P111" style:family="paragraph" style:parent-style-name="Code_20_block">
      <style:text-properties fo:color="#008000" officeooo:rsid="00160f9f" officeooo:paragraph-rsid="007a4126"/>
    </style:style>
    <style:style style:name="P112" style:family="paragraph" style:parent-style-name="Code_20_block">
      <style:text-properties fo:color="#008000" officeooo:rsid="000c6a63"/>
    </style:style>
    <style:style style:name="P113" style:family="paragraph" style:parent-style-name="Code_20_block">
      <style:text-properties fo:color="#008000" officeooo:rsid="000c6a63" officeooo:paragraph-rsid="000c6a63"/>
    </style:style>
    <style:style style:name="P114" style:family="paragraph" style:parent-style-name="Code_20_block">
      <style:text-properties fo:color="#008000" officeooo:rsid="005abc4c"/>
    </style:style>
    <style:style style:name="P115" style:family="paragraph" style:parent-style-name="Code_20_block">
      <style:text-properties fo:color="#008000" officeooo:paragraph-rsid="0067e6f6"/>
    </style:style>
    <style:style style:name="P116" style:family="paragraph" style:parent-style-name="Code_20_block">
      <style:text-properties fo:color="#008000" officeooo:paragraph-rsid="006de60e"/>
    </style:style>
    <style:style style:name="P117" style:family="paragraph" style:parent-style-name="Code_20_block">
      <style:text-properties fo:color="#008000" officeooo:paragraph-rsid="00b5a227"/>
    </style:style>
    <style:style style:name="P118" style:family="paragraph" style:parent-style-name="Code_20_block">
      <style:text-properties fo:color="#008000" officeooo:paragraph-rsid="00b9722c"/>
    </style:style>
    <style:style style:name="P119" style:family="paragraph" style:parent-style-name="Code_20_block">
      <style:text-properties fo:color="#008000" officeooo:paragraph-rsid="00c8dba8"/>
    </style:style>
    <style:style style:name="P120" style:family="paragraph" style:parent-style-name="Code_20_block">
      <style:text-properties fo:color="#008000" officeooo:paragraph-rsid="00c91069"/>
    </style:style>
    <style:style style:name="P121" style:family="paragraph" style:parent-style-name="Code_20_block">
      <style:text-properties style:font-name="Courier New1" fo:font-size="10pt" style:font-size-asian="10pt" style:font-size-complex="10pt"/>
    </style:style>
    <style:style style:name="P122" style:family="paragraph" style:parent-style-name="Code_20_block">
      <style:paragraph-properties fo:text-align="justify" style:justify-single-word="false"/>
    </style:style>
    <style:style style:name="P123" style:family="paragraph" style:parent-style-name="Code_20_block">
      <style:text-properties fo:font-weight="bold" style:font-weight-asian="bold" style:font-weight-complex="bold"/>
    </style:style>
    <style:style style:name="P124" style:family="paragraph" style:parent-style-name="Code_20_block">
      <style:text-properties fo:font-weight="normal" style:font-weight-asian="normal" style:font-weight-complex="normal"/>
    </style:style>
    <style:style style:name="P125" style:family="paragraph" style:parent-style-name="Code_20_block">
      <style:text-properties fo:color="#000000"/>
    </style:style>
    <style:style style:name="P126" style:family="paragraph" style:parent-style-name="Code_20_block">
      <style:text-properties fo:color="#000000" style:font-name="Courier New1" fo:font-size="10pt" style:font-name-asian="Courier New1" style:font-size-asian="10pt" style:font-name-complex="Courier New1" style:font-size-complex="10pt"/>
    </style:style>
    <style:style style:name="P127" style:family="paragraph" style:parent-style-name="Code_20_block">
      <style:text-properties fo:color="#000000" officeooo:paragraph-rsid="0013bb68"/>
    </style:style>
    <style:style style:name="P128" style:family="paragraph" style:parent-style-name="Code_20_block">
      <style:text-properties fo:color="#000000" officeooo:paragraph-rsid="006bebaa"/>
    </style:style>
    <style:style style:name="P129" style:family="paragraph" style:parent-style-name="Code_20_block">
      <style:text-properties fo:color="#000000" style:font-name="Courier New2" fo:font-size="10pt" officeooo:rsid="007b4606" officeooo:paragraph-rsid="007b4606" style:font-size-asian="10pt" style:font-size-complex="10pt"/>
    </style:style>
    <style:style style:name="P130" style:family="paragraph" style:parent-style-name="Code_20_block">
      <style:text-properties officeooo:paragraph-rsid="000a89d9"/>
    </style:style>
    <style:style style:name="P131" style:family="paragraph" style:parent-style-name="Code_20_block">
      <style:text-properties officeooo:rsid="000a89d9"/>
    </style:style>
    <style:style style:name="P132" style:family="paragraph" style:parent-style-name="Code_20_block">
      <style:text-properties officeooo:rsid="000a89d9" officeooo:paragraph-rsid="000a89d9"/>
    </style:style>
    <style:style style:name="P133" style:family="paragraph" style:parent-style-name="Code_20_block">
      <style:text-properties officeooo:rsid="000c6a63"/>
    </style:style>
    <style:style style:name="P134" style:family="paragraph" style:parent-style-name="Code_20_block">
      <style:text-properties officeooo:rsid="000c6a63" officeooo:paragraph-rsid="000c6a63"/>
    </style:style>
    <style:style style:name="P135" style:family="paragraph" style:parent-style-name="Code_20_block">
      <style:text-properties officeooo:rsid="000c6a63" officeooo:paragraph-rsid="006a9f58"/>
    </style:style>
    <style:style style:name="P136" style:family="paragraph" style:parent-style-name="Code_20_block">
      <style:text-properties officeooo:rsid="000c6a63" officeooo:paragraph-rsid="000f0497"/>
    </style:style>
    <style:style style:name="P137" style:family="paragraph" style:parent-style-name="Code_20_block">
      <style:text-properties officeooo:rsid="000c6a63" officeooo:paragraph-rsid="00b76442"/>
    </style:style>
    <style:style style:name="P138" style:family="paragraph" style:parent-style-name="Code_20_block">
      <style:text-properties officeooo:rsid="000c6a63" officeooo:paragraph-rsid="00b7d9dc"/>
    </style:style>
    <style:style style:name="P139" style:family="paragraph" style:parent-style-name="Code_20_block">
      <style:text-properties officeooo:rsid="000c6a63" officeooo:paragraph-rsid="00c1fa33"/>
    </style:style>
    <style:style style:name="P140" style:family="paragraph" style:parent-style-name="Code_20_block">
      <style:text-properties officeooo:paragraph-rsid="0013bb68"/>
    </style:style>
    <style:style style:name="P141" style:family="paragraph" style:parent-style-name="Code_20_block">
      <style:text-properties officeooo:rsid="00160f9f"/>
    </style:style>
    <style:style style:name="P142" style:family="paragraph" style:parent-style-name="Code_20_block">
      <style:text-properties officeooo:rsid="00160f9f" officeooo:paragraph-rsid="007a4126"/>
    </style:style>
    <style:style style:name="P143" style:family="paragraph" style:parent-style-name="Code_20_block">
      <style:text-properties officeooo:rsid="00160f9f" officeooo:paragraph-rsid="00b9722c"/>
    </style:style>
    <style:style style:name="P144" style:family="paragraph" style:parent-style-name="Code_20_block">
      <style:text-properties officeooo:rsid="00160f9f" officeooo:paragraph-rsid="007c34f2"/>
    </style:style>
    <style:style style:name="P145" style:family="paragraph" style:parent-style-name="Code_20_block">
      <style:text-properties officeooo:rsid="00226f0b"/>
    </style:style>
    <style:style style:name="P146" style:family="paragraph" style:parent-style-name="Code_20_block">
      <style:text-properties officeooo:rsid="0025d9e3"/>
    </style:style>
    <style:style style:name="P147" style:family="paragraph" style:parent-style-name="Code_20_block">
      <style:text-properties officeooo:rsid="0025d9e3" officeooo:paragraph-rsid="0025d9e3"/>
    </style:style>
    <style:style style:name="P148" style:family="paragraph" style:parent-style-name="Code_20_block">
      <style:text-properties officeooo:rsid="002899e2"/>
    </style:style>
    <style:style style:name="P149" style:family="paragraph" style:parent-style-name="Code_20_block">
      <style:text-properties officeooo:rsid="002a84bd"/>
    </style:style>
    <style:style style:name="P150" style:family="paragraph" style:parent-style-name="Code_20_block">
      <style:text-properties officeooo:rsid="002dab06"/>
    </style:style>
    <style:style style:name="P151" style:family="paragraph" style:parent-style-name="Code_20_block">
      <style:text-properties officeooo:rsid="002db82b"/>
    </style:style>
    <style:style style:name="P152" style:family="paragraph" style:parent-style-name="Code_20_block">
      <style:text-properties officeooo:rsid="00319322"/>
    </style:style>
    <style:style style:name="P153" style:family="paragraph" style:parent-style-name="Code_20_block">
      <style:text-properties officeooo:rsid="0032befb"/>
    </style:style>
    <style:style style:name="P154" style:family="paragraph" style:parent-style-name="Code_20_block">
      <style:text-properties officeooo:rsid="0043358e" officeooo:paragraph-rsid="00422f85"/>
    </style:style>
    <style:style style:name="P155" style:family="paragraph" style:parent-style-name="Code_20_block">
      <style:text-properties officeooo:paragraph-rsid="00422f85"/>
    </style:style>
    <style:style style:name="P156" style:family="paragraph" style:parent-style-name="Code_20_block">
      <style:text-properties officeooo:paragraph-rsid="0057bcfa"/>
    </style:style>
    <style:style style:name="P157" style:family="paragraph" style:parent-style-name="Code_20_block">
      <style:text-properties officeooo:paragraph-rsid="00583736"/>
    </style:style>
    <style:style style:name="P158" style:family="paragraph" style:parent-style-name="Code_20_block">
      <style:text-properties officeooo:rsid="0054c037"/>
    </style:style>
    <style:style style:name="P159" style:family="paragraph" style:parent-style-name="Code_20_block">
      <style:text-properties officeooo:rsid="0054c037" officeooo:paragraph-rsid="006fe232"/>
    </style:style>
    <style:style style:name="P160" style:family="paragraph" style:parent-style-name="Code_20_block">
      <style:text-properties officeooo:rsid="0054c037" officeooo:paragraph-rsid="0070a943"/>
    </style:style>
    <style:style style:name="P161" style:family="paragraph" style:parent-style-name="Code_20_block">
      <style:text-properties officeooo:rsid="0054c037" officeooo:paragraph-rsid="0072656a"/>
    </style:style>
    <style:style style:name="P162" style:family="paragraph" style:parent-style-name="Code_20_block">
      <style:text-properties officeooo:rsid="005abc4c"/>
    </style:style>
    <style:style style:name="P163" style:family="paragraph" style:parent-style-name="Code_20_block">
      <style:text-properties officeooo:rsid="005abc4c" officeooo:paragraph-rsid="00783f87"/>
    </style:style>
    <style:style style:name="P164" style:family="paragraph" style:parent-style-name="Code_20_block">
      <style:text-properties officeooo:paragraph-rsid="0067e6f6"/>
    </style:style>
    <style:style style:name="P165" style:family="paragraph" style:parent-style-name="Code_20_block">
      <style:text-properties officeooo:paragraph-rsid="006bebaa"/>
    </style:style>
    <style:style style:name="P166" style:family="paragraph" style:parent-style-name="Code_20_block">
      <style:text-properties officeooo:paragraph-rsid="0019609c"/>
    </style:style>
    <style:style style:name="P167" style:family="paragraph" style:parent-style-name="Code_20_block">
      <style:text-properties officeooo:rsid="006bebaa" officeooo:paragraph-rsid="006bebaa"/>
    </style:style>
    <style:style style:name="P168" style:family="paragraph" style:parent-style-name="Code_20_block">
      <style:text-properties officeooo:paragraph-rsid="006de60e"/>
    </style:style>
    <style:style style:name="P169" style:family="paragraph" style:parent-style-name="Code_20_block">
      <style:text-properties officeooo:paragraph-rsid="006fe232"/>
    </style:style>
    <style:style style:name="P170" style:family="paragraph" style:parent-style-name="Code_20_block">
      <style:text-properties officeooo:paragraph-rsid="0070a943"/>
    </style:style>
    <style:style style:name="P171" style:family="paragraph" style:parent-style-name="Code_20_block">
      <style:text-properties officeooo:paragraph-rsid="0072656a"/>
    </style:style>
    <style:style style:name="P172" style:family="paragraph" style:parent-style-name="Code_20_block">
      <style:text-properties fo:color="#009900" officeooo:rsid="005abc4c"/>
    </style:style>
    <style:style style:name="P173" style:family="paragraph" style:parent-style-name="Code_20_block">
      <style:text-properties fo:color="#009900" officeooo:paragraph-rsid="00783f87"/>
    </style:style>
    <style:style style:name="P174" style:family="paragraph" style:parent-style-name="Code_20_block">
      <style:text-properties officeooo:paragraph-rsid="00783f87"/>
    </style:style>
    <style:style style:name="P175" style:family="paragraph" style:parent-style-name="Code_20_block">
      <style:text-properties officeooo:rsid="006e3001" officeooo:paragraph-rsid="00783f87"/>
    </style:style>
    <style:style style:name="P176" style:family="paragraph" style:parent-style-name="Code_20_block">
      <style:text-properties officeooo:paragraph-rsid="00794c97"/>
    </style:style>
    <style:style style:name="P177" style:family="paragraph" style:parent-style-name="Code_20_block">
      <style:text-properties officeooo:paragraph-rsid="007a4126"/>
    </style:style>
    <style:style style:name="P178" style:family="paragraph" style:parent-style-name="Code_20_block">
      <style:text-properties officeooo:paragraph-rsid="007b4606"/>
    </style:style>
    <style:style style:name="P179" style:family="paragraph" style:parent-style-name="Code_20_block">
      <style:text-properties officeooo:paragraph-rsid="007f809d"/>
    </style:style>
    <style:style style:name="P180" style:family="paragraph" style:parent-style-name="Code_20_block">
      <style:text-properties fo:color="#800000" officeooo:paragraph-rsid="007f809d"/>
    </style:style>
    <style:style style:name="P181" style:family="paragraph" style:parent-style-name="Code_20_block">
      <style:text-properties officeooo:paragraph-rsid="0080e48e"/>
    </style:style>
    <style:style style:name="P182" style:family="paragraph" style:parent-style-name="Code_20_block">
      <style:paragraph-properties fo:text-align="justify" style:justify-single-word="false"/>
      <style:text-properties officeooo:rsid="0013bb68" officeooo:paragraph-rsid="0085d752"/>
    </style:style>
    <style:style style:name="P183" style:family="paragraph" style:parent-style-name="Code_20_block">
      <style:paragraph-properties fo:text-align="justify" style:justify-single-word="false"/>
      <style:text-properties officeooo:rsid="0085d752" officeooo:paragraph-rsid="0085d752"/>
    </style:style>
    <style:style style:name="P184" style:family="paragraph" style:parent-style-name="Code_20_block">
      <style:text-properties officeooo:paragraph-rsid="008a4689"/>
    </style:style>
    <style:style style:name="P185" style:family="paragraph" style:parent-style-name="Code_20_block">
      <style:text-properties officeooo:paragraph-rsid="008c1e9c"/>
    </style:style>
    <style:style style:name="P186" style:family="paragraph" style:parent-style-name="Code_20_block">
      <style:text-properties officeooo:paragraph-rsid="008decc6"/>
    </style:style>
    <style:style style:name="P187" style:family="paragraph" style:parent-style-name="Code_20_block">
      <style:text-properties officeooo:paragraph-rsid="0094573b"/>
    </style:style>
    <style:style style:name="P188" style:family="paragraph" style:parent-style-name="Code_20_block">
      <style:text-properties officeooo:paragraph-rsid="0097a828"/>
    </style:style>
    <style:style style:name="P189" style:family="paragraph" style:parent-style-name="Code_20_block">
      <style:text-properties officeooo:paragraph-rsid="009a80cd"/>
    </style:style>
    <style:style style:name="P190" style:family="paragraph" style:parent-style-name="Code_20_block">
      <style:text-properties officeooo:paragraph-rsid="009b1968"/>
    </style:style>
    <style:style style:name="P191" style:family="paragraph" style:parent-style-name="Code_20_block">
      <style:text-properties officeooo:paragraph-rsid="009f9912"/>
    </style:style>
    <style:style style:name="P192" style:family="paragraph" style:parent-style-name="Code_20_block">
      <style:text-properties officeooo:paragraph-rsid="00a01888"/>
    </style:style>
    <style:style style:name="P193" style:family="paragraph" style:parent-style-name="Code_20_block">
      <style:text-properties officeooo:rsid="009f9912" officeooo:paragraph-rsid="009f9912"/>
    </style:style>
    <style:style style:name="P194" style:family="paragraph" style:parent-style-name="Code_20_block">
      <style:text-properties officeooo:paragraph-rsid="00b48df1"/>
    </style:style>
    <style:style style:name="P195" style:family="paragraph" style:parent-style-name="Code_20_block">
      <style:text-properties officeooo:paragraph-rsid="00b5a227"/>
    </style:style>
    <style:style style:name="P196" style:family="paragraph" style:parent-style-name="Code_20_block">
      <style:text-properties officeooo:paragraph-rsid="00b9722c"/>
    </style:style>
    <style:style style:name="P197" style:family="paragraph" style:parent-style-name="Code_20_block">
      <style:text-properties officeooo:rsid="007a4126" officeooo:paragraph-rsid="00b9722c"/>
    </style:style>
    <style:style style:name="P198" style:family="paragraph" style:parent-style-name="Code_20_block">
      <style:text-properties officeooo:paragraph-rsid="00bb0588"/>
    </style:style>
    <style:style style:name="P199" style:family="paragraph" style:parent-style-name="Code_20_block">
      <style:text-properties officeooo:paragraph-rsid="00bbdc01"/>
    </style:style>
    <style:style style:name="P200" style:family="paragraph" style:parent-style-name="Code_20_block">
      <style:text-properties officeooo:paragraph-rsid="00bddc01"/>
    </style:style>
    <style:style style:name="P201" style:family="paragraph" style:parent-style-name="Code_20_block">
      <style:text-properties officeooo:paragraph-rsid="00c8dba8"/>
    </style:style>
    <style:style style:name="P202" style:family="paragraph" style:parent-style-name="Code_20_block">
      <style:text-properties officeooo:paragraph-rsid="00c91069"/>
    </style:style>
    <style:style style:name="P203" style:family="paragraph" style:parent-style-name="Code_20_block">
      <style:text-properties officeooo:rsid="00c91069" officeooo:paragraph-rsid="00c91069"/>
    </style:style>
    <style:style style:name="P204" style:family="paragraph" style:parent-style-name="Code_20_block">
      <style:text-properties officeooo:rsid="00c8dba8" officeooo:paragraph-rsid="00c8dba8"/>
    </style:style>
    <style:style style:name="P205" style:family="paragraph" style:parent-style-name="Code_20_block">
      <style:text-properties officeooo:rsid="00c8dba8" officeooo:paragraph-rsid="00c91069"/>
    </style:style>
    <style:style style:name="P206" style:family="paragraph" style:parent-style-name="Standard">
      <style:paragraph-properties fo:break-before="page"/>
      <style:text-properties officeooo:rsid="002dab06" officeooo:paragraph-rsid="002dab06"/>
    </style:style>
    <style:style style:name="P207" style:family="paragraph" style:parent-style-name="Standard">
      <style:paragraph-properties fo:text-align="justify" style:justify-single-word="false" fo:break-before="page"/>
    </style:style>
    <style:style style:name="P208" style:family="paragraph" style:parent-style-name="Standard">
      <style:paragraph-properties fo:text-align="justify" style:justify-single-word="false" fo:break-before="page"/>
      <style:text-properties officeooo:rsid="00a7d409" officeooo:paragraph-rsid="00a7d409"/>
    </style:style>
    <style:style style:name="P209" style:family="paragraph" style:parent-style-name="Standard">
      <style:paragraph-properties fo:break-before="page"/>
      <style:text-properties officeooo:paragraph-rsid="0067e6f6"/>
    </style:style>
    <style:style style:name="P210" style:family="paragraph" style:parent-style-name="Code_20_block">
      <style:paragraph-properties fo:break-before="page"/>
      <style:text-properties fo:color="#008000" officeooo:rsid="00160f9f" officeooo:paragraph-rsid="007a4126"/>
    </style:style>
    <style:style style:name="P211" style:family="paragraph" style:parent-style-name="Standard" style:list-style-name="List_20_2"/>
    <style:style style:name="P212" style:family="paragraph" style:parent-style-name="Standard">
      <style:paragraph-properties fo:text-align="justify" style:justify-single-word="false"/>
    </style:style>
    <style:style style:name="P213" style:family="paragraph" style:parent-style-name="Standard" style:list-style-name="List_20_2">
      <style:paragraph-properties fo:text-align="justify" style:justify-single-word="false"/>
    </style:style>
    <style:style style:name="P214" style:family="paragraph" style:parent-style-name="Standard" style:list-style-name="List_20_1">
      <style:paragraph-properties fo:text-align="justify" style:justify-single-word="false"/>
    </style:style>
    <style:style style:name="P215" style:family="paragraph" style:parent-style-name="Standard" style:list-style-name="List_20_1">
      <style:paragraph-properties fo:text-align="justify" style:justify-single-word="false"/>
      <style:text-properties officeooo:paragraph-rsid="000c6a63"/>
    </style:style>
    <style:style style:name="P216" style:family="paragraph" style:parent-style-name="Standard" style:list-style-name="List_20_1">
      <style:paragraph-properties fo:text-align="justify" style:justify-single-word="false"/>
      <style:text-properties officeooo:rsid="000c6a63" officeooo:paragraph-rsid="000c6a63"/>
    </style:style>
    <style:style style:name="P217" style:family="paragraph" style:parent-style-name="Standard" style:list-style-name="List_20_2">
      <style:paragraph-properties fo:text-align="justify" style:justify-single-word="false"/>
      <style:text-properties officeooo:rsid="00cfa135" officeooo:paragraph-rsid="00cfa135"/>
    </style:style>
    <style:style style:name="P218" style:family="paragraph" style:parent-style-name="Standard" style:list-style-name="List_20_2">
      <style:paragraph-properties fo:text-align="justify" style:justify-single-word="false"/>
      <style:text-properties officeooo:rsid="00ce0c4f" officeooo:paragraph-rsid="00cfa135"/>
    </style:style>
    <style:style style:name="P219" style:family="paragraph" style:parent-style-name="Standard" style:list-style-name="List_20_1">
      <style:text-properties officeooo:rsid="0021df34" officeooo:paragraph-rsid="0021df34"/>
    </style:style>
    <style:style style:name="P220" style:family="paragraph" style:parent-style-name="Standard" style:list-style-name="List_20_1">
      <style:text-properties officeooo:rsid="0020867a" officeooo:paragraph-rsid="002dab06"/>
    </style:style>
    <style:style style:name="P221" style:family="paragraph" style:parent-style-name="Standard" style:list-style-name="List_20_1">
      <style:text-properties officeooo:rsid="0020867a" officeooo:paragraph-rsid="002db82b"/>
    </style:style>
    <style:style style:name="P222" style:family="paragraph" style:parent-style-name="Standard">
      <style:paragraph-properties fo:text-align="justify" style:justify-single-word="false"/>
      <style:text-properties officeooo:rsid="009915cd" officeooo:paragraph-rsid="009915cd"/>
    </style:style>
    <style:style style:name="P223" style:family="paragraph" style:parent-style-name="Standard">
      <style:paragraph-properties fo:text-align="justify" style:justify-single-word="false"/>
      <style:text-properties officeooo:rsid="00933171" officeooo:paragraph-rsid="00c1a95c"/>
    </style:style>
    <style:style style:name="P224" style:family="paragraph" style:parent-style-name="Standard">
      <style:paragraph-properties fo:text-align="justify" style:justify-single-word="false"/>
      <style:text-properties officeooo:rsid="00a7d409" officeooo:paragraph-rsid="00a7d409"/>
    </style:style>
    <style:style style:name="P225" style:family="paragraph" style:parent-style-name="Standard">
      <style:paragraph-properties fo:text-align="justify" style:justify-single-word="false" fo:break-before="page"/>
    </style:style>
    <style:style style:name="P226" style:family="paragraph" style:parent-style-name="Heading_20_2">
      <style:paragraph-properties fo:break-before="page"/>
    </style:style>
    <style:style style:name="P227" style:family="paragraph" style:parent-style-name="Heading_20_2">
      <style:paragraph-properties fo:break-before="page"/>
      <style:text-properties officeooo:rsid="000c6a63"/>
    </style:style>
    <style:style style:name="P228" style:family="paragraph" style:parent-style-name="Heading_20_2">
      <style:paragraph-properties fo:break-before="page"/>
      <style:text-properties officeooo:rsid="0020867a"/>
    </style:style>
    <style:style style:name="P229" style:family="paragraph" style:parent-style-name="Heading_20_4">
      <style:text-properties officeooo:paragraph-rsid="004e5f70"/>
    </style:style>
    <style:style style:name="P230" style:family="paragraph" style:parent-style-name="Heading_20_4">
      <style:text-properties officeooo:paragraph-rsid="0013bb68"/>
    </style:style>
    <style:style style:name="P231" style:family="paragraph" style:parent-style-name="Heading_20_4">
      <style:paragraph-properties fo:break-before="page"/>
    </style:style>
    <style:style style:name="P232" style:family="paragraph" style:parent-style-name="Code_20_block">
      <style:text-properties officeooo:rsid="000a89d9" officeooo:paragraph-rsid="00dcecfd"/>
    </style:style>
    <style:style style:name="P233" style:family="paragraph" style:parent-style-name="Code_20_block">
      <style:text-properties officeooo:paragraph-rsid="00dcecfd"/>
    </style:style>
    <style:style style:name="P234" style:family="paragraph" style:parent-style-name="Heading_20_3">
      <style:text-properties officeooo:rsid="0043358e" officeooo:paragraph-rsid="00422f85"/>
    </style:style>
    <style:style style:name="P235" style:family="paragraph" style:parent-style-name="Heading_20_3">
      <style:text-properties officeooo:rsid="004e5f70"/>
    </style:style>
    <style:style style:name="P236" style:family="paragraph" style:parent-style-name="Heading_20_3">
      <style:text-properties officeooo:paragraph-rsid="006bebaa"/>
    </style:style>
    <style:style style:name="P237" style:family="paragraph" style:parent-style-name="Heading_20_3">
      <style:text-properties officeooo:rsid="00ce0c4f" officeooo:paragraph-rsid="00ce0c4f"/>
    </style:style>
    <style:style style:name="P238" style:family="paragraph" style:parent-style-name="Heading_20_3">
      <style:text-properties officeooo:rsid="0014e377"/>
    </style:style>
    <style:style style:name="P239" style:family="paragraph" style:parent-style-name="Heading_20_3">
      <style:text-properties officeooo:rsid="000c6a63"/>
    </style:style>
    <style:style style:name="P240" style:family="paragraph" style:parent-style-name="Heading_20_3">
      <style:text-properties officeooo:rsid="000c6a63" officeooo:paragraph-rsid="000c6a63"/>
    </style:style>
    <style:style style:name="P241" style:family="paragraph" style:parent-style-name="Heading_20_3">
      <style:text-properties officeooo:rsid="0027e760"/>
    </style:style>
    <style:style style:name="P242" style:family="paragraph" style:parent-style-name="Heading_20_3">
      <style:paragraph-properties fo:break-before="page"/>
    </style:style>
    <style:style style:name="P243" style:family="paragraph" style:parent-style-name="Heading_20_3">
      <style:paragraph-properties fo:break-before="page"/>
      <style:text-properties officeooo:rsid="0027e760"/>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officeooo:rsid="00be4a26" style:font-style-asian="italic" style:font-style-complex="italic"/>
    </style:style>
    <style:style style:name="T4" style:family="text">
      <style:text-properties fo:font-style="italic" officeooo:rsid="00a1d244"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4aa809"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fo:font-weight="bold" officeooo:rsid="0043358e" style:font-weight-asian="bold" style:font-weight-complex="bold"/>
    </style:style>
    <style:style style:name="T9" style:family="text">
      <style:text-properties fo:font-weight="bold" officeooo:rsid="0054c037" style:font-weight-asian="bold" style:font-weight-complex="bold"/>
    </style:style>
    <style:style style:name="T10" style:family="text">
      <style:text-properties fo:font-weight="bold" officeooo:rsid="0067e6f6" style:font-weight-asian="bold" style:font-weight-complex="bold"/>
    </style:style>
    <style:style style:name="T11" style:family="text">
      <style:text-properties fo:font-weight="bold" officeooo:rsid="007c34f2" style:font-weight-asian="bold" style:font-weight-complex="bold"/>
    </style:style>
    <style:style style:name="T12" style:family="text">
      <style:text-properties fo:font-weight="bold" officeooo:rsid="00bb0588" style:font-weight-asian="bold" style:font-weight-complex="bold"/>
    </style:style>
    <style:style style:name="T13" style:family="text">
      <style:text-properties fo:font-weight="bold" officeooo:rsid="00be4a26" style:font-weight-asian="bold" style:font-weight-complex="bold"/>
    </style:style>
    <style:style style:name="T14" style:family="text">
      <style:text-properties fo:font-weight="bold" officeooo:rsid="00ce7e4f" style:font-weight-asian="bold" style:font-weight-complex="bold"/>
    </style:style>
    <style:style style:name="T15" style:family="text">
      <style:text-properties fo:color="#008000"/>
    </style:style>
    <style:style style:name="T16" style:family="text">
      <style:text-properties fo:color="#008000" officeooo:rsid="000a89d9"/>
    </style:style>
    <style:style style:name="T17" style:family="text">
      <style:text-properties fo:color="#008000" officeooo:rsid="000c6a63"/>
    </style:style>
    <style:style style:name="T18" style:family="text">
      <style:text-properties fo:color="#008000" officeooo:rsid="00160f9f"/>
    </style:style>
    <style:style style:name="T19" style:family="text">
      <style:text-properties fo:color="#008000" officeooo:rsid="00226f0b"/>
    </style:style>
    <style:style style:name="T20" style:family="text">
      <style:text-properties fo:color="#008000" officeooo:rsid="002899e2"/>
    </style:style>
    <style:style style:name="T21" style:family="text">
      <style:text-properties fo:color="#008000" officeooo:rsid="002a84bd"/>
    </style:style>
    <style:style style:name="T22" style:family="text">
      <style:text-properties fo:color="#008000" officeooo:rsid="002dab06"/>
    </style:style>
    <style:style style:name="T23" style:family="text">
      <style:text-properties fo:color="#008000" officeooo:rsid="00319322"/>
    </style:style>
    <style:style style:name="T24" style:family="text">
      <style:text-properties fo:color="#008000" officeooo:rsid="0043358e"/>
    </style:style>
    <style:style style:name="T25" style:family="text">
      <style:text-properties fo:color="#008000" officeooo:rsid="0054c037"/>
    </style:style>
    <style:style style:name="T26" style:family="text">
      <style:text-properties fo:color="#008000" officeooo:rsid="00659059"/>
    </style:style>
    <style:style style:name="T27" style:family="text">
      <style:text-properties fo:color="#008000" officeooo:rsid="006bebaa"/>
    </style:style>
    <style:style style:name="T28" style:family="text">
      <style:text-properties fo:color="#008000" officeooo:rsid="006de60e"/>
    </style:style>
    <style:style style:name="T29" style:family="text">
      <style:text-properties fo:color="#008000" officeooo:rsid="0070a943"/>
    </style:style>
    <style:style style:name="T30" style:family="text">
      <style:text-properties fo:color="#008000" officeooo:rsid="0072656a"/>
    </style:style>
    <style:style style:name="T31" style:family="text">
      <style:text-properties fo:color="#008000" officeooo:rsid="00794c97"/>
    </style:style>
    <style:style style:name="T32" style:family="text">
      <style:text-properties fo:color="#008000" officeooo:rsid="007b4606"/>
    </style:style>
    <style:style style:name="T33" style:family="text">
      <style:text-properties fo:color="#008000" officeooo:rsid="007c8a27"/>
    </style:style>
    <style:style style:name="T34" style:family="text">
      <style:text-properties fo:color="#008000" officeooo:rsid="0080e48e"/>
    </style:style>
    <style:style style:name="T35" style:family="text">
      <style:text-properties fo:color="#008000" officeooo:rsid="0085d752"/>
    </style:style>
    <style:style style:name="T36" style:family="text">
      <style:text-properties fo:color="#008000" officeooo:rsid="008a4689"/>
    </style:style>
    <style:style style:name="T37" style:family="text">
      <style:text-properties fo:color="#008000" officeooo:rsid="008c1e9c"/>
    </style:style>
    <style:style style:name="T38" style:family="text">
      <style:text-properties fo:color="#008000" officeooo:rsid="008decc6"/>
    </style:style>
    <style:style style:name="T39" style:family="text">
      <style:text-properties fo:color="#008000" officeooo:rsid="008f56be"/>
    </style:style>
    <style:style style:name="T40" style:family="text">
      <style:text-properties fo:color="#008000" officeooo:rsid="00a01888"/>
    </style:style>
    <style:style style:name="T41" style:family="text">
      <style:text-properties fo:color="#008000" officeooo:rsid="009f9912"/>
    </style:style>
    <style:style style:name="T42" style:family="text">
      <style:text-properties fo:color="#008000" officeooo:rsid="00b9722c"/>
    </style:style>
    <style:style style:name="T43" style:family="text">
      <style:text-properties fo:color="#008000" officeooo:rsid="00bddc01"/>
    </style:style>
    <style:style style:name="T44" style:family="text">
      <style:text-properties fo:color="#008000" officeooo:rsid="00bff89a"/>
    </style:style>
    <style:style style:name="T45" style:family="text">
      <style:text-properties fo:color="#008000" officeooo:rsid="006a9f58"/>
    </style:style>
    <style:style style:name="T46" style:family="text">
      <style:text-properties fo:color="#000000"/>
    </style:style>
    <style:style style:name="T47" style:family="text">
      <style:text-properties fo:color="#000000" style:font-name="Courier New1" fo:font-size="9pt" style:font-name-asian="Courier New1" style:font-size-asian="9pt" style:font-name-complex="Courier New1" style:font-size-complex="9pt"/>
    </style:style>
    <style:style style:name="T48"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49"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50" style:family="text">
      <style:text-properties fo:color="#000000" style:font-name="Courier New2" fo:font-size="10pt" officeooo:rsid="007b4606" style:font-size-asian="10pt" style:font-size-complex="10pt"/>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fo:font-weight="bold" style:font-weight-asian="bold" style:font-weight-complex="bold"/>
    </style:style>
    <style:style style:name="T53" style:family="text">
      <style:text-properties fo:font-weight="normal" style:font-weight-asian="normal" style:font-weight-complex="normal"/>
    </style:style>
    <style:style style:name="T54" style:family="text">
      <style:text-properties fo:font-weight="normal" officeooo:rsid="006958ef" style:font-weight-asian="normal" style:font-weight-complex="normal"/>
    </style:style>
    <style:style style:name="T55" style:family="text">
      <style:text-properties fo:font-weight="normal" officeooo:rsid="00bb0588" style:font-weight-asian="normal" style:font-weight-complex="normal"/>
    </style:style>
    <style:style style:name="T56" style:family="text">
      <style:text-properties fo:color="#0000c0" style:font-name="Courier New1" fo:font-size="9pt" style:font-name-asian="Courier New1" style:font-size-asian="9pt" style:font-name-complex="Courier New1" style:font-size-complex="9pt"/>
    </style:style>
    <style:style style:name="T57" style:family="text">
      <style:text-properties officeooo:rsid="000a89d9"/>
    </style:style>
    <style:style style:name="T58" style:family="text">
      <style:text-properties officeooo:rsid="000c6a63"/>
    </style:style>
    <style:style style:name="T59" style:family="text">
      <style:text-properties officeooo:rsid="000d53be"/>
    </style:style>
    <style:style style:name="T60" style:family="text">
      <style:text-properties officeooo:rsid="0013bb68"/>
    </style:style>
    <style:style style:name="T61" style:family="text">
      <style:text-properties officeooo:rsid="0013ffc4"/>
    </style:style>
    <style:style style:name="T62" style:family="text">
      <style:text-properties style:font-name="Courier New1" fo:font-size="9pt" officeooo:rsid="0013ffc4" style:font-name-asian="Courier New1" style:font-size-asian="9pt" style:font-name-complex="Courier New1" style:font-size-complex="9pt"/>
    </style:style>
    <style:style style:name="T63" style:family="text">
      <style:text-properties officeooo:rsid="0014e377"/>
    </style:style>
    <style:style style:name="T64" style:family="text">
      <style:text-properties officeooo:rsid="00160f9f"/>
    </style:style>
    <style:style style:name="T65" style:family="text">
      <style:text-properties officeooo:rsid="0019609c"/>
    </style:style>
    <style:style style:name="T66" style:family="text">
      <style:text-properties officeooo:rsid="0021df34"/>
    </style:style>
    <style:style style:name="T67" style:family="text">
      <style:text-properties officeooo:rsid="00226f0b"/>
    </style:style>
    <style:style style:name="T68" style:family="text">
      <style:text-properties officeooo:rsid="002799d5"/>
    </style:style>
    <style:style style:name="T69" style:family="text">
      <style:text-properties officeooo:rsid="002899e2"/>
    </style:style>
    <style:style style:name="T70" style:family="text">
      <style:text-properties officeooo:rsid="002a84bd"/>
    </style:style>
    <style:style style:name="T71" style:family="text">
      <style:text-properties officeooo:rsid="002b8332"/>
    </style:style>
    <style:style style:name="T72" style:family="text">
      <style:text-properties officeooo:rsid="002dab06"/>
    </style:style>
    <style:style style:name="T73" style:family="text">
      <style:text-properties officeooo:rsid="002db82b"/>
    </style:style>
    <style:style style:name="T74" style:family="text">
      <style:text-properties officeooo:rsid="00319322"/>
    </style:style>
    <style:style style:name="T75" style:family="text">
      <style:text-properties officeooo:rsid="0032befb"/>
    </style:style>
    <style:style style:name="T76" style:family="text">
      <style:text-properties officeooo:rsid="0033fd14"/>
    </style:style>
    <style:style style:name="T77" style:family="text">
      <style:text-properties officeooo:rsid="0035ca49"/>
    </style:style>
    <style:style style:name="T78" style:family="text">
      <style:text-properties style:text-position="sub 58%" officeooo:rsid="0035ca49"/>
    </style:style>
    <style:style style:name="T79" style:family="text">
      <style:text-properties officeooo:rsid="0036c4a9"/>
    </style:style>
    <style:style style:name="T80" style:family="text">
      <style:text-properties officeooo:rsid="00383d77"/>
    </style:style>
    <style:style style:name="T81" style:family="text">
      <style:text-properties officeooo:rsid="003a0f43"/>
    </style:style>
    <style:style style:name="T82" style:family="text">
      <style:text-properties officeooo:rsid="003a26c2"/>
    </style:style>
    <style:style style:name="T83" style:family="text">
      <style:text-properties officeooo:rsid="003f4830"/>
    </style:style>
    <style:style style:name="T84" style:family="text">
      <style:text-properties officeooo:rsid="004187b9"/>
    </style:style>
    <style:style style:name="T85" style:family="text">
      <style:text-properties officeooo:rsid="0043358e"/>
    </style:style>
    <style:style style:name="T86" style:family="text">
      <style:text-properties officeooo:rsid="0044c3c0"/>
    </style:style>
    <style:style style:name="T87" style:family="text">
      <style:text-properties officeooo:rsid="004499b9"/>
    </style:style>
    <style:style style:name="T88" style:family="text">
      <style:text-properties officeooo:rsid="0045c65d"/>
    </style:style>
    <style:style style:name="T89" style:family="text">
      <style:text-properties style:font-name="Arial"/>
    </style:style>
    <style:style style:name="T90" style:family="text">
      <style:text-properties style:font-name="Arial" officeooo:rsid="009e9501"/>
    </style:style>
    <style:style style:name="T91" style:family="text">
      <style:text-properties officeooo:rsid="004aa809"/>
    </style:style>
    <style:style style:name="T92" style:family="text">
      <style:text-properties officeooo:rsid="004aff60"/>
    </style:style>
    <style:style style:name="T93" style:family="text">
      <style:text-properties officeooo:rsid="0052073c"/>
    </style:style>
    <style:style style:name="T94" style:family="text">
      <style:text-properties officeooo:rsid="0053219f"/>
    </style:style>
    <style:style style:name="T95" style:family="text">
      <style:text-properties officeooo:rsid="0054c037"/>
    </style:style>
    <style:style style:name="T96" style:family="text">
      <style:text-properties officeooo:rsid="00563e7b"/>
    </style:style>
    <style:style style:name="T97" style:family="text">
      <style:text-properties officeooo:rsid="0057bcfa"/>
    </style:style>
    <style:style style:name="T98" style:family="text">
      <style:text-properties officeooo:rsid="00592ff1"/>
    </style:style>
    <style:style style:name="T99" style:family="text">
      <style:text-properties officeooo:rsid="005abc4c"/>
    </style:style>
    <style:style style:name="T100" style:family="text">
      <style:text-properties officeooo:rsid="005f8df6"/>
    </style:style>
    <style:style style:name="T101" style:family="text">
      <style:text-properties officeooo:rsid="00635ed2"/>
    </style:style>
    <style:style style:name="T102" style:family="text">
      <style:text-properties officeooo:rsid="00642b51"/>
    </style:style>
    <style:style style:name="T103" style:family="text">
      <style:text-properties officeooo:rsid="00659059"/>
    </style:style>
    <style:style style:name="T104" style:family="text">
      <style:text-properties officeooo:rsid="00669ea0"/>
    </style:style>
    <style:style style:name="T105" style:family="text">
      <style:text-properties officeooo:rsid="0067e6f6"/>
    </style:style>
    <style:style style:name="T106" style:family="text">
      <style:text-properties officeooo:rsid="006a9f58"/>
    </style:style>
    <style:style style:name="T107" style:family="text">
      <style:text-properties officeooo:rsid="006bebaa"/>
    </style:style>
    <style:style style:name="T108" style:family="text">
      <style:text-properties officeooo:rsid="006de60e"/>
    </style:style>
    <style:style style:name="T109" style:family="text">
      <style:text-properties officeooo:rsid="006fe232"/>
    </style:style>
    <style:style style:name="T110" style:family="text">
      <style:text-properties officeooo:rsid="007727eb"/>
    </style:style>
    <style:style style:name="T111" style:family="text">
      <style:text-properties officeooo:rsid="006e3001"/>
    </style:style>
    <style:style style:name="T112" style:family="text">
      <style:text-properties officeooo:rsid="006f6106"/>
    </style:style>
    <style:style style:name="T113" style:family="text">
      <style:text-properties officeooo:rsid="00783f87"/>
    </style:style>
    <style:style style:name="T114" style:family="text">
      <style:text-properties officeooo:rsid="00794c97"/>
    </style:style>
    <style:style style:name="T115" style:family="text">
      <style:text-properties officeooo:rsid="007b4606"/>
    </style:style>
    <style:style style:name="T116" style:family="text">
      <style:text-properties officeooo:rsid="007c34f2"/>
    </style:style>
    <style:style style:name="T117" style:family="text">
      <style:text-properties officeooo:rsid="007d28d6"/>
    </style:style>
    <style:style style:name="T118" style:family="text">
      <style:text-properties officeooo:rsid="007f809d"/>
    </style:style>
    <style:style style:name="T119" style:family="text">
      <style:text-properties officeooo:rsid="00829410"/>
    </style:style>
    <style:style style:name="T120" style:family="text">
      <style:text-properties officeooo:rsid="0085d752"/>
    </style:style>
    <style:style style:name="T121" style:family="text">
      <style:text-properties officeooo:rsid="0085d894"/>
    </style:style>
    <style:style style:name="T122" style:family="text">
      <style:text-properties officeooo:rsid="00885a52"/>
    </style:style>
    <style:style style:name="T123" style:family="text">
      <style:text-properties officeooo:rsid="008a4689"/>
    </style:style>
    <style:style style:name="T124" style:family="text">
      <style:text-properties officeooo:rsid="008c1e9c"/>
    </style:style>
    <style:style style:name="T125" style:family="text">
      <style:text-properties officeooo:rsid="008decc6"/>
    </style:style>
    <style:style style:name="T126" style:family="text">
      <style:text-properties officeooo:rsid="008f56be"/>
    </style:style>
    <style:style style:name="T127" style:family="text">
      <style:text-properties officeooo:rsid="00933171"/>
    </style:style>
    <style:style style:name="T128" style:family="text">
      <style:text-properties officeooo:rsid="0094573b"/>
    </style:style>
    <style:style style:name="T129" style:family="text">
      <style:text-properties officeooo:rsid="0097a828"/>
    </style:style>
    <style:style style:name="T130" style:family="text">
      <style:text-properties officeooo:rsid="009915cd"/>
    </style:style>
    <style:style style:name="T131" style:family="text">
      <style:text-properties officeooo:rsid="009a80cd"/>
    </style:style>
    <style:style style:name="T132" style:family="text">
      <style:text-properties officeooo:rsid="009b1968"/>
    </style:style>
    <style:style style:name="T133" style:family="text">
      <style:text-properties officeooo:rsid="009dff63"/>
    </style:style>
    <style:style style:name="T134" style:family="text">
      <style:text-properties officeooo:rsid="009ec505"/>
    </style:style>
    <style:style style:name="T135" style:family="text">
      <style:text-properties officeooo:rsid="009f9912"/>
    </style:style>
    <style:style style:name="T136" style:family="text">
      <style:text-properties officeooo:rsid="00a01888"/>
    </style:style>
    <style:style style:name="T137" style:family="text">
      <style:text-properties officeooo:rsid="00a1d244"/>
    </style:style>
    <style:style style:name="T138" style:family="text">
      <style:text-properties officeooo:rsid="00a390b5"/>
    </style:style>
    <style:style style:name="T139" style:family="text">
      <style:text-properties officeooo:rsid="00a53a9c"/>
    </style:style>
    <style:style style:name="T140" style:family="text">
      <style:text-properties officeooo:rsid="00a8172a"/>
    </style:style>
    <style:style style:name="T141" style:family="text">
      <style:text-properties officeooo:rsid="00a8ce15"/>
    </style:style>
    <style:style style:name="T142" style:family="text">
      <style:text-properties officeooo:rsid="00a9287d"/>
    </style:style>
    <style:style style:name="T143" style:family="text">
      <style:text-properties officeooo:rsid="00aba361"/>
    </style:style>
    <style:style style:name="T144" style:family="text">
      <style:text-properties officeooo:rsid="00ad1237"/>
    </style:style>
    <style:style style:name="T145" style:family="text">
      <style:text-properties officeooo:rsid="00ae4493"/>
    </style:style>
    <style:style style:name="T146" style:family="text">
      <style:text-properties officeooo:rsid="00ae7a6e"/>
    </style:style>
    <style:style style:name="T147" style:family="text">
      <style:text-properties officeooo:rsid="00b2eeb8"/>
    </style:style>
    <style:style style:name="T148" style:family="text">
      <style:text-properties officeooo:rsid="00b4020e"/>
    </style:style>
    <style:style style:name="T149" style:family="text">
      <style:text-properties officeooo:rsid="00b5a227"/>
    </style:style>
    <style:style style:name="T150" style:family="text">
      <style:text-properties officeooo:rsid="00b76442"/>
    </style:style>
    <style:style style:name="T151" style:family="text">
      <style:text-properties officeooo:rsid="00b9722c"/>
    </style:style>
    <style:style style:name="T152" style:family="text">
      <style:text-properties officeooo:rsid="00bb0588"/>
    </style:style>
    <style:style style:name="T153" style:family="text">
      <style:text-properties officeooo:rsid="00bbdc01"/>
    </style:style>
    <style:style style:name="T154" style:family="text">
      <style:text-properties officeooo:rsid="00bbe03d"/>
    </style:style>
    <style:style style:name="T155" style:family="text">
      <style:text-properties officeooo:rsid="00bc2463"/>
    </style:style>
    <style:style style:name="T156" style:family="text">
      <style:text-properties officeooo:rsid="00bddc01"/>
    </style:style>
    <style:style style:name="T157" style:family="text">
      <style:text-properties officeooo:rsid="00be4a26"/>
    </style:style>
    <style:style style:name="T158" style:family="text">
      <style:text-properties officeooo:rsid="00bf514d"/>
    </style:style>
    <style:style style:name="T159" style:family="text">
      <style:text-properties officeooo:rsid="00c1a95c"/>
    </style:style>
    <style:style style:name="T160" style:family="text">
      <style:text-properties officeooo:rsid="00c3c6ab"/>
    </style:style>
    <style:style style:name="T161" style:family="text">
      <style:text-properties officeooo:rsid="00c8dba8"/>
    </style:style>
    <style:style style:name="T162" style:family="text">
      <style:text-properties officeooo:rsid="00c91069"/>
    </style:style>
    <style:style style:name="T163" style:family="text">
      <style:text-properties officeooo:rsid="00ce0c4f"/>
    </style:style>
    <style:style style:name="T164" style:family="text">
      <style:text-properties officeooo:rsid="00ce7e4f"/>
    </style:style>
    <style:style style:name="T165" style:family="text">
      <style:text-properties officeooo:rsid="00cfa135"/>
    </style:style>
    <style:style style:name="T166" style:family="text">
      <style:text-properties officeooo:rsid="00d5c055"/>
    </style:style>
    <style:style style:name="T167" style:family="text">
      <style:text-properties officeooo:rsid="00dab1f3"/>
    </style:style>
    <style:style style:name="T168" style:family="text">
      <style:text-properties officeooo:rsid="00dcecfd"/>
    </style:style>
    <style:style style:name="T169" style:family="text">
      <style:text-properties officeooo:rsid="00856c2c"/>
    </style:style>
    <style:style style:name="T170" style:family="text">
      <style:text-properties officeooo:rsid="00dd726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98676564"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s://docs.oracle.com/javase/6/docs/technotes/guides/jmx/overview/JMXoverviewTOC.html" text:style-name="Internet_20_link" text:visited-style-name="Visited_20_Internet_20_Link">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s://docs.oracle.com/javase/7/docs/api/java/lang/management/ManagementFactory.html#getPlatformMBeanServer()" text:style-name="Internet_20_link" text:visited-style-name="Visited_20_Internet_20_Link">platform MBean server</text:a>. This means, among other things, that the can be accessed through external JMX-based applications or APIs, such as <text:a xlink:type="simple" xlink:href="http://visualvm.java.net/" text:style-name="Internet_20_link" text:visited-style-name="Visited_20_Internet_20_Link">VisualVM</text:a>.</text:p>
      <text:list xml:id="list235443947420214"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7">service:jmx:jmxmp://</text:span></text:span><text:span text:style-name="Code_20_char"><text:span text:style-name="T5">host</text:span></text:span><text:span text:style-name="Code_20_char"><text:span text:style-name="T7">:</text:span></text:span><text:span text:style-name="Code_20_char"><text:span text:style-name="T5">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235445601779080"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20">MBean name: “<text:span text:style-name="T7">org.jppf:name=admin,type=node</text:span>”</text:p>
      <text:p text:style-name="P20">This is also the value of the constant <text:a xlink:type="simple" xlink:href="https://www.jppf.org/javadoc/6.0/org/jppf/management/JPPFNodeAdminMBean.html#MBEAN_NAME" text:style-name="Internet_20_link" text:visited-style-name="Visited_20_Internet_20_Link">JPPFNodeAdminMBean.MBEAN_NAME</text:a>.</text:p>
      <text:p text:style-name="P20"/>
      <text:p text:style-name="P20">This MBean's role is to perform management and monitoring at the node level, however we will see that it also has (for historical reasons) some task-level management functions. It exposes the <text:a xlink:type="simple" xlink:href="https://www.jppf.org/javadoc/6.0.0/index.html?org/jppf/management/JPPFNodeAdminMBean.html" text:style-name="Internet_20_link" text:visited-style-name="Visited_20_Internet_20_Link"><text:span text:style-name="Code_20_char">JPPFNodeAdminMBean</text:span></text:a> interface, which provides the functionalities described hereafter.</text:p>
      <text:list xml:id="list235445508618947"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20">This is done by invoking the following method on the MBean:</text:p>
      <text:p text:style-name="P20"/>
      <text:p text:style-name="Code_20_block">public interface JPPFNodeAdminMBean extends JPPFAdminMBean {</text:p>
      <text:p text:style-name="Code_20_block"><text:s text:c="2"/><text:span text:style-name="T15">// Get the latest state information from the node.</text:span></text:p>
      <text:p text:style-name="Code_20_block"><text:s text:c="2"/>public JPPFNodeState state() throws Exception;</text:p>
      <text:p text:style-name="Code_20_block">}</text:p>
      <text:p text:style-name="P20"/>
      <text:p text:style-name="P20">This method returns a <text:a xlink:type="simple" xlink:href="https://www.jppf.org/javadoc/6.0/index.html?org/jppf/management/JPPFNodeState.html" text:style-name="Internet_20_link" text:visited-style-name="Visited_20_Internet_20_Link"><text:span text:style-name="Code_20_char">JPPFNodeState</text:span></text:a> object, which provides the following information on the node:</text:p>
      <text:p text:style-name="P20"/>
      <text:p text:style-name="Code_20_block">public class JPPFNodeState implements Serializable {</text:p>
      <text:p text:style-name="P106"><text:s text:c="2"/>// the status of the connection with the server</text:p>
      <text:p text:style-name="Code_20_block"><text:s text:c="2"/>public String getConnectionStatus()</text:p>
      <text:p text:style-name="Code_20_block"/>
      <text:p text:style-name="Code_20_block"><text:s text:c="2"/><text:span text:style-name="T15">// the current task execution status</text:span></text:p>
      <text:p text:style-name="Code_20_block"><text:s text:c="2"/>public String getExecutionStatus()</text:p>
      <text:p text:style-name="Code_20_block"/>
      <text:p text:style-name="Code_20_block"><text:s text:c="2"/><text:span text:style-name="T15">// the cpu time consumed by the node's execution threads</text:span></text:p>
      <text:p text:style-name="Code_20_block"><text:s text:c="2"/><text:span text:style-name="T15">// this includes the tasks cpu time and some JPPF processing overhead</text:span></text:p>
      <text:p text:style-name="Code_20_block"><text:s text:c="2"/>public long getCpuTime()</text:p>
      <text:p text:style-name="Code_20_block"/>
      <text:p text:style-name="Code_20_block"><text:s text:c="2"/><text:span text:style-name="T15">// the total number of tasks executed</text:span></text:p>
      <text:p text:style-name="Code_20_block"><text:s text:c="2"/>public int getNbTasksExecuted()</text:p>
      <text:p text:style-name="Code_20_block"/>
      <text:p text:style-name="Code_20_block"><text:s text:c="2"/><text:span text:style-name="T15">// the current size of the pool of threads used for tasks execution</text:span></text:p>
      <text:p text:style-name="Code_20_block"><text:s text:c="2"/>public int getThreadPoolSize()</text:p>
      <text:p text:style-name="Code_20_block"/>
      <text:p text:style-name="Code_20_block"><text:s text:c="2"/><text:span text:style-name="T15">// the current priority assigned to the execution threads</text:span></text:p>
      <text:p text:style-name="Code_20_block"><text:s text:c="2"/>public int getThreadPriority()</text:p>
      <text:p text:style-name="Code_20_block">}</text:p>
      <text:p text:style-name="Standard"/>
      <text:list xml:id="list235443827220711" text:continue-numbering="true" text:style-name="Outline">
        <text:list-item>
          <text:list>
            <text:list-item>
              <text:list>
                <text:list-item>
                  <text:list>
                    <text:list-item>
                      <text:h text:style-name="P231" text:outline-level="4">Updating the execution thread pool properties</text:h>
                    </text:list-item>
                  </text:list>
                </text:list-item>
              </text:list>
            </text:list-item>
          </text:list>
        </text:list-item>
      </text:list>
      <text:p text:style-name="Code_20_block">public interface JPPFNodeAdminMBean extends JPPFAdminMBean {</text:p>
      <text:p text:style-name="P106"><text:s text:c="2"/>// Set the size of the node's execution thread pool.</text:p>
      <text:p text:style-name="Code_20_block"><text:s text:c="2"/>public void updateThreadPoolSize(Integer size) throws Exception;</text:p>
      <text:p text:style-name="P106"><text:s text:c="2"/>// Update the priority of all execution threads.</text:p>
      <text:p text:style-name="Code_20_block"><text:s text:c="2"/>public void updateThreadsPriority(Integer newPriority) throws Exception;</text:p>
      <text:p text:style-name="Code_20_block">}</text:p>
      <text:list xml:id="list235443835769900"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public interface JPPFNodeAdminMBean extends JPPFAdminMBean {</text:p>
      <text:p text:style-name="P116"><text:s text:c="2"/>// Restart the node <text:span text:style-name="T108">immediately</text:span></text:p>
      <text:p text:style-name="P168"><text:s text:c="2"/>public void restart() throws Exception;</text:p>
      <text:p text:style-name="P116"><text:s text:c="2"/>// Restart the node <text:span text:style-name="T108">once it is idle</text:span></text:p>
      <text:p text:style-name="P168"><text:s text:c="2"/>public void restart(<text:span text:style-name="T108">Boolean interruptIfRunning</text:span>) throws Exception;</text:p>
      <text:p text:style-name="P168"><text:span text:style-name="T15"><text:s text:c="2"/>// Shutdown the node </text:span><text:span text:style-name="T28">immediately</text:span><text:span text:style-name="T15">.</text:span></text:p>
      <text:p text:style-name="P168"><text:s text:c="2"/>public void shutdown() throws Exception;</text:p>
      <text:p text:style-name="P168"><text:span text:style-name="T15"><text:s text:c="2"/>// Shutdown the node </text:span><text:span text:style-name="T28">once it is idle</text:span></text:p>
      <text:p text:style-name="P168"><text:s text:c="2"/>public void shutdown(<text:span text:style-name="T108">Boolean interruptIfRunning</text:span>) throws Exception;</text:p>
      <text:p text:style-name="P181"><text:span text:style-name="T15"><text:s text:c="2"/>// </text:span><text:span text:style-name="T34">Determine wether a deffered shutdown or restart was requested and not yet performed</text:span></text:p>
      <text:p text:style-name="P179"><text:s text:c="2"/>public <text:span text:style-name="T118">NodePendingAction</text:span> <text:span text:style-name="T118">pendingAction</text:span>();</text:p>
      <text:p text:style-name="P181"><text:span text:style-name="T15"><text:s text:c="2"/>// </text:span><text:span text:style-name="T34">Cancel a previous deferred shutdown or restart request, if any</text:span></text:p>
      <text:p text:style-name="P179"><text:s text:c="2"/>public void <text:span text:style-name="T118">cancelPendingAction</text:span>();</text:p>
      <text:p text:style-name="P180">}</text:p>
      <text:p text:style-name="P27"/>
      <text:p text:style-name="P1">These methods should be used with precautions. Please note that, once <text:span text:style-name="Code_20_char">shutdown()</text:span> has been invoked, it is not possible anymore to restart the node remotely.</text:p>
      <text:p text:style-name="Standard"/>
      <text:p text:style-name="P13"><text:span text:style-name="T108">Calling </text:span><text:span text:style-name="Code_20_char"><text:span text:style-name="T108">restart()</text:span></text:span><text:span text:style-name="T108"> or </text:span><text:span text:style-name="Code_20_char"><text:span text:style-name="T108">shutdown()</text:span></text:span><text:span text:style-name="T108"> is equivalent to calling </text:span><text:span text:style-name="Code_20_char"><text:span text:style-name="T108">restart(true)</text:span></text:span><text:span text:style-name="T108"> or </text:span><text:span text:style-name="Code_20_char"><text:span text:style-name="T108">shutdown(true)</text:span></text:span><text:span text:style-name="T108">, respectively. </text:span>When any of these methods is invoked <text:span text:style-name="T108">without the </text:span><text:span text:style-name="Code_20_char"><text:span text:style-name="T108">interruptIfRunning</text:span></text:span><text:span text:style-name="T108"> flag, or when the flag's value is </text:span><text:span text:style-name="Code_20_char"><text:span text:style-name="T108">true</text:span></text:span>, the tasks that were being executed, if any, are automatically resubmitted to the server queue.</text:p>
      <text:p text:style-name="P13"/>
      <text:p text:style-name="P13"><text:span text:style-name="T108">When the </text:span><text:span text:style-name="Code_20_char"><text:span text:style-name="T108">interruptIfRunning</text:span></text:span><text:span text:style-name="T108"> parameter is false, the node will wait until no more tasks are being executed before restarting or sutting down. Thus, <text:s/></text:span><text:span text:style-name="Code_20_char"><text:span text:style-name="T108">interruptIfRunning = false</text:span></text:span><text:span text:style-name="T108"> indicates a deferred operation request.</text:span></text:p>
      <text:p text:style-name="P13"/>
      <text:p text:style-name="P74">It is possible to query whether a deferred action has been requested with the <text:span text:style-name="Code_20_char">pendingAction()</text:span> method, which returns a <text:a xlink:type="simple" xlink:href="https://www.jppf.org/javadoc/6.0/index.html?org/jppf/management/NodePendingAction.html" text:style-name="Internet_20_link" text:visited-style-name="Visited_20_Internet_20_Link">PendingNodeAction</text:a> enum element, defined as follows:</text:p>
      <text:p text:style-name="P74"/>
      <text:p text:style-name="Code_20_block">public enum NodePendingAction {</text:p>
      <text:p text:style-name="Code_20_block"><text:s text:c="2"/><text:span text:style-name="T15">// There is no pending action</text:span></text:p>
      <text:p text:style-name="Code_20_block"><text:s text:c="2"/>NONE,</text:p>
      <text:p text:style-name="Code_20_block"><text:s text:c="2"/><text:span text:style-name="T15">// A deferred shutdown was requested</text:span></text:p>
      <text:p text:style-name="Code_20_block"><text:s text:c="2"/>SHUTDOWN,</text:p>
      <text:p text:style-name="Code_20_block"><text:s text:c="2"/><text:span text:style-name="T15">// A deferred restart was requested</text:span></text:p>
      <text:p text:style-name="Code_20_block"><text:s text:c="2"/>RESTART;</text:p>
      <text:p text:style-name="Code_20_block">}</text:p>
      <text:p text:style-name="P74"/>
      <text:p text:style-name="P74">Finally, a deferred action can be cancelled with <text:span text:style-name="Code_20_char">cancelPendingAction()</text:span>, provided the action hasn't yet started.</text:p>
      <text:list xml:id="list235444267064398"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public interface JPPFNodeAdminMBean extends JPPFAdminMBean {</text:p>
      <text:p text:style-name="P106"><text:s text:c="2"/>// Reset the node's executed tasks counter to zero.</text:p>
      <text:p text:style-name="Code_20_block"><text:s text:c="2"/>public void resetTaskCounter() throws Exception;</text:p>
      <text:p text:style-name="P106"><text:s text:c="2"/>// Reset the node's executed tasks counter to the specified value.</text:p>
      <text:p text:style-name="Code_20_block"><text:s text:c="2"/>public void setTaskCounter(Integer n) throws Exception;</text:p>
      <text:p text:style-name="P125">}</text:p>
      <text:p text:style-name="P27"/>
      <text:p text:style-name="P1">Please note that <text:span text:style-name="Code_20_char">resetTaskCounter()</text:span> is equivalent to <text:span text:style-name="Code_20_char">setTaskCounter(0)</text:span>.</text:p>
      <text:list xml:id="list235444266251616"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public interface JPPFAdminMBean extends Serializable {</text:p>
      <text:p text:style-name="P106"><text:s text:c="2"/>// Get detailed information about the node's JVM properties, environment variables,</text:p>
      <text:p text:style-name="P106"><text:s text:c="2"/>// memory usage, available processors andavailable storage space.</text:p>
      <text:p text:style-name="Code_20_block"><text:s text:c="2"/>JPPFSystemInformation systemInformation() throws Exception;</text:p>
      <text:p text:style-name="P125">}</text:p>
      <text:p text:style-name="P27"><text:soft-page-break/></text:p>
      <text:p text:style-name="P1">This method returns an object of type <text:a xlink:type="simple" xlink:href="https://www.jppf.org/javadoc/6.0/index.html?org/jppf/management/JPPFSystemInformation.html" text:style-name="Internet_20_link" text:visited-style-name="Visited_20_Internet_20_Link"><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public class JPPFSystemInformation implements Serializable {</text:p>
      <text:p text:style-name="Code_20_block"><text:s text:c="2"/><text:span text:style-name="T15">// get the system properties</text:span></text:p>
      <text:p text:style-name="Code_20_block"><text:s text:c="2"/>public TypedProperties <text:a xlink:type="simple" xlink:href="https://www.jppf.org/javadoc/6.0/org/jppf/management/JPPFSystemInformation.html#getSystem()" text:style-name="Internet_20_link" text:visited-style-name="Visited_20_Internet_20_Link">getSystem()</text:a></text:p>
      <text:p text:style-name="Code_20_block"><text:s text:c="2"/><text:span text:style-name="T15">// get runtime information about JVM memory and available processors</text:span></text:p>
      <text:p text:style-name="Code_20_block"><text:s text:c="2"/>public TypedProperties <text:a xlink:type="simple" xlink:href="https://www.jppf.org/javadoc/6.0/org/jppf/management/JPPFSystemInformation.html#getRuntime()" text:style-name="Internet_20_link" text:visited-style-name="Visited_20_Internet_20_Link">getRuntime()</text:a></text:p>
      <text:p text:style-name="Code_20_block"><text:s text:c="2"/><text:span text:style-name="T15">// get the host environment variables</text:span></text:p>
      <text:p text:style-name="Code_20_block"><text:s text:c="2"/>public TypedProperties <text:a xlink:type="simple" xlink:href="https://www.jppf.org/javadoc/6.0/org/jppf/management/JPPFSystemInformation.html#getEnv()" text:style-name="Internet_20_link" text:visited-style-name="Visited_20_Internet_20_Link">getEnv()</text:a></text:p>
      <text:p text:style-name="Code_20_block"><text:s text:c="2"/><text:span text:style-name="T15">// get IPV4 and IPV6 addresses assigned to the host</text:span></text:p>
      <text:p text:style-name="Code_20_block"><text:s text:c="2"/>public TypedProperties <text:a xlink:type="simple" xlink:href="https://www.jppf.org/javadoc/6.0/org/jppf/management/JPPFSystemInformation.html#getNetwork()" text:style-name="Internet_20_link" text:visited-style-name="Visited_20_Internet_20_Link">getNetwork()</text:a></text:p>
      <text:p text:style-name="Code_20_block"><text:s text:c="2"/><text:span text:style-name="T15">// get the JPPF configuration properties</text:span></text:p>
      <text:p text:style-name="Code_20_block"><text:s text:c="2"/>public TypedProperties <text:a xlink:type="simple" xlink:href="https://www.jppf.org/javadoc/6.0/org/jppf/management/JPPFSystemInformation.html#getJppf()" text:style-name="Internet_20_link" text:visited-style-name="Visited_20_Internet_20_Link">getJppf()</text:a></text:p>
      <text:p text:style-name="Code_20_block"><text:s text:c="2"/><text:span text:style-name="T15">// get information on available disk storage</text:span></text:p>
      <text:p text:style-name="Code_20_block"><text:s text:c="2"/>public TypedProperties <text:a xlink:type="simple" xlink:href="https://www.jppf.org/javadoc/6.0/org/jppf/management/JPPFSystemInformation.html#getStorage()" text:style-name="Internet_20_link" text:visited-style-name="Visited_20_Internet_20_Link">getStorage()</text:a></text:p>
      <text:p text:style-name="Code_20_block">}</text:p>
      <text:p text:style-name="P1"/>
      <text:p text:style-name="P1">We encourage the reader to follow the links to the above methods' Javadoc, to obtain details on each set of information, and how the information is formatted and named.</text:p>
      <text:p text:style-name="P1"/>
      <text:p text:style-name="P1">Each of the methods in <text:span text:style-name="Code_20_char">JPPFSystemInformation</text:span> returns a <text:a xlink:type="simple" xlink:href="https://www.jppf.org/javadoc/6.0/index.html?org/jppf/utils/TypedProperties.html" text:style-name="Internet_20_link" text:visited-style-name="Visited_20_Internet_20_Link"><text:span text:style-name="Code_20_char">TypedProperties</text:span></text:a> object. <text:span text:style-name="Code_20_char">TypedProperties</text:span> is a subclass of the standard <text:a xlink:type="simple" xlink:href="https://docs.oracle.com/javase/7/docs/api/index.html?java/util/Properties.html" text:style-name="Internet_20_link" text:visited-style-name="Visited_20_Internet_20_Link">java.util.Properties</text:a> that provides convenience methods to read property values as primitive types other than String.</text:p>
      <text:list xml:id="list235444713274251"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P194">public interface JPPF<text:span text:style-name="T148">Node</text:span>AdminMBean extends JPPFAdminMBean {</text:p>
      <text:p text:style-name="P106"><text:s text:c="2"/>// Cancel the job with the specified uuid. The requeue parameters determines</text:p>
      <text:p text:style-name="P106"><text:s text:c="2"/>// whether the job should be requeued on the server side or not.</text:p>
      <text:p text:style-name="Code_20_block"><text:s text:c="2"/>public void cancelJob(String jobUuid, Boolean requeue) throws Exception;</text:p>
      <text:p text:style-name="P125">}</text:p>
      <text:p text:style-name="P27"/>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235443818562247"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P194">public interface JPPF<text:span text:style-name="T148">Node</text:span>AdminMBean extends JPPFAdminMBean {</text:p>
      <text:p text:style-name="P117"><text:s text:c="2"/>// Update the configuration properties of the node <text:span text:style-name="T149">and optionally restart the node</text:span>.</text:p>
      <text:p text:style-name="Code_20_block"><text:s text:c="2"/>void updateConfiguration(Map&lt;String, String&gt; config, Boolean re<text:span text:style-name="T149">start</text:span>) throws Exception;</text:p>
      <text:p text:style-name="P195"><text:s text:c="2"/>void updateConfiguration(Map&lt;String, String&gt; config, Boolean re<text:span text:style-name="T149">start</text:span>,</text:p>
      <text:p text:style-name="P195"><text:s text:c="5"/>Boolean <text:span text:style-name="T149">interrupIfRunning</text:span>) throws Exception;</text:p>
      <text:p text:style-name="P195">}</text:p>
      <text:p text:style-name="P1"/>
      <text:p text:style-name="P1">Th<text:span text:style-name="T149">e</text:span>s<text:span text:style-name="T149">e</text:span> method<text:span text:style-name="T149">s</text:span> send a set of configuration properties to the node, that will override those defined in the node's configuration file. The <text:span text:style-name="Code_20_char">re</text:span><text:span text:style-name="Code_20_char"><text:span text:style-name="T149">start</text:span></text:span> parameter will allow the node to take the changes into account, especially in the case where the server connection or discovery properties have been changed, for instance to force the node to connect to another server, <text:span text:style-name="T149">or when you need to restart the node with a different JVM by specifying the </text:span><text:span text:style-name="Code_20_char"><text:span text:style-name="T149">jppf.java.path</text:span></text:span><text:span text:style-name="T149"> property.</text:span></text:p>
      <text:p text:style-name="P1"/>
      <text:p text:style-name="P95">Note that, when the <text:span text:style-name="Code_20_char">restart</text:span> parameter is <text:span text:style-name="Code_20_char">true</text:span>, the <text:span text:style-name="Code_20_char">updateConfiguration()</text:span> method will call <text:span text:style-name="Code_20_char">restart()</text:span> or <text:span text:style-name="Code_20_char">restart(interruptIfRunning)</text:span> after storing the configuration updates, depending on which method overload is invoked initially.</text:p>
      <text:p text:style-name="P95"/>
      <text:p text:style-name="P95">Finally, the <text:span text:style-name="Code_20_char">interruptIfRunning</text:span> parameter specifies whether the node should be restarted initially, or wait until it no longer has any task to execute.</text:p>
      <text:list xml:id="list235445523222433" text:continue-numbering="true" text:style-name="Outline">
        <text:list-item>
          <text:list>
            <text:list-item>
              <text:list>
                <text:list-item>
                  <text:h text:style-name="P242" text:outline-level="3">Task-level monitoring</text:h>
                </text:list-item>
              </text:list>
            </text:list-item>
          </text:list>
        </text:list-item>
      </text:list>
      <text:p text:style-name="P1">MBean name : “<text:span text:style-name="T7">org.jppf:name=task.monitor,type=node</text:span>”.</text:p>
      <text:p text:style-name="P1">This is also the value of the constant <text:a xlink:type="simple" xlink:href="https://www.jppf.org/javadoc/6.0/org/jppf/management/JPPFNodeTaskMonitorMBean.html#MBEAN_NAME" text:style-name="Internet_20_link" text:visited-style-name="Visited_20_Internet_20_Link"><text:span text:style-name="Code_20_char">JPPFNodeTaskMonitorMBean.MBEAN_NAME</text:span></text:a></text:p>
      <text:p text:style-name="P1"/>
      <text:p text:style-name="P1">This MBean monitors the task activity within a node. It exposes the interface <text:a xlink:type="simple" xlink:href="https://www.jppf.org/javadoc/6.0/index.html?org/jppf/management/JPPFNodeTaskMonitorMBean.html" text:style-name="Internet_20_link" text:visited-style-name="Visited_20_Internet_20_Link"><text:span text:style-name="Code_20_char">JPPFNodeTaskMonitorMBean</text:span></text:a> and also emits JMX notifications of type <text:a xlink:type="simple" xlink:href="https://www.jppf.org/javadoc/6.0/index.html?org/jppf/management/TaskExecutionNotification.html" text:style-name="Internet_20_link" text:visited-style-name="Visited_20_Internet_20_Link"><text:span text:style-name="Code_20_char">TaskExecutionNotification</text:span></text:a>.</text:p>
      <text:list xml:id="list235444313259403"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s://www.jppf.org/javadoc/6.0/index.html?org/jppf/management/JPPFNodeTaskMonitorMBean.html" text:style-name="Internet_20_link" text:visited-style-name="Visited_20_Internet_20_Link"><text:span text:style-name="Code_20_char">JPPFNodeTaskMonitorMBean</text:span></text:a> provides access to aggregated statistics on the tasks executed in a node:</text:p>
      <text:p text:style-name="P1"/>
      <text:p text:style-name="Code_20_block">public interface JPPFNodeTaskMonitorMBean extends NotificationEmitter {</text:p>
      <text:p text:style-name="Code_20_block"><text:s text:c="2"/><text:span text:style-name="T15">// The total number of tasks executed by the node</text:span></text:p>
      <text:p text:style-name="Code_20_block"><text:s text:c="2"/>Integer getTotalTasksExecuted();</text:p>
      <text:p text:style-name="Code_20_block"/>
      <text:p text:style-name="Code_20_block"><text:s text:c="2"/><text:span text:style-name="T15">// The total number of tasks that ended in error</text:span></text:p>
      <text:p text:style-name="Code_20_block"><text:s text:c="2"/>Integer getTotalTasksInError();</text:p>
      <text:p text:style-name="Code_20_block"/>
      <text:p text:style-name="Code_20_block"><text:s text:c="2"/><text:span text:style-name="T15">// The total number of tasks that executed sucessfully</text:span></text:p>
      <text:p text:style-name="Code_20_block"><text:s text:c="2"/>Integer getTotalTasksSucessfull();</text:p>
      <text:p text:style-name="Code_20_block"/>
      <text:p text:style-name="Code_20_block"><text:s text:c="2"/><text:span text:style-name="T15">// The total cpu time used by the tasks in milliseconds</text:span></text:p>
      <text:p text:style-name="Code_20_block"><text:s text:c="2"/>Long getTotalTaskCpuTime();</text:p>
      <text:p text:style-name="Code_20_block"/>
      <text:p text:style-name="Code_20_block"><text:s text:c="2"/><text:span text:style-name="T15">// The total elapsed time used by the tasks in milliseconds</text:span></text:p>
      <text:p text:style-name="Code_20_block"><text:s text:c="2"/>Long getTotalTaskElapsedTime();</text:p>
      <text:p text:style-name="Code_20_block">}</text:p>
      <text:list xml:id="list235444903405422" text:continue-numbering="true" text:style-name="Outline">
        <text:list-item>
          <text:list>
            <text:list-item>
              <text:list>
                <text:list-item>
                  <text:list>
                    <text:list-item>
                      <text:h text:style-name="Heading_20_4" text:outline-level="4">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s://www.jppf.org/javadoc/6.0/index.html?org/jppf/management/TaskExecutionNotification.html" text:style-name="Internet_20_link" text:visited-style-name="Visited_20_Internet_20_Link"><text:span text:style-name="Code_20_char">TaskExecutionNotification</text:span></text:a> defined as follows:</text:p>
      <text:p text:style-name="P1"/>
      <text:p text:style-name="Code_20_block">public class TaskExecutionNotification extends Notification {</text:p>
      <text:p text:style-name="Code_20_block"><text:s text:c="2"/><text:span text:style-name="T15">// Get the object encapsulating information about the task</text:span></text:p>
      <text:p text:style-name="Code_20_block"><text:s text:c="2"/>public TaskInformation getTaskInformation();</text:p>
      <text:p text:style-name="Code_20_block"/>
      <text:p text:style-name="Code_20_block"><text:s text:c="2"/><text:span text:style-name="T15">// </text:span><text:span text:style-name="T26">Whether this is a user-defined notification sent from a task</text:span></text:p>
      <text:p text:style-name="Code_20_block"><text:s text:c="2"/><text:span text:style-name="T103">public boolean isUserNotification();</text:span></text:p>
      <text:p text:style-name="Code_20_block">}</text:p>
      <text:p text:style-name="P1"/>
      <text:p text:style-name="P1">This notification essentially encapsulates an object of type <text:a xlink:type="simple" xlink:href="https://www.jppf.org/javadoc/6.0/index.html?org/jppf/management/TaskInformation.html" text:style-name="Internet_20_link" text:visited-style-name="Visited_20_Internet_20_Link"><text:span text:style-name="Code_20_char">TaskInformation</text:span></text:a>, which provides the following information about each executed task:</text:p>
      <text:p text:style-name="P1"/>
      <text:p text:style-name="Code_20_block">public class TaskInformation implements Serializable {</text:p>
      <text:p text:style-name="Code_20_block"><text:s text:c="2"/><text:span text:style-name="T15">// Get the task id</text:span></text:p>
      <text:p text:style-name="Code_20_block"><text:s text:c="2"/>public String getId()</text:p>
      <text:p text:style-name="Code_20_block"/>
      <text:p text:style-name="Code_20_block"><text:s text:c="2"/><text:span text:style-name="T15">// Get the uuid of the job this task belongs to</text:span></text:p>
      <text:p text:style-name="Code_20_block"><text:s text:c="2"/>public String getJobId()</text:p>
      <text:p text:style-name="Code_20_block"/>
      <text:p text:style-name="Code_20_block"><text:s text:c="2"/><text:span text:style-name="T15">// Get the cpu time used by the task</text:span></text:p>
      <text:p text:style-name="Code_20_block"><text:s text:c="2"/>public long getCpuTime()</text:p>
      <text:p text:style-name="Code_20_block"/>
      <text:p text:style-name="Code_20_block"><text:s text:c="2"/><text:span text:style-name="T15">// Get the wall clock time used by the task</text:span></text:p>
      <text:p text:style-name="Code_20_block"><text:s text:c="2"/>public long getElapsedTime()</text:p>
      <text:p text:style-name="Code_20_block"/>
      <text:p text:style-name="Code_20_block"><text:s text:c="2"/><text:span text:style-name="T15">// Determines whether the task had an exception</text:span></text:p>
      <text:p text:style-name="Code_20_block"><text:s text:c="2"/>public boolean hasError()</text:p>
      <text:p text:style-name="Code_20_block"/>
      <text:p text:style-name="Code_20_block"><text:s text:c="2"/><text:span text:style-name="T15">// Get the timestamp for the task completion. Caution: this value is related</text:span></text:p>
      <text:p text:style-name="P106"><text:s text:c="2"/>// to the node's system time, not to the time of the notification receiver</text:p>
      <text:p text:style-name="Code_20_block"><text:s text:c="2"/>public long getTimestamp()</text:p>
      <text:p text:style-name="Code_20_block"/>
      <text:p text:style-name="P176"><text:s text:c="2"/><text:span text:style-name="T15">// </text:span><text:span text:style-name="T31">Get the position of the task in the job to which it belongs</text:span></text:p>
      <text:p text:style-name="Code_20_block"><text:s text:c="2"/><text:span text:style-name="T114">public int getJobPosition()</text:span></text:p>
      <text:p text:style-name="Code_20_block">}</text:p>
      <text:p text:style-name="Standard"><text:soft-page-break/></text:p>
      <text:p text:style-name="P15"><text:a xlink:type="simple" xlink:href="https://www.jppf.org/javadoc/6.0/index.html?org/jppf/management/TaskExecutionNotification.html" text:style-name="Internet_20_link" text:visited-style-name="Visited_20_Internet_20_Link">TaskExecutionNotification</text:a> <text:span text:style-name="T88">also inherits the method </text:span><text:span text:style-name="Code_20_char"><text:span text:style-name="T88">getUserData()</text:span></text:span><text:span text:style-name="T88">, which returns the object specified by the user code when calling </text:span><text:a xlink:type="simple" xlink:href="https://www.jppf.org/javadoc/6.0/org/jppf/node/protocol/Task.html#fireNotification(java.lang.Object,%20boolean)" text:style-name="Internet_20_link" text:visited-style-name="Visited_20_Internet_20_Link"><text:span text:style-name="T88">Task.</text:span></text:a><text:a xlink:type="simple" xlink:href="https://www.jppf.org/javadoc/6.0/org/jppf/node/protocol/Task.html#fireNotification(java.lang.Object,%20boolean)" text:style-name="Internet_20_link" text:visited-style-name="Visited_20_Internet_20_Link"><text:span text:style-name="T88">fire</text:span></text:a><text:a xlink:type="simple" xlink:href="https://www.jppf.org/javadoc/6.0/org/jppf/node/protocol/Task.html#fireNotification(java.lang.Object,%20boolean)" text:style-name="Internet_20_link" text:visited-style-name="Visited_20_Internet_20_Link"><text:span text:style-name="T88">Notification(Object, boolean)</text:span></text:a><text:span text:style-name="T88"> with the second parameter set to true.</text:span></text:p>
      <text:p text:style-name="P70"/>
      <text:p text:style-name="P12"><text:span text:style-name="T104">Additionally, the method </text:span><text:span text:style-name="Code_20_char"><text:span text:style-name="T104">isUserNotification()</text:span></text:span><text:span text:style-name="T104"> allows you to unambiguously distinguish between user-defined notifications, sent via </text:span><text:a xlink:type="simple" xlink:href="https://www.jppf.org/javadoc/6.0/org/jppf/node/protocol/Task.html#fireNotification(java.lang.Object,%20boolean)" text:style-name="Internet_20_link" text:visited-style-name="Visited_20_Internet_20_Link"><text:span text:style-name="T104">Task.</text:span></text:a><text:a xlink:type="simple" xlink:href="https://www.jppf.org/javadoc/6.0/org/jppf/node/protocol/Task.html#fireNotification(java.lang.Object,%20boolean)" text:style-name="Internet_20_link" text:visited-style-name="Visited_20_Internet_20_Link"><text:span text:style-name="T104">fire</text:span></text:a><text:a xlink:type="simple" xlink:href="https://www.jppf.org/javadoc/6.0/org/jppf/node/protocol/Task.html#fireNotification(java.lang.Object,%20boolean)" text:style-name="Internet_20_link" text:visited-style-name="Visited_20_Internet_20_Link"><text:span text:style-name="T104">Notification(Object, boolean)</text:span></text:a><text:span text:style-name="T104">, and task completion notifications automatcially sent by the JPPF nodes.</text:span></text:p>
      <text:list xml:id="list235445274821393" text:continue-numbering="true" text:style-name="Outline">
        <text:list-item>
          <text:list>
            <text:list-item>
              <text:list>
                <text:list-item>
                  <text:h text:style-name="P234" text:outline-level="3">Node maintenance</text:h>
                </text:list-item>
              </text:list>
            </text:list-item>
          </text:list>
        </text:list-item>
      </text:list>
      <text:p text:style-name="P6">MBean name : “<text:span text:style-name="T7">org.jppf:name=</text:span><text:span text:style-name="T8">node</text:span><text:span text:style-name="T7">.m</text:span><text:span text:style-name="T8">aintenance</text:span><text:span text:style-name="T7">,type=node</text:span>”.</text:p>
      <text:p text:style-name="P6">This is also the value of the constant <text:a xlink:type="simple" xlink:href="https://www.jppf.org/javadoc/6.0/org/jppf/management/JPPFNodeMaintenanceMBean.html#MBEAN_NAME" text:style-name="Internet_20_link" text:visited-style-name="Visited_20_Internet_20_Link"><text:span text:style-name="Code_20_char"><text:span text:style-name="T85">JPPFNodeMaintenanceMBean.MBEAN_NAME</text:span></text:span></text:a></text:p>
      <text:p text:style-name="P6"/>
      <text:p text:style-name="P6"><text:span text:style-name="T85">This MBean provides operations for the maintenance of a node. It exposes the interface </text:span><text:a xlink:type="simple" xlink:href="https://www.jppf.org/javadoc/6.0/index.html?org/jppf/management/JPPFNodeMaintenanceMBean.html" text:style-name="Internet_20_link" text:visited-style-name="Visited_20_Internet_20_Link"><text:span text:style-name="Code_20_char"><text:span text:style-name="T85">JPPFNodeMaintenanceMBean</text:span></text:span></text:a><text:span text:style-name="T85"> defined as follows:</text:span></text:p>
      <text:p text:style-name="P63"/>
      <text:p text:style-name="P154">public interface JPPFNodeMaintenanceMBean extends Serializable {</text:p>
      <text:p text:style-name="P155"><text:span text:style-name="T85"><text:s text:c="2"/></text:span><text:span text:style-name="T24">// object name for this MBean</text:span></text:p>
      <text:p text:style-name="P154"><text:s text:c="2"/>String MBEAN_NAME = "org.jppf:name=node.maintenance,type=node";</text:p>
      <text:p text:style-name="P154"><text:s/></text:p>
      <text:p text:style-name="P155"><text:span text:style-name="T85"><text:s text:c="2"/></text:span><text:span text:style-name="T24">// request a reset of the resource caches of all the JPPF class loaders</text:span></text:p>
      <text:p text:style-name="P155"><text:span text:style-name="T85"><text:s text:c="2"/></text:span><text:span text:style-name="T24">// maintained by the node</text:span></text:p>
      <text:p text:style-name="P154"><text:s text:c="2"/>void requestResourceCacheReset() throws Exception;</text:p>
      <text:p text:style-name="P154">}</text:p>
      <text:p text:style-name="P63"/>
      <text:p text:style-name="P6"><text:span text:style-name="T86">Please note that the method </text:span><text:span text:style-name="Code_20_char"><text:span text:style-name="T85">requestResourceCacheReset()</text:span></text:span><text:span text:style-name="T85"> does not perform the reset immediately. Instead, it sets an internal flag, and the reset will take place when it is safe to do so, as part of the node's life cycle. The outcome of the reset operation is that the temporary files created by the JPPF class loaders wil be deleted, freeing space in the temporary files folder.</text:span></text:p>
      <text:list xml:id="list235445522594993" text:continue-numbering="true" text:style-name="Outline">
        <text:list-item>
          <text:list>
            <text:list-item>
              <text:list>
                <text:list-item>
                  <text:h text:style-name="P235" text:outline-level="3">Node provisioning</text:h>
                </text:list-item>
              </text:list>
            </text:list-item>
          </text:list>
        </text:list-item>
      </text:list>
      <text:p text:style-name="P65">Since JPPF 4.1, any JPPF node has the ability to start new nodes on the same physical or virtual machine, and stop and monitor these nodes afterwards. This ability provides a node provisioning facility, which allows dynamically growing or shrinking a JPPF grid based on the workload requirements.</text:p>
      <text:p text:style-name="P65"/>
      <text:p text:style-name="P65">This provisioning ability establishes a master/slave relationship between a standard node (master) and the nodes that it starts (slaves). Please note that a slave node cannot be in turn used as a master. Ap<text:span text:style-name="T101">a</text:span>rt from this restriction, slave nodes can be managed and monitored as any oher node.</text:p>
      <text:p text:style-name="P65"/>
      <text:p text:style-name="P9"><text:span text:style-name="T94">This facility is implemented with a dedicated Mbean, which exposes the </text:span><text:a xlink:type="simple" xlink:href="https://www.jppf.org/javadoc/6.0/index.html?org/jppf/node/provisioning/JPPFNodeProvisioningMBean.html" text:style-name="Internet_20_link" text:visited-style-name="Visited_20_Internet_20_Link"><text:span text:style-name="T94">JPPF</text:span></text:a><text:a xlink:type="simple" xlink:href="https://www.jppf.org/javadoc/6.0/index.html?org/jppf/node/provisioning/JPPFNodeProvisioningMBean.html" text:style-name="Internet_20_link" text:visited-style-name="Visited_20_Internet_20_Link"><text:span text:style-name="T94">Node</text:span></text:a><text:a xlink:type="simple" xlink:href="https://www.jppf.org/javadoc/6.0/index.html?org/jppf/node/provisioning/JPPFNodeProvisioningMBean.html" text:style-name="Internet_20_link" text:visited-style-name="Visited_20_Internet_20_Link"><text:span text:style-name="T94">ProvisioningMBean</text:span></text:a><text:span text:style-name="T94"> interface:</text:span></text:p>
      <text:p text:style-name="P65"/>
      <text:p text:style-name="P21">MBean name: “<text:span text:style-name="T7">org.jppf:name=</text:span><text:span text:style-name="T9">provisioning</text:span><text:span text:style-name="T7">,type=node</text:span>”</text:p>
      <text:p text:style-name="P21">This is also the value of the constant <text:a xlink:type="simple" xlink:href="https://www.jppf.org/javadoc/6.0/org/jppf/node/provisioning/JPPFNodeProvisioningMBean.html#MBEAN_NAME" text:style-name="Internet_20_link" text:visited-style-name="Visited_20_Internet_20_Link"><text:span text:style-name="T95">JPPFNodeProvisioningMBean.MBEAN_NAME</text:span></text:a>.</text:p>
      <text:p text:style-name="P66"/>
      <text:p text:style-name="P10"><text:a xlink:type="simple" xlink:href="https://www.jppf.org/javadoc/6.0/index.html?org/jppf/node/provisioning/JPPFNodeProvisioningMBean.html" text:style-name="Internet_20_link" text:visited-style-name="Visited_20_Internet_20_Link"><text:span text:style-name="T94">JPPF</text:span></text:a><text:a xlink:type="simple" xlink:href="https://www.jppf.org/javadoc/6.0/index.html?org/jppf/node/provisioning/JPPFNodeProvisioningMBean.html" text:style-name="Internet_20_link" text:visited-style-name="Visited_20_Internet_20_Link"><text:span text:style-name="T94">Node</text:span></text:a><text:a xlink:type="simple" xlink:href="https://www.jppf.org/javadoc/6.0/index.html?org/jppf/node/provisioning/JPPFNodeProvisioningMBean.html" text:style-name="Internet_20_link" text:visited-style-name="Visited_20_Internet_20_Link"><text:span text:style-name="T94">ProvisioningMBean</text:span></text:a><text:span text:style-name="T94"> is defined as follows:</text:span></text:p>
      <text:p text:style-name="P67"/>
      <text:p text:style-name="P158">public interface JPPFNodeProvisioningMBean {</text:p>
      <text:p text:style-name="Code_20_block"><text:span text:style-name="T95"><text:s text:c="2"/></text:span><text:span text:style-name="T25">// The object name of this MBean</text:span></text:p>
      <text:p text:style-name="P158"><text:s text:c="2"/>String MBEAN_NAME = "org.jppf:name=provisioning,type=node";</text:p>
      <text:p text:style-name="Code_20_block"><text:span text:style-name="T95"><text:s text:c="2"/></text:span><text:span text:style-name="T25">// Get the number of slave nodes started by this MBean</text:span></text:p>
      <text:p text:style-name="P158"><text:s text:c="2"/>int getNbSlaves();</text:p>
      <text:p text:style-name="P169"><text:span text:style-name="T95"><text:s text:c="2"/></text:span><text:span text:style-name="T25">// Start or stop the required number of slaves to reach the specified number,</text:span></text:p>
      <text:p text:style-name="P161"><text:s text:c="2"/><text:span text:style-name="T15">// </text:span><text:span text:style-name="T30">with an interrupt flag set to true</text:span></text:p>
      <text:p text:style-name="P159"><text:s text:c="2"/>void provisionSlaveNodes(int nbNodes);</text:p>
      <text:p text:style-name="P170"><text:span text:style-name="T95"><text:s text:c="2"/></text:span><text:span text:style-name="T25">// </text:span><text:span text:style-name="T29">Same action, </text:span><text:span text:style-name="T30">explicitely</text:span><text:span text:style-name="T29"> specifiying the interrupt flag</text:span></text:p>
      <text:p text:style-name="P160"><text:s text:c="2"/>void provisionSlaveNodes(int nbNodes, boolean interruptIfRunning);</text:p>
      <text:p text:style-name="P169"><text:span text:style-name="T95"><text:s text:c="2"/></text:span><text:span text:style-name="T25">// Start or stop the required number of slaves to reach the specified number,</text:span></text:p>
      <text:p text:style-name="P169"><text:span text:style-name="T95"><text:s text:c="2"/></text:span><text:span text:style-name="T25">// using the specified configuration overrides </text:span><text:span text:style-name="T29">and an interrupt flag set to true</text:span></text:p>
      <text:p text:style-name="P159"><text:s text:c="2"/>void provisionSlaveNodes(int nbNodes, TypedProperties configOverrides);</text:p>
      <text:p text:style-name="P171"><text:span text:style-name="T95"><text:s text:c="2"/></text:span><text:span text:style-name="T25">// </text:span><text:span text:style-name="T29">Same action, </text:span><text:span text:style-name="T30">explicitely</text:span><text:span text:style-name="T29"> specifiying the interrupt flag</text:span></text:p>
      <text:p text:style-name="P160"><text:s text:c="2"/>void provisionSlaveNodes(int nbNodes, <text:span text:style-name="T109">boolean interruptIfRunning,</text:span></text:p>
      <text:p text:style-name="P159"><text:s text:c="27"/>TypedProperties configOverrides);</text:p>
      <text:p text:style-name="P159">}</text:p>
      <text:p text:style-name="P67"/>
      <text:p text:style-name="P11"><text:span text:style-name="T98">The method </text:span><text:span text:style-name="Code_20_char"><text:span text:style-name="T98">provisionSlaveNodes(int)</text:span></text:span><text:span text:style-name="T98"> will start or stop a number of slave nodes, according to how many slaves are already started. For instance, if 4 slaves are already running and provisionSlaveNodes(2) is invoked, then 2 slaves will be stopped. Inversely, if no slave is running, then 2 slave nodes will be started.</text:span></text:p>
      <text:p text:style-name="P68"><text:soft-page-break/></text:p>
      <text:p text:style-name="P11"><text:span text:style-name="T98">The method </text:span><text:span text:style-name="Code_20_char"><text:span text:style-name="T98">provisionSlaveNodes(int, TypedProperties)</text:span></text:span><text:span text:style-name="T98"> behaves differently, unless the second argument is </text:span><text:span text:style-name="Code_20_char"><text:span text:style-name="T98">null</text:span></text:span><text:span text:style-name="T98">. Since the argument of type </text:span><text:a xlink:type="simple" xlink:href="https://www.jppf.org/javadoc/6.0/index.html?org/jppf/utils/TypedProperties.html" text:style-name="Internet_20_link" text:visited-style-name="Visited_20_Internet_20_Link"><text:span text:style-name="T98">TypedProperties</text:span></text:a><text:span text:style-name="T98"> specifies overrides of the slaves configuration, this means that all already running slaves must be restarted to take these configuration changes into account. Thus, this method will first stop all running slaves, then start the specified number of slaves, after applying the configuration overrides.</text:span></text:p>
      <text:p text:style-name="P68"/>
      <text:p text:style-name="P14"><text:span text:style-name="T109">When the interruptIfRunning flag is set to false, it will cause slave nodes to stop only once they are idle, that is they will not stop immediately if they are executing tasks at the time the provisioning request is made. This flag is </text:span><text:span text:style-name="Code_20_char"><text:span text:style-name="T109">true</text:span></text:span><text:span text:style-name="T109"> by default, in the </text:span><text:span text:style-name="Code_20_char"><text:span text:style-name="T109">provisionSlaveNodes()</text:span></text:span><text:span text:style-name="T109"> methods that do not specify it. Therefore, the </text:span><text:span text:style-name="Code_20_char"><text:span text:style-name="T98">provisionSlaveNodes(n)</text:span></text:span><text:span text:style-name="T98">, </text:span><text:span text:style-name="Code_20_char"><text:span text:style-name="T98">provisionSlaveNodes(n, null)</text:span></text:span><text:span text:style-name="T98">, </text:span><text:span text:style-name="Code_20_char"><text:span text:style-name="T109">provisionSlaveNodes(n, true)</text:span></text:span><text:span text:style-name="T109"> and </text:span><text:span text:style-name="Code_20_char"><text:span text:style-name="T109">provisiongSlaveNodes(n, true, null)</text:span></text:span><text:span text:style-name="T109"> methods all have the same effect.</text:span></text:p>
      <text:p text:style-name="P68"/>
      <text:p text:style-name="P69">The following example shows how to start new slave nodes with a single processing thread each:</text:p>
      <text:p text:style-name="P69"/>
      <text:p text:style-name="P172">// connect to the node's JMX server</text:p>
      <text:p text:style-name="P162">JMXNodeConnectionWrapper jmxNode = new JMXNodeConnectionWrapper(ho<text:span text:style-name="T110">s</text:span>t, port, false);</text:p>
      <text:p text:style-name="P172">// create a provisioning proxy instance</text:p>
      <text:p text:style-name="P175">String mbeanName = <text:span text:style-name="T99">JPPFNodeProvisioningMBean.MBEAN_NAME;</text:span></text:p>
      <text:p text:style-name="P163">JPPFNodeProvisioningMBean provisioning = <text:span text:style-name="T113">jmxNode</text:span>.getProxy(</text:p>
      <text:p text:style-name="P162"><text:s text:c="2"/><text:span text:style-name="T113">mbeanName</text:span>, JPPFNodeProvisioningMBean.class);</text:p>
      <text:p text:style-name="P162">TypedProperties overrides = new TypedProperties();</text:p>
      <text:p text:style-name="P172">// set the configuration with a single processing thread</text:p>
      <text:p text:style-name="P162">overrides.setInt("jppf.processing.threads", 1);</text:p>
      <text:p text:style-name="P114">// start 2 slaves with the config overrides</text:p>
      <text:p text:style-name="P162">provisioning.provisionSlaveNodes(2, overrides);</text:p>
      <text:p text:style-name="P173">// <text:span text:style-name="T111">check the number of slave nodes</text:span></text:p>
      <text:p text:style-name="P174">int <text:span text:style-name="T111">nbS</text:span>laves = provisioning.getNbSlaves();</text:p>
      <text:p text:style-name="P173">// or, using jmxNode directly <text:span text:style-name="T112">get it as a JMX attribute</text:span></text:p>
      <text:p text:style-name="P174"><text:span text:style-name="T111">nbS</text:span>laves = <text:span text:style-name="T111">(Integer) </text:span>jmxNode.getAttribute(<text:span text:style-name="T111">mbeanName</text:span>, "NbSlaves");</text:p>
      <text:list xml:id="list235445252916544" text:continue-numbering="true" text:style-name="Outline">
        <text:list-item>
          <text:list>
            <text:list-item>
              <text:list>
                <text:list-item>
                  <text:h text:style-name="Heading_20_3" text:outline-level="3">Accessing and using the node MBeans</text:h>
                </text:list-item>
              </text:list>
            </text:list-item>
          </text:list>
        </text:list-item>
      </text:list>
      <text:p text:style-name="P8">JPPF provides an API that simplifies access to the JMX-based management features of a node, by abstracting most of the complexities of JMX programming. This API is represented by the class <text:a xlink:type="simple" xlink:href="https://www.jppf.org/javadoc/6.0/index.html?org/jppf/management/JMXNodeConnectionWrapper.html" text:style-name="Internet_20_link" text:visited-style-name="Visited_20_Internet_20_Link"><text:span text:style-name="Code_20_char">JMXNodeConnectionWrapper</text:span></text:a>, which provides a simplified way of connecting to the node's MBean server, along with a set of convenience methods to easily access the MBeans' exposed methods and attributes.</text:p>
      <text:list xml:id="list235445414811448" text:continue-numbering="true" text:style-name="Outline">
        <text:list-item>
          <text:list>
            <text:list-item>
              <text:list>
                <text:list-item>
                  <text:list>
                    <text:list-item>
                      <text:h text:style-name="P229" text:outline-level="4">Connecting to an MBean server</text:h>
                    </text:list-item>
                  </text:list>
                </text:list-item>
              </text:list>
            </text:list-item>
          </text:list>
        </text:list-item>
      </text:list>
      <text:p text:style-name="P1">Connectin<text:span text:style-name="T100">g</text:span> to a node MBean server is done in two steps:</text:p>
      <text:p text:style-name="P1"/>
      <text:p text:style-name="P23">a. Create an instance of JMXNodeConnectionWrapper</text:p>
      <text:p text:style-name="P1"/>
      <text:p text:style-name="P1">To connect to a <text:span text:style-name="T7">local</text:span> (same JVM, no network connection involved) MBean server, <text:s/>use the no-arg constructor:</text:p>
      <text:p text:style-name="Code_20_block">JMXNodeConnectionWrapper wrapper = new JMXNodeConnectionWrapper();</text:p>
      <text:p text:style-name="P1"/>
      <text:p text:style-name="P1">To connect to a <text:span text:style-name="T7">remote</text:span> MBean server, <text:s/>use the constructor specifying the management host, port <text:span text:style-name="T102">and secure flag</text:span>:</text:p>
      <text:p text:style-name="Code_20_block">JMXNodeConnectionWrapper wrapper = new JMXNodeConnectionWrapper(host, port, <text:span text:style-name="T96">secure</text:span>);</text:p>
      <text:p text:style-name="P1"/>
      <text:p text:style-name="P1">Here <text:span text:style-name="Code_20_char">host</text:span> and <text:span text:style-name="Code_20_char">port</text:span> represent the node's configuration properties “jppf.management.host” and “jppf.management.port”, <text:span text:style-name="T96">and </text:span><text:span text:style-name="Code_20_char"><text:span text:style-name="T96">secure</text:span></text:span><text:span text:style-name="T96"> is a boolean flag indicating whether network transport is secured via SSL/TLS.</text:span></text:p>
      <text:p text:style-name="P1"/>
      <text:p text:style-name="P23">b. Initiate the connection to the MBean server and wait until it is established</text:p>
      <text:p text:style-name="P1"/>
      <text:p text:style-name="P1"><text:span text:style-name="T51">Synchronously</text:span>:</text:p>
      <text:p text:style-name="P1"/>
      <text:p text:style-name="P106">// connect and wait for the connection to be established</text:p>
      <text:p text:style-name="P106">// choose a reasonable value for the timeout, or 0 for no timeout</text:p>
      <text:p text:style-name="Code_20_block">wrapper.connectAndWait(timeout);</text:p>
      <text:p text:style-name="P1"/>
      <text:p text:style-name="P74"><text:span text:style-name="T51">Asynchronously</text:span>:</text:p>
      <text:p text:style-name="P1"/>
      <text:p text:style-name="P106">// initiate the connection; this method returns immediately</text:p>
      <text:p text:style-name="Code_20_block">wrapper.connect()</text:p>
      <text:p text:style-name="P106">// ... do something else ...</text:p>
      <text:p text:style-name="P106">// check if we are connected</text:p>
      <text:p text:style-name="Code_20_block">if (wrapper.isConnected()) ...;</text:p>
      <text:p text:style-name="Code_20_block">else ...;</text:p>
      <text:list xml:id="list235444360876658" text:continue-numbering="true" text:style-name="Outline">
        <text:list-item>
          <text:list>
            <text:list-item>
              <text:list>
                <text:list-item>
                  <text:list>
                    <text:list-item>
                      <text:h text:style-name="Heading_20_4" text:outline-level="4"><text:soft-page-break/>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pan text:style-name="T87">J</text:span>MXNodeConnectionWrapper wrapper = new JMXNodeConnectionWrapper(host, port, <text:span text:style-name="T100">secure</text:span>);</text:p>
      <text:p text:style-name="Code_20_block">wrapper.connectAndWait(timeout);</text:p>
      <text:p text:style-name="P106">// get the number of tasks executed since the last reset</text:p>
      <text:p text:style-name="Code_20_block">int nbTasks = wrapper.state().getNbTasksExecuted();</text:p>
      <text:p text:style-name="P106">// stop the node</text:p>
      <text:p text:style-name="Code_20_block">wrapper.<text:span text:style-name="T47">shutdown();</text:span></text:p>
      <text:list xml:id="list235445379829542"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s://www.jppf.org/javadoc/6.0/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
      <text:p text:style-name="P1">Here is an example:</text:p>
      <text:p text:style-name="P1"/>
      <text:p text:style-name="Code_20_block">JMXNodeConnectionWrapper wrapper = new JMXNodeConnectionWrapper(host, port, <text:span text:style-name="T97">secure</text:span>);</text:p>
      <text:p text:style-name="Code_20_block">wrapper.connectAndWait(timeout);</text:p>
      <text:p text:style-name="P106">// equivalent to JPPFNodeState state = wrapper.state();</text:p>
      <text:p text:style-name="Code_20_block">JPPFNodeState state = (JPPFNodeState) <text:span text:style-name="T7">wrapper.invoke(</text:span></text:p>
      <text:p text:style-name="Code_20_block"><text:s text:c="2"/><text:span text:style-name="T7">JPPFNodeAdminMBean.MBEAN_NAME, "state", (Object[]) null, (String[]) null)</text:span>;</text:p>
      <text:p text:style-name="Code_20_block">int nbTasks = state.getNbTasksExecuted();</text:p>
      <text:p text:style-name="P106">// get the total CPU time used</text:p>
      <text:p text:style-name="P126">long cpuTime = (Long) wrapper.invoke(JPPFNodeTaskMonitorMBean.MBEAN_NAME,</text:p>
      <text:p text:style-name="P121"><text:s text:c="2"/>"getTotalTaskCpuTime", (Object[]) null, (String[]) null);</text:p>
      <text:list xml:id="list235443816569659"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24">A proxy is a dynamically created object that implements an interface specified at runtime.</text:p>
      <text:p text:style-name="P24">The standard JMX API provides a way to create a proxy to a remote or local MBeans. This is done as follows:</text:p>
      <text:p text:style-name="P24"/>
      <text:p text:style-name="Code_20_block">JMXNodeConnectionWrapper wrapper = new JMXNodeConnectionWrapper(host, port, <text:span text:style-name="T97">secure</text:span>);</text:p>
      <text:p text:style-name="Code_20_block">wrapper.connectAndWait(timeout);</text:p>
      <text:p text:style-name="Code_20_block"/>
      <text:p text:style-name="P106">// create the proxy instance</text:p>
      <text:p text:style-name="Code_20_block">JPPFNodeTaskMonitorMBean proxy = <text:span text:style-name="T7">wrapper.getProxy(</text:span></text:p>
      <text:p text:style-name="P123"><text:s text:c="2"/>JPPFNodeTaskMonitorMBean.MBEAN_NAME, JPPFNodeTaskMonitorMBean.class);</text:p>
      <text:p text:style-name="Code_20_block"/>
      <text:p text:style-name="P106">// get the total CPU time used</text:p>
      <text:p text:style-name="Code_20_block">long cpuTime = proxy.getTotalTaskCpuTime();</text:p>
      <text:list xml:id="list235445064643378"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4">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4"/>
      <text:p text:style-name="P25">a. Using a proxy to the MBean</text:p>
      <text:p text:style-name="P24"/>
      <text:p text:style-name="Code_20_block">JMXNodeConnectionWrapper wrapper = new JMXNodeConnectionWrapper(host, port, <text:span text:style-name="T97">secure</text:span>);</text:p>
      <text:p text:style-name="Code_20_block">wrapper.connectAndWait(timeout);</text:p>
      <text:p text:style-name="Code_20_block">JPPFNodeTaskMonitorMBean proxy = <text:span text:style-name="T53">wrapper.getProxy(</text:span></text:p>
      <text:p text:style-name="P124"><text:s text:c="2"/>JPPFNodeTaskMonitorMBean.MBEAN_NAME, JPPFNodeTaskMonitorMBean.class);</text:p>
      <text:p text:style-name="Code_20_block"/>
      <text:p text:style-name="P106">// subscribe to all notifications from the MBean</text:p>
      <text:p text:style-name="Code_20_block"><text:span text:style-name="T7">proxy.addNotificationListener(myNotificationListener, null, null)</text:span>;</text:p>
      <text:p text:style-name="Standard"/>
      <text:p text:style-name="P22">b. Using the MBeanServerConnection API</text:p>
      <text:p text:style-name="Standard"/>
      <text:p text:style-name="Code_20_block">JMXNodeConnectionWrapper wrapper = new JMXNodeConnectionWrapper(host, port, <text:span text:style-name="T97">secure</text:span>);</text:p>
      <text:p text:style-name="Code_20_block">wrapper.connectAndWait(timeout);</text:p>
      <text:p text:style-name="Code_20_block">MBeanServerConnection mbsc = wrapper.getMbeanConnection();</text:p>
      <text:p text:style-name="Code_20_block">ObjectName objectName = new ObjectName(<text:span text:style-name="T53">JPPFNodeTaskMonitorMBean.</text:span><text:span text:style-name="T48">MBEAN_NAME);</text:span></text:p>
      <text:p text:style-name="Code_20_block"/>
      <text:p text:style-name="P106">// subscribe to all notifications from the MBean</text:p>
      <text:p text:style-name="Code_20_block">mbsc<text:span text:style-name="T7">.addNotificationListener(objectName, myNotificationListener, null, null)</text:span>;</text:p>
      <text:p text:style-name="P26"/>
      <text:p text:style-name="Standard">Here is an example notification listener implementing the <text:a xlink:type="simple" xlink:href="https://docs.oracle.com/javase/7/docs/api/index.html?javax/management/NotificationListener.html" text:style-name="Internet_20_link" text:visited-style-name="Visited_20_Internet_20_Link"><text:span text:style-name="Code_20_char">NotificationListener</text:span></text:a> interface:</text:p>
      <text:p text:style-name="P64"><text:soft-page-break/></text:p>
      <text:p text:style-name="P106">// this class counts the number of tasks executed, along with</text:p>
      <text:p text:style-name="P106">// the total cpu time and wall clock time used by the node</text:p>
      <text:p text:style-name="Code_20_block">public class MyNotificationListener implements <text:span text:style-name="T7">NotificationListener </text:span>{</text:p>
      <text:p text:style-name="Code_20_block"><text:s text:c="2"/>AtomicInteger taskCount = new AtomicInteger(0);</text:p>
      <text:p text:style-name="Code_20_block"><text:s text:c="2"/>AtomicLong cpuTime = new AtomicLong(0L);</text:p>
      <text:p text:style-name="Code_20_block"><text:s text:c="2"/>AtomicLong elapsedTime = new AtomicLong(0L);</text:p>
      <text:p text:style-name="Code_20_block"/>
      <text:p text:style-name="Code_20_block"><text:s text:c="2"/><text:span text:style-name="T15">// Handle an MBean notification</text:span></text:p>
      <text:p text:style-name="Code_20_block"><text:s text:c="2"/><text:span text:style-name="T7">public void handleNotification(Notification notification, Object handback) </text:span>{</text:p>
      <text:p text:style-name="Code_20_block"><text:s text:c="4"/>TaskExecutionNotification jppfNotif = (TaskExecutionNotification) notification;</text:p>
      <text:p text:style-name="Code_20_block"><text:s text:c="4"/>TaskInformation info = jppfNotif.getTaskInformation();</text:p>
      <text:p text:style-name="Code_20_block"><text:s text:c="4"/>int n = taskCount.incrementAndGet();</text:p>
      <text:p text:style-name="Code_20_block"><text:s text:c="4"/>long cpu = cpuTime.addAndGet(info.getCpuTime());</text:p>
      <text:p text:style-name="Code_20_block"><text:s text:c="4"/>long elapsed = elapsedTime.addAndGet(info.getElapsedTime());</text:p>
      <text:p text:style-name="Code_20_block"><text:s text:c="4"/><text:span text:style-name="T15">// display the statistics for every 50 tasks executed</text:span></text:p>
      <text:p text:style-name="Code_20_block"><text:s text:c="4"/>if (n % 50 == 0) {</text:p>
      <text:p text:style-name="Code_20_block"><text:s text:c="6"/>System.out.println("nb tasks = " + n + ", cpu time = " + cpu</text:p>
      <text:p text:style-name="Code_20_block"><text:s text:c="8"/>+ " ms, elapsed time = " + elapsed +" ms");</text:p>
      <text:p text:style-name="Code_20_block"><text:s text:c="4"/>}</text:p>
      <text:p text:style-name="Code_20_block"><text:s text:c="2"/>}</text:p>
      <text:p text:style-name="Code_20_block">};</text:p>
      <text:p text:style-name="Code_20_block"><text:s text:c="2"/></text:p>
      <text:p text:style-name="Code_20_block">NotificationListener myNotificationListener = new MyNotificationListener();</text:p>
      <text:list xml:id="list235445429138147" text:continue-numbering="true" text:style-name="Outline">
        <text:list-item>
          <text:list>
            <text:list-item>
              <text:list>
                <text:list-item>
                  <text:h text:style-name="Heading_20_3" text:outline-level="3">Remote logging</text:h>
                </text:list-item>
              </text:list>
            </text:list-item>
          </text:list>
        </text:list-item>
      </text:list>
      <text:p text:style-name="P17">It is possible to receive logging messages from a node as JMX notifications. Specific implementation<text:span text:style-name="T93">s</text:span> are available for Log4j and JDK logging. </text:p>
      <text:p text:style-name="P17"/>
      <text:p text:style-name="P17">To configure Log4j <text:span text:style-name="T119">to emit</text:span> JMX notifications, edit the log4j configuration file of the node and add the following:</text:p>
      <text:p text:style-name="Standard"/>
      <text:p text:style-name="P106">### direct messages to the JMX Logger ###</text:p>
      <text:p text:style-name="Code_20_block">log4j.appender.JMX=<text:span text:style-name="T7">org.jppf.logging.log4j.JmxAppender</text:span></text:p>
      <text:p text:style-name="Code_20_block">log4j.appender.JMX.layout=org.apache.log4j.PatternLayout</text:p>
      <text:p text:style-name="Code_20_block">log4j.appender.JMX.layout.ConversionPattern=%d [%-5p][%c.%M(%L)]: %m\n</text:p>
      <text:p text:style-name="P106">### set log levels - for more verbose logging change 'info' to 'debug' ###</text:p>
      <text:p text:style-name="Code_20_block">log4j.rootLogger=INFO, JPPF, <text:span text:style-name="T7">JMX</text:span></text:p>
      <text:p text:style-name="Standard"/>
      <text:p text:style-name="P1">To configure the JDK logging to send JMX notifications, edit the JDK logging configuration of the node and add:</text:p>
      <text:p text:style-name="Standard"/>
      <text:p text:style-name="P106"># list of handlers</text:p>
      <text:p text:style-name="Code_20_block">handlers= java.util.logging.FileHandler, <text:span text:style-name="T7">org.jppf.logging.jdk.JmxHandler</text:span></text:p>
      <text:p text:style-name="P106">#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106">// get a JMX connection to the node MBean server</text:p>
      <text:p text:style-name="Code_20_block">JMXNodeConnectionWrapper jmxNode = new JMXNodeConnectionWrapper(host, port, <text:span text:style-name="T97">secure</text:span>);</text:p>
      <text:p text:style-name="Code_20_block">jmxNode.connectAndWait(5000L);</text:p>
      <text:p text:style-name="P106">// get a proxy to the MBean</text:p>
      <text:p text:style-name="Code_20_block">JmxLogger nodeProxy = jmxNode.getProxy(JmxLogger.<text:span text:style-name="T56">DEFAULT_MBEAN_NAME</text:span>, JmxLogger.class);</text:p>
      <text:p text:style-name="P106">// use a handback object so we know where the log messages come from</text:p>
      <text:p text:style-name="Code_20_block">String source = "node <text:s text:c="2"/>" + jmxNode.getHost() + ":" + jmxNode.getPort();</text:p>
      <text:p text:style-name="P106">// subbscribe to all notifications from the MBean</text:p>
      <text:p text:style-name="Code_20_block">NotificationListener listener = new MyLoggingHandler();</text:p>
      <text:p text:style-name="Code_20_block">nodeProxy.addNotificationListener(listener, null, source);</text:p>
      <text:p text:style-name="Code_20_block"/>
      <text:p text:style-name="P106">// Logging notification listener that prints remote log messages to the console</text:p>
      <text:p text:style-name="Code_20_block">public class MyLoggingHandler implements NotificationListener {</text:p>
      <text:p text:style-name="Code_20_block"><text:s text:c="2"/><text:span text:style-name="T15">//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Code_20_block">}</text:p>
      <text:list xml:id="list235443916878051" text:continue-numbering="true" text:style-name="Outline">
        <text:list-item>
          <text:list>
            <text:list-item>
              <text:h text:style-name="P226"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7">service:jmx:jmxmp://</text:span></text:span><text:span text:style-name="Code_20_char"><text:span text:style-name="T5">host</text:span></text:span><text:span text:style-name="Code_20_char"><text:span text:style-name="T7">:</text:span></text:span><text:span text:style-name="Code_20_char"><text:span text:style-name="T5">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235444437499346"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20">MBean name: “<text:span text:style-name="T7">org.jppf:name=admin,type=driver</text:span>”</text:p>
      <text:p text:style-name="P20">This is also the value of the constant <text:a xlink:type="simple" xlink:href="https://www.jppf.org/javadoc/6.0/org/jppf/management/JPPFDriverAdminMBean.html#MBEAN_NAME" text:style-name="Internet_20_link" text:visited-style-name="Visited_20_Internet_20_Link"><text:span text:style-name="Code_20_char">JPPFDriverAdminMBean.MBEAN_NAME</text:span></text:a>.</text:p>
      <text:p text:style-name="P20"/>
      <text:p text:style-name="P1">This MBean's role is to perform management and monitoring of the server. It exposes the <text:a xlink:type="simple" xlink:href="https://www.jppf.org/javadoc/6.0/index.html?org/jppf/management/JPPFDriverAdminMBean.html" text:style-name="Internet_20_link" text:visited-style-name="Visited_20_Internet_20_Link"><text:span text:style-name="Code_20_char">JPPFDriverAdminMBean</text:span></text:a> interface, which provides the functionalities described hereafter.</text:p>
      <text:list xml:id="list235444330764983"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r<text:span text:style-name="T92">o</text:span>vides statistics on execution performance, network overhead, server queue behavior, number of connected nodes and clients:</text:p>
      <text:p text:style-name="P20"/>
      <text:p text:style-name="P125">public interface JPPFDriverAdminMBean extends JPPFAdminMBean {</text:p>
      <text:p text:style-name="P106"><text:s text:c="2"/>// Get the latest statistics snapshot from the JPPF driver</text:p>
      <text:p text:style-name="Code_20_block"><text:s text:c="2"/>public JPPFStat<text:span text:style-name="T91">i</text:span>s<text:span text:style-name="T91">tics</text:span> statistics() throws Exception;</text:p>
      <text:p text:style-name="Code_20_block">}</text:p>
      <text:p text:style-name="P20"/>
      <text:p text:style-name="P7">This method returns an object of type <text:a xlink:type="simple" xlink:href="https://www.jppf.org/javadoc/6.0/index.html?org/jppf/utils/stats/JPPFStatistics.html" text:style-name="Internet_20_link" text:visited-style-name="Visited_20_Internet_20_Link"><text:span text:style-name="Code_20_char"><text:span text:style-name="T90">JPPFStatistics</text:span></text:span></text:a>. We invite you to read <text:span text:style-name="T91">the dedicated section in </text:span><text:span text:style-name="T6">Development Guide &gt; The JPPF statistics API</text:span> <text:span text:style-name="T91">for the full details of its usage</text:span>.</text:p>
      <text:p text:style-name="P1"/>
      <text:p text:style-name="P1">Additionally, you can reset the server statistics using the following method:</text:p>
      <text:p text:style-name="P1"/>
      <text:p text:style-name="P125">public interface JPPFDriverAdminMBean extends JPPFAdminMBean {</text:p>
      <text:p text:style-name="P106"><text:s text:c="2"/>// Reset the JPPF driver statistics</text:p>
      <text:p text:style-name="Code_20_block"><text:s text:c="2"/>public void resetStatistics() throws Exception;</text:p>
      <text:p text:style-name="P122">}</text:p>
      <text:list xml:id="list235445166112645"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P125">public interface JPPFDriverAdminMBean extends JPPFAdminMBean {</text:p>
      <text:p text:style-name="P106"><text:s text:c="2"/>// Perform a shutdown or restart of the server. The server stops after</text:p>
      <text:p text:style-name="P106"><text:s text:c="2"/>// the specified shutdown delay, and restarts after the specified restart delay</text:p>
      <text:p text:style-name="Code_20_block"><text:s text:c="2"/>public String restartShutdown(Long shutdownDelay, Long restartDelay)</text:p>
      <text:p text:style-name="Code_20_block"><text:s text:c="4"/>throws Exception;</text:p>
      <text:p text:style-name="Code_20_block">}</text:p>
      <text:p text:style-name="P20"/>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235444944502210"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P125">public interface JPPFDriverAdminMBean extends JPPFAdminMBean {</text:p>
      <text:p text:style-name="P106"><text:s text:c="2"/>// Request the JMX connection information for all nodes attached to the server</text:p>
      <text:p text:style-name="Code_20_block"><text:s text:c="2"/>public Collection&lt;JPPFManagementInfo&gt; nodesInformation() throws Exception;</text:p>
      <text:p text:style-name="P178"><text:s text:c="2"/><text:span text:style-name="T15">// Request the JMX connection information for all nodes </text:span><text:span text:style-name="T32">which satisfy the node selector</text:span></text:p>
      <text:p text:style-name="P178"><text:s text:c="2"/><text:span text:style-name="T50">public Collection&lt;JPPFManagementInfo&gt; nodesInformation(NodeSelector selector)</text:span></text:p>
      <text:p text:style-name="P129"><text:s text:c="4"/>throws Exception;</text:p>
      <text:p text:style-name="Code_20_block"><text:s text:c="2"/></text:p>
      <text:p text:style-name="Code_20_block"><text:s text:c="2"/><text:span text:style-name="T15">// Get the number of nodes currently attached to the server.</text:span></text:p>
      <text:p text:style-name="Code_20_block"><text:s text:c="2"/>public Integer nbNodes() throws Exception;</text:p>
      <text:p text:style-name="P178"><text:s text:c="2"/><text:span text:style-name="T15">// </text:span><text:span text:style-name="T32">Get the number of nodes attached to the driver that satisfy the specified selector</text:span></text:p>
      <text:p text:style-name="P178"><text:s text:c="2"/><text:span text:style-name="T115">public Integer nbNodes(NodeSelector selector) throws Exception;</text:span></text:p>
      <text:p text:style-name="Code_20_block">}</text:p>
      <text:p text:style-name="P20"/>
      <text:p text:style-name="P72">Note that the methods using a <text:a xlink:type="simple" xlink:href="#1.3.1.Node selectors|outline" text:style-name="Internet_20_link" text:visited-style-name="Visited_20_Internet_20_Link"><text:span text:style-name="T61">node selector</text:span></text:a> as input parameter provide a lot of flexibility in chosing which nodes to get information about.</text:p>
      <text:p text:style-name="P207">The <text:a xlink:type="simple" xlink:href="https://www.jppf.org/javadoc/6.0/index.html?org/jppf/management/JPPFManagementInfo.html" text:style-name="Internet_20_link" text:visited-style-name="Visited_20_Internet_20_Link"><text:span text:style-name="Code_20_char">JPPFManagementInfo</text:span></text:a> objects returned in the resulting collection encapsulate enough information to connect to the corresponding node's MBean server:</text:p>
      <text:p text:style-name="P1"/>
      <text:p text:style-name="P131">public class JPPFManagementInfo implements Serializable, Comparable&lt;JPPFManagementInfo&gt; {</text:p>
      <text:p text:style-name="Code_20_block"><text:span text:style-name="T57"><text:s text:c="2"/></text:span><text:span text:style-name="T16">// Get the host on which the driver or node is running</text:span></text:p>
      <text:p text:style-name="P131"><text:s text:c="2"/>public synchronized String getHost();</text:p>
      <text:p text:style-name="P233"><text:s text:c="2"/><text:span text:style-name="T15">// Get the ip address of the host on which the node or driver is running</text:span></text:p>
      <text:p text:style-name="P233"><text:s text:c="2"/>public String getIpAddress()</text:p>
      <text:p text:style-name="P233"><text:span text:style-name="T57"><text:s text:c="2"/></text:span><text:span text:style-name="T16">// Get the port on which the node's JMX server is listening</text:span></text:p>
      <text:p text:style-name="P131"><text:s text:c="2"/>public synchronized int getPort()</text:p>
      <text:p text:style-name="Code_20_block"><text:span text:style-name="T57"><text:s text:c="2"/></text:span><text:span text:style-name="T16">// Get the driver or node's unique id</text:span></text:p>
      <text:p text:style-name="P131"><text:s text:c="2"/>public String getUuid()</text:p>
      <text:p text:style-name="P130"><text:span text:style-name="T57"><text:s text:c="2"/></text:span><text:span text:style-name="T16">// Determine whether this is a driver connected as a node to another driver</text:span></text:p>
      <text:p text:style-name="P132"><text:s text:c="2"/>public boolean isPeer()</text:p>
      <text:p text:style-name="Code_20_block"><text:span text:style-name="T57"><text:s text:c="2"/></text:span><text:span text:style-name="T16">// Determine whether this information represents a real node</text:span></text:p>
      <text:p text:style-name="P131"><text:s text:c="2"/>public boolean isNode()</text:p>
      <text:p text:style-name="Code_20_block"><text:span text:style-name="T57"><text:s text:c="2"/></text:span><text:span text:style-name="T16">// Determine whether this is a driver</text:span></text:p>
      <text:p text:style-name="P131"><text:s text:c="2"/>public boolean isDriver()</text:p>
      <text:p text:style-name="Code_20_block"><text:span text:style-name="T57"><text:s text:c="2"/></text:span><text:span text:style-name="T16">// Determine whether communication is be secured via SSL/TLS</text:span></text:p>
      <text:p text:style-name="P131"><text:s text:c="2"/>public boolean isSecure()</text:p>
      <text:p text:style-name="Code_20_block"><text:s text:c="2"/><text:span text:style-name="T15">// Whether this information represents a master node for provisioning</text:span></text:p>
      <text:p text:style-name="Code_20_block"><text:s text:c="2"/>public boolean isMasterNode()</text:p>
      <text:p text:style-name="Code_20_block"><text:s text:c="2"/><text:span text:style-name="T15">// Whether this information represents a slave node for provisioning</text:span></text:p>
      <text:p text:style-name="Code_20_block"><text:s text:c="2"/>public boolean isSlaveNode() {</text:p>
      <text:p text:style-name="P233"><text:span text:style-name="T57"><text:s text:c="2"/></text:span><text:span text:style-name="T16">// Determine whether the node is active or inactive</text:span></text:p>
      <text:p text:style-name="P232"><text:s text:c="2"/>public boolean <text:span text:style-name="T168">getMasterUuid</text:span>()</text:p>
      <text:p text:style-name="P233"><text:s text:c="2"/><text:span text:style-name="T15">// Whether this information represents a node than can execute .Net tasks</text:span></text:p>
      <text:p text:style-name="Code_20_block"><text:s text:c="2"/>public boolean isDotnetCapable()</text:p>
      <text:p text:style-name="Code_20_block"><text:s text:c="2"/><text:span text:style-name="T15">// Whether this information represents an Android node</text:span></text:p>
      <text:p text:style-name="Code_20_block"><text:s text:c="2"/>public boolean isAndroidNode()</text:p>
      <text:p text:style-name="P233"><text:span text:style-name="T16"><text:s text:c="2"/>// Determine whether this information represents a local node</text:span></text:p>
      <text:p text:style-name="P131"><text:s text:c="2"/>public boolean isLocal()</text:p>
      <text:p text:style-name="Code_20_block"><text:span text:style-name="T57"><text:s text:c="2"/></text:span><text:span text:style-name="T16">// Determine whether the node is active or inactive</text:span></text:p>
      <text:p text:style-name="P131"><text:s text:c="2"/>public boolean isActive()</text:p>
      <text:p text:style-name="P233"><text:span text:style-name="T57">}</text:span></text:p>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20"/>
      <text:p text:style-name="P106">// Obtain connection information for all attached nodes</text:p>
      <text:p text:style-name="Code_20_block">Collection&lt;JPPFManagementInfo&gt; nodesInfo = myDriverMBeanProxy.nodesInformation();</text:p>
      <text:p text:style-name="Code_20_block">for (JPPFManagementInfo info: nodesInfo) {</text:p>
      <text:p text:style-name="Code_20_block"><text:s text:c="2"/><text:span text:style-name="T15">// create a JMX connection wrapper based on the node information</text:span></text:p>
      <text:p text:style-name="Code_20_block"><text:s text:c="2"/>JMXNodeConnectionWrapper wrapper =</text:p>
      <text:p text:style-name="Code_20_block"><text:s text:c="4"/>new JMXNodeConnectionWrapper(info.getHost(), info.getPort(), <text:span text:style-name="T117">false</text:span>);</text:p>
      <text:p text:style-name="Code_20_block"><text:s text:c="2"/><text:span text:style-name="T15">// connect to the node's MBean server</text:span></text:p>
      <text:p text:style-name="Code_20_block"><text:s text:c="2"/>wrapper.connectAndWait(5000<text:span text:style-name="T170">L</text:span>);</text:p>
      <text:p text:style-name="Code_20_block"><text:s text:c="2"/><text:span text:style-name="T15">// restart the node</text:span></text:p>
      <text:p text:style-name="Code_20_block"><text:s text:c="2"/>wrapper.restart();</text:p>
      <text:p text:style-name="Code_20_block">}</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235443651547443"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public interface JPPFDriverAdminMBean extends JPPFAdminMBean {</text:p>
      <text:p text:style-name="Code_20_block"><text:s text:c="2"/><text:span text:style-name="T15">// Request information </text:span><text:span text:style-name="T33">on</text:span><text:span text:style-name="T15"> the idle nodes attached to the server</text:span></text:p>
      <text:p text:style-name="Code_20_block"><text:s text:c="2"/>public Collection&lt;JPPFManagementInfo&gt; idleNodesInformation() throws Exception;</text:p>
      <text:p text:style-name="P178"><text:s text:c="2"/><text:span text:style-name="T15">// Request information </text:span><text:span text:style-name="T33">on</text:span><text:span text:style-name="T15"> all </text:span><text:span text:style-name="T32">idle </text:span><text:span text:style-name="T15">nodes </text:span><text:span text:style-name="T32">which satisfy the node selector</text:span></text:p>
      <text:p text:style-name="P178"><text:s text:c="2"/><text:span text:style-name="T50">public Collection&lt;JPPFManagementInfo&gt; idleNodesInformation(NodeSelector selector)</text:span></text:p>
      <text:p text:style-name="P129"><text:s text:c="4"/>throws Exception;</text:p>
      <text:p text:style-name="P178"><text:s text:c="3"/><text:span text:style-name="T15">// Get the number of idle nodes attached to the server</text:span></text:p>
      <text:p text:style-name="Code_20_block"><text:s text:c="2"/>public Integer nbIdleNodes() throws Exception;</text:p>
      <text:p text:style-name="P178"><text:s text:c="2"/><text:span text:style-name="T15">// </text:span><text:span text:style-name="T32">Get the number of idle nodes that satisfy the specified selector</text:span></text:p>
      <text:p text:style-name="P178"><text:s text:c="2"/><text:span text:style-name="T115">public Integer nbIdleNodes(NodeSelector selector) throws Exception;</text:span></text:p>
      <text:p text:style-name="P178">}</text:p>
      <text:p text:style-name="Standard"><text:soft-page-break/></text:p>
      <text:p text:style-name="P75">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list xml:id="list235444560467507" text:continue-numbering="true" text:style-name="Outline">
        <text:list-item>
          <text:list>
            <text:list-item>
              <text:list>
                <text:list-item>
                  <text:list>
                    <text:list-item>
                      <text:h text:style-name="P230" text:outline-level="4"><text:span text:style-name="T169">Nodes active state</text:span></text:h>
                    </text:list-item>
                  </text:list>
                </text:list-item>
              </text:list>
            </text:list-item>
          </text:list>
        </text:list-item>
      </text:list>
      <text:p text:style-name="P30">From the server's perspective, the nodes can be considered either active or inactive. When a node is “active” the server 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p>
      <text:p text:style-name="P30"/>
      <text:p text:style-name="P30">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p>
      <text:p text:style-name="P30"/>
      <text:p text:style-name="P30">This can be done with the following method<text:span text:style-name="T121">s</text:span>:</text:p>
      <text:p text:style-name="P30"/>
      <text:p text:style-name="P127">public interface JPPFDriverAdminMBean extends JPPFAdminMBean {</text:p>
      <text:p text:style-name="P107"><text:s text:c="2"/>// <text:span text:style-name="T61">T</text:span><text:span text:style-name="T62">oggle the activate state of the specified nodes</text:span></text:p>
      <text:p text:style-name="P140"><text:s text:c="2"/>public <text:span text:style-name="T60">void</text:span> <text:span text:style-name="T60">toggleActiveState</text:span>(<text:span text:style-name="T60">NodeSelector selector</text:span>) throws Exception;</text:p>
      <text:p text:style-name="P182"><text:span text:style-name="T120"><text:s text:c="2"/></text:span><text:span text:style-name="T35">// Get the active states of the nodes specified vith a NodeSelector</text:span></text:p>
      <text:p text:style-name="P183"><text:s text:c="2"/>Map&lt;String, Boolean&gt; getActiveState(NodeSelector selector) throws Exception;</text:p>
      <text:p text:style-name="P182"><text:span text:style-name="T120"><text:s text:c="2"/></text:span><text:span text:style-name="T35">// Set the active state of the specified nodes</text:span></text:p>
      <text:p text:style-name="P183"><text:s text:c="2"/>void setActiveState(NodeSelector selector, boolean active) throws Exception;</text:p>
      <text:p text:style-name="P182">}</text:p>
      <text:p text:style-name="P30"/>
      <text:p text:style-name="P4"><text:span text:style-name="T61">The </text:span><text:span text:style-name="Code_20_char"><text:span text:style-name="T61">toggleActiveState()</text:span></text:span><text:span text:style-name="T61"> method acts as an on/off switch: nodes in the 'active' state will be deactivated, whereas nodes in the 'inactive' state will be activated. Also note that this method uses a </text:span><text:a xlink:type="simple" xlink:href="#1.3.1.Node selectors|outline" text:style-name="Internet_20_link" text:visited-style-name="Visited_20_Internet_20_Link"><text:span text:style-name="T61">node selector</text:span></text:a><text:span text:style-name="T61"> to specifiy which nodes it applies to.</text:span></text:p>
      <text:list xml:id="list235443962979469"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20">The driver management MBean provides <text:span text:style-name="T65">2</text:span> methods to dynamically obtain <text:span text:style-name="T65">or</text:span> change the server's load balancing settings:</text:p>
      <text:p text:style-name="P20"/>
      <text:p text:style-name="P125">public interface JPPFDriverAdminMBean extends JPPFAdminMBean {</text:p>
      <text:p text:style-name="P106"><text:s text:c="2"/>// Obtain the current load-balancing settings.</text:p>
      <text:p text:style-name="Code_20_block"><text:s text:c="2"/>public LoadBalancingInformation loadBalancerInformation() throws Exception;</text:p>
      <text:p text:style-name="Code_20_block">}</text:p>
      <text:p text:style-name="P20"/>
      <text:p text:style-name="P20">This method returns an object of type <text:a xlink:type="simple" xlink:href="https://www.jppf.org/javadoc/6.0/index.html?org/jppf/server/scheduler/bundle/LoadBalancingInformation.html" text:style-name="Internet_20_link" text:visited-style-name="Visited_20_Internet_20_Link"><text:span text:style-name="Code_20_char">LoadBalancingInformation</text:span></text:a>, defined as follows:</text:p>
      <text:p text:style-name="P20"/>
      <text:p text:style-name="Code_20_block">public class LoadBalancingInformation implements Serializable {</text:p>
      <text:p text:style-name="Code_20_block"><text:s text:c="2"/><text:span text:style-name="T15">// Get the name of the algorithm</text:span></text:p>
      <text:p text:style-name="Code_20_block"><text:s text:c="2"/>public String getAlgorithm()</text:p>
      <text:p text:style-name="Code_20_block"><text:s text:c="2"/><text:span text:style-name="T15">// Get the algorithm's parameters</text:span></text:p>
      <text:p text:style-name="Code_20_block"><text:s text:c="2"/>public TypedProperties getParameters()</text:p>
      <text:p text:style-name="Code_20_block"><text:s text:c="2"/><text:span text:style-name="T15">// Get the names of all available algorithms</text:span></text:p>
      <text:p text:style-name="Code_20_block"><text:s text:c="2"/>public List&lt;String&gt; getAlgorithmNames()</text:p>
      <text:p text:style-name="Code_20_block">}</text:p>
      <text:p text:style-name="Standard"/>
      <text:p text:style-name="P20"><text:span text:style-name="T51">Notes</text:span>:</text:p>
      <text:p text:style-name="P20"/>
      <text:list xml:id="list1237090449" text:style-name="List_20_2">
        <text:list-item>
          <text:p text:style-name="P211">the value of <text:span text:style-name="T1">algorithm</text:span> is included in the list of algorithm names</text:p>
        </text:list-item>
        <text:list-item>
          <text:p text:style-name="P211"><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P125">public interface JPPFDriverAdminMBean extends JPPFAdminMBean {</text:p>
      <text:p text:style-name="P106"><text:s text:c="2"/>// Change the load-balancing settings.</text:p>
      <text:p text:style-name="P166"><text:s text:c="2"/>public String changeLoadBalancerSettings(String algorithm, Map parameters)</text:p>
      <text:p text:style-name="P166"><text:s text:c="4"/>throws Exception;</text:p>
      <text:p text:style-name="Code_20_block">}</text:p>
      <text:p text:style-name="P1"/>
      <text:p text:style-name="P1"/>
      <text:p text:style-name="P207">Where:</text:p>
      <text:list xml:id="list235443881493320" text:continue-numbering="true" text:style-name="List_20_2">
        <text:list-item>
          <text:p text:style-name="P213"><text:span text:style-name="Code_20_char">algorithm</text:span> is the name of the algorithm to use. If it is not known to the server, no change occurs.</text:p>
        </text:list-item>
        <text:list-item>
          <text:p text:style-name="P213"><text:span text:style-name="Code_20_char">parameters</text:span> is a map of algorithm parameter names to their value. Similarly to what we saw above, the parameter names must be expressed without suffix. Internally, the JPPF server will use the profile name “jppf”.</text:p>
        </text:list-item>
      </text:list>
      <text:list xml:id="list235445423236930" text:continue-list="list235443962979469" text:style-name="Outline">
        <text:list-item>
          <text:list>
            <text:list-item>
              <text:list>
                <text:list-item>
                  <text:list>
                    <text:list-item>
                      <text:h text:style-name="Heading_20_4" text:outline-level="4"><text:span text:style-name="T107">Driver UDP broadcasting state</text:span></text:h>
                    </text:list-item>
                  </text:list>
                </text:list-item>
              </text:list>
            </text:list-item>
          </text:list>
        </text:list-item>
      </text:list>
      <text:p text:style-name="P71">The driver management MBean has a read-write attribute which allows monitoring and setting its ability to boradcast its connection information to clients, nodes or other servers, via UDP. This atribute isdefined via the following accessors:</text:p>
      <text:p text:style-name="P71"/>
      <text:p text:style-name="P128">public interface JPPFDriverAdminMBean extends JPPFAdminMBean {</text:p>
      <text:p text:style-name="P165"><text:span text:style-name="T107"><text:s text:c="2"/></text:span><text:span text:style-name="T27">// Determine whether the driver is broadcasting</text:span></text:p>
      <text:p text:style-name="P167"><text:s text:c="2"/>Boolean isBroadcasting() throws Exception;</text:p>
      <text:p text:style-name="P167"/>
      <text:p text:style-name="P165"><text:span text:style-name="T107"><text:s text:c="2"/></text:span><text:span text:style-name="T27">// Activate or deactivate the broadcasting of the driver's connection information</text:span></text:p>
      <text:p text:style-name="P167"><text:s text:c="2"/>void setBroadcasting(Boolean broadcasting) throws Exception;</text:p>
      <text:p text:style-name="P167">}</text:p>
      <text:list xml:id="list235444499261163" text:continue-numbering="true" text:style-name="Outline">
        <text:list-item>
          <text:list>
            <text:list-item>
              <text:list>
                <text:list-item>
                  <text:h text:style-name="P236" text:outline-level="3">Job-level management and monitoring</text:h>
                </text:list-item>
              </text:list>
            </text:list-item>
          </text:list>
        </text:list-item>
      </text:list>
      <text:p text:style-name="P20">MBean name: “<text:span text:style-name="T7">org.jppf:name=jobManagement,type=driver</text:span>”</text:p>
      <text:p text:style-name="P20">This is also the value of the constant <text:a xlink:type="simple" xlink:href="https://www.jppf.org/javadoc/6.0/org/jppf/server/job/management/DriverJobManagementMBean.html#MBEAN_NAME" text:style-name="Internet_20_link" text:visited-style-name="Visited_20_Internet_20_Link"><text:span text:style-name="Code_20_char">DriverJobManagementMBean.MBEAN_NAME</text:span></text:a>.</text:p>
      <text:p text:style-name="P20"/>
      <text:p text:style-name="P1">The role of this MBean is to control and monitor the life cycle of all jobs submitted to the server. It exposes the <text:a xlink:type="simple" xlink:href="https://www.jppf.org/javadoc/6.0/index.html?org/jppf/server/job/management/DriverJobManagementMBean.html" text:style-name="Internet_20_link" text:visited-style-name="Visited_20_Internet_20_Link"><text:span text:style-name="Code_20_char">DriverJobManagementMBean</text:span></text:a> interface, defined as follows:</text:p>
      <text:p text:style-name="P1"/>
      <text:p text:style-name="Code_20_block">public interface DriverJobManagementMBean extends NotificationEmitter {</text:p>
      <text:p text:style-name="P184"><text:s text:c="2"/><text:span text:style-name="T15">// Cancel the job with the specified id</text:span></text:p>
      <text:p text:style-name="P184"><text:s text:c="2"/>public void cancelJob(String jobUuid) throws Exception;</text:p>
      <text:p text:style-name="P184"><text:s text:c="2"/><text:span text:style-name="T15">// Cancel the </text:span><text:span text:style-name="T36">selected </text:span><text:span text:style-name="T15">job</text:span><text:span text:style-name="T36">s</text:span></text:p>
      <text:p text:style-name="P184"><text:s text:c="2"/>public void cancelJob<text:span text:style-name="T123">s</text:span>(<text:span text:style-name="T123">JobSelector selector</text:span>) throws Exception;</text:p>
      <text:p text:style-name="P184"><text:s text:c="2"/><text:span text:style-name="T15">// Suspend the job with the specified id</text:span></text:p>
      <text:p text:style-name="P184"><text:s text:c="2"/>public void suspendJob(String jobUuid, Boolean requeue) throws Exception;</text:p>
      <text:p text:style-name="P184"><text:s text:c="2"/><text:span text:style-name="T15">// Suspend the </text:span><text:span text:style-name="T36">selected </text:span><text:span text:style-name="T15">job</text:span><text:span text:style-name="T36">s</text:span></text:p>
      <text:p text:style-name="P184"><text:s text:c="2"/>public void suspendJob<text:span text:style-name="T123">s</text:span>(<text:span text:style-name="T123">JobSelector selector</text:span>, Boolean requeue) throws Exception;</text:p>
      <text:p text:style-name="P184"><text:s text:c="2"/><text:span text:style-name="T15">// Resume the job with the specified id</text:span></text:p>
      <text:p text:style-name="Code_20_block"><text:s text:c="2"/>public void resumeJob(String jobUuid) throws Exception;</text:p>
      <text:p text:style-name="P184"><text:s text:c="2"/><text:span text:style-name="T15">// Resume the </text:span><text:span text:style-name="T36">selected </text:span><text:span text:style-name="T15">job</text:span><text:span text:style-name="T36">s</text:span></text:p>
      <text:p text:style-name="P184"><text:s text:c="2"/>public void resumeJob<text:span text:style-name="T123">s</text:span>(<text:span text:style-name="T123">JobSelector selector</text:span>) throws Exception;</text:p>
      <text:p text:style-name="P184"><text:s text:c="2"/><text:span text:style-name="T15">// Update the maximum number of nodes a job can run on</text:span></text:p>
      <text:p text:style-name="Code_20_block"><text:s text:c="2"/>public void updateMaxNodes(String jobUuid, Integer maxNodes) throws Exception;</text:p>
      <text:p text:style-name="P184"><text:s text:c="2"/><text:span text:style-name="T15">// Update the maximum number of nodes </text:span><text:span text:style-name="T36">for the selected </text:span><text:span text:style-name="T15">job</text:span><text:span text:style-name="T36">s</text:span></text:p>
      <text:p text:style-name="P184"><text:s text:c="2"/>public void updateMaxNodes(<text:span text:style-name="T123">JobSelector selector</text:span>, Integer maxNodes) throws Exception;</text:p>
      <text:p text:style-name="P184"><text:s text:c="2"/><text:span text:style-name="T15">// Update the priority of a job</text:span></text:p>
      <text:p text:style-name="Code_20_block"><text:s text:c="2"/>void updatePriority(String jobUuid, Integer newPriority);</text:p>
      <text:p text:style-name="P184"><text:s text:c="2"/><text:span text:style-name="T15">// Update the priority </text:span><text:span text:style-name="T36">the selected </text:span><text:span text:style-name="T15">job</text:span><text:span text:style-name="T36">s</text:span></text:p>
      <text:p text:style-name="P184"><text:s text:c="2"/>void updatePriority(<text:span text:style-name="T123">JobSelector selector</text:span>, Integer newPriority);</text:p>
      <text:p text:style-name="P184"><text:s text:c="2"/><text:span text:style-name="T15">// Get the set of </text:span><text:span text:style-name="T36">uu</text:span><text:span text:style-name="T15">ids </text:span><text:span text:style-name="T36">of</text:span><text:span text:style-name="T15"> all the jobs currently queued or executing</text:span></text:p>
      <text:p text:style-name="Code_20_block"><text:s text:c="2"/>public String[] getAllJob<text:span text:style-name="T122">Uui</text:span>ds() throws Exception;</text:p>
      <text:p text:style-name="P186"><text:s text:c="2"/><text:span text:style-name="T15">// Get an object describing the job with the specified </text:span><text:span text:style-name="T38">uu</text:span><text:span text:style-name="T15">id</text:span></text:p>
      <text:p text:style-name="P186"><text:s text:c="2"/>public JobInformation getJobInformation(String jobUuid) throws Exception;</text:p>
      <text:p text:style-name="P186"><text:s text:c="2"/><text:span text:style-name="T15">// Get </text:span><text:span text:style-name="T38">information on </text:span><text:span text:style-name="T15">the </text:span><text:span text:style-name="T38">selected jobs</text:span></text:p>
      <text:p text:style-name="P186"><text:s text:c="2"/>public JobInformation<text:span text:style-name="T125">[]</text:span> getJobInformation(<text:span text:style-name="T123">JobSelector selector</text:span>) throws Exception;</text:p>
      <text:p text:style-name="P186"><text:s text:c="2"/><text:span text:style-name="T15">// Get a list of objects describing the nodes to which the whole</text:span></text:p>
      <text:p text:style-name="Code_20_block"><text:s text:c="2"/><text:span text:style-name="T15">// or part of a job was dispatched</text:span></text:p>
      <text:p text:style-name="Code_20_block"><text:s text:c="2"/>public NodeJobInformation[] getNodeInformation(String jobUuid) throws Exception;</text:p>
      <text:p text:style-name="P185"><text:s text:c="2"/><text:span text:style-name="T15">// Get </text:span><text:span text:style-name="T37">the</text:span><text:span text:style-name="T15"> list </text:span><text:span text:style-name="T37">of </text:span><text:span text:style-name="T15">dispatche</text:span><text:span text:style-name="T37">s for each of the selected nodes</text:span></text:p>
      <text:p text:style-name="P185"><text:s text:c="2"/>public <text:span text:style-name="T124">Map&lt;String, </text:span>NodeJobInformation[]<text:span text:style-name="T124">&gt;</text:span> getNodeInformation(<text:span text:style-name="T123">JobSelector selector</text:span>)</text:p>
      <text:p text:style-name="P185"><text:s text:c="4"/>throws Exception;</text:p>
      <text:p text:style-name="P185">}</text:p>
      <text:p text:style-name="P1"/>
      <text:p text:style-name="P1"><text:span text:style-name="T52">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list xml:id="list235444138656468" text:continue-numbering="true" text:style-name="Outline">
        <text:list-item>
          <text:list>
            <text:list-item>
              <text:list>
                <text:list-item>
                  <text:list>
                    <text:list-item>
                      <text:h text:style-name="Heading_20_4" text:outline-level="4"><text:soft-page-break/>Job selectors</text:h>
                    </text:list-item>
                  </text:list>
                </text:list-item>
              </text:list>
            </text:list-item>
          </text:list>
        </text:list-item>
      </text:list>
      <text:p text:style-name="P76">Many of the methods in <text:a xlink:type="simple" xlink:href="https://www.jppf.org/javadoc/6.0/index.html?org/jppf/server/job/management/DriverJobManagementMBean.html" text:style-name="Internet_20_link" text:visited-style-name="Visited_20_Internet_20_Link"><text:span text:style-name="Code_20_char"><text:span text:style-name="T89">DriverJobManagementMBean</text:span></text:span></text:a> use a <text:a xlink:type="simple" xlink:href="https://www.jppf.org/javadoc/6.0/index.html?org/jppf/job/JobSelector.html" text:style-name="Internet_20_link" text:visited-style-name="Visited_20_Internet_20_Link">JobSelector</text:a>, which allows filtering the jobs in the driver's queue according to user-defined criteria. <text:span text:style-name="T126">This interface is defined as folows:</text:span></text:p>
      <text:p text:style-name="P76"/>
      <text:p text:style-name="Code_20_block">public interface JobSelector extends Serializable {</text:p>
      <text:p text:style-name="Code_20_block"><text:s text:c="2"/><text:span text:style-name="T15">// </text:span><text:span text:style-name="T39">W</text:span><text:span text:style-name="T15">hether the specified job is accepted by this selector</text:span></text:p>
      <text:p text:style-name="Code_20_block"><text:s text:c="2"/>boolean accepts(JPPFDistributedJob job);</text:p>
      <text:p text:style-name="Code_20_block">}</text:p>
      <text:p text:style-name="P1"/>
      <text:p text:style-name="P77">As we can see, it acts as a yes/no filter for instances of <text:a xlink:type="simple" xlink:href="https://www.jppf.org/javadoc/6.0/index.html?org/jppf/node/protocol/JPPFDistributedJob.html" text:style-name="Internet_20_link" text:visited-style-name="Visited_20_Internet_20_Link">JPPFDistributedJob</text:a>, which represent remote jobs present in a JPPF driver. Job selectors are similar in functionality to the <text:a xlink:type="simple" xlink:href="#1.3.1.Node selectors|outline" text:style-name="Internet_20_link" text:visited-style-name="Visited_20_Internet_20_Link">node selectors</text:a> seen later in this documentation.</text:p>
      <text:p text:style-name="P77"/>
      <text:p text:style-name="P77">The JPPF API provides three predefined implementation<text:span text:style-name="T133">s</text:span> of <text:a xlink:type="simple" xlink:href="https://www.jppf.org/javadoc/6.0/index.html?org/jppf/job/JobSelector.html" text:style-name="Internet_20_link" text:visited-style-name="Visited_20_Internet_20_Link"><text:span text:style-name="T125">JobSelector</text:span></text:a><text:span text:style-name="T125">:</text:span></text:p>
      <text:list xml:id="list235444550325548" text:continue-numbering="true" text:style-name="Outline">
        <text:list-item>
          <text:list>
            <text:list-item>
              <text:list>
                <text:list-item>
                  <text:list>
                    <text:list-item>
                      <text:list>
                        <text:list-item>
                          <text:h text:style-name="Heading_20_5" text:outline-level="5">AllJobsSelector</text:h>
                        </text:list-item>
                      </text:list>
                    </text:list-item>
                  </text:list>
                </text:list-item>
              </text:list>
            </text:list-item>
          </text:list>
        </text:list-item>
      </text:list>
      <text:p text:style-name="P78">An instance of <text:a xlink:type="simple" xlink:href="https://www.jppf.org/javadoc/6.0/index.html?org/jppf/job/AllJobsSelector.html" text:style-name="Internet_20_link" text:visited-style-name="Visited_20_Internet_20_Link">AllJobsSelector</text:a> will select all the jobs present in the driver at the time a management request is made. To use it, you <text:s/>can either construct a new instance or use the predefined constant <text:a xlink:type="simple" xlink:href="https://www.jppf.org/javadoc/6.0/org/jppf/job/JobSelector.html#ALL_JOBS" text:style-name="Internet_20_link" text:visited-style-name="Visited_20_Internet_20_Link">JobSelector.ALL_JOBS</text:a>.</text:p>
      <text:p text:style-name="P78"/>
      <text:p text:style-name="P78">Example usage:</text:p>
      <text:p text:style-name="P78"/>
      <text:p text:style-name="Code_20_block">DriverJobManagementMBean jobManager = ...;</text:p>
      <text:p text:style-name="P106">// get information on all the jobs</text:p>
      <text:p text:style-name="Code_20_block">JobInformation[] jobInfos = jobManager.jobInformation(new AllJobsSelector());</text:p>
      <text:p text:style-name="P106">// alternatively, use the ALL_JOBS constant</text:p>
      <text:p text:style-name="Code_20_block">jobInfos = jobManager.jobInformation(JobSelector.ALL_JOBS);</text:p>
      <text:list xml:id="list235444162966991" text:continue-numbering="true" text:style-name="Outline">
        <text:list-item>
          <text:list>
            <text:list-item>
              <text:list>
                <text:list-item>
                  <text:list>
                    <text:list-item>
                      <text:list>
                        <text:list-item>
                          <text:h text:style-name="Heading_20_5" text:outline-level="5">JobUuidSelector</text:h>
                        </text:list-item>
                      </text:list>
                    </text:list-item>
                  </text:list>
                </text:list-item>
              </text:list>
            </text:list-item>
          </text:list>
        </text:list-item>
      </text:list>
      <text:p text:style-name="P79">An instance of <text:a xlink:type="simple" xlink:href="https://www.jppf.org/javadoc/6.0/index.html?org/jppf/job/JobSelector.html" text:style-name="Internet_20_link" text:visited-style-name="Visited_20_Internet_20_Link">JobUuidSelector</text:a> filters jobs based on a set of job uuids provided in one of its constru<text:span text:style-name="T138">c</text:span>tors. It is defined as:</text:p>
      <text:p text:style-name="P79"/>
      <text:p text:style-name="Code_20_block">public class JobUuidSelector implements JobSelector {</text:p>
      <text:p text:style-name="Code_20_block"><text:s text:c="2"/><text:span text:style-name="T15">// Initiialize this selector with the specified collection of accepted job uuids</text:span></text:p>
      <text:p text:style-name="Code_20_block"><text:s text:c="2"/>public JobUuidSelector(final Collection&lt;String&gt; uuids)</text:p>
      <text:p text:style-name="Code_20_block"/>
      <text:p text:style-name="Code_20_block"><text:s text:c="2"/><text:span text:style-name="T15">// Initiialize this selector with the specified array of accepted job uuids</text:span></text:p>
      <text:p text:style-name="Code_20_block"><text:s text:c="2"/>public JobUuidSelector(final String...uuids)</text:p>
      <text:p text:style-name="Code_20_block"/>
      <text:p text:style-name="Code_20_block"><text:s text:c="2"/><text:span text:style-name="T15">// Get the set of job uuids accepted by this selector</text:span></text:p>
      <text:p text:style-name="Code_20_block"><text:s text:c="2"/>public Set&lt;String&gt; getUuids()</text:p>
      <text:p text:style-name="Code_20_block"/>
      <text:p text:style-name="Code_20_block"><text:s text:c="2"/>@Override</text:p>
      <text:p text:style-name="Code_20_block"><text:s text:c="2"/>public boolean accepts(final JPPFDistributedJob job)</text:p>
      <text:p text:style-name="Code_20_block">}</text:p>
      <text:p text:style-name="P79"/>
      <text:p text:style-name="P79">It can be used as in this example:</text:p>
      <text:p text:style-name="P79"/>
      <text:p text:style-name="Code_20_block">DriverJobManagementMBean jobManager = ...;</text:p>
      <text:p text:style-name="P106">// create a selector with known uuids</text:p>
      <text:p text:style-name="Code_20_block">JobSelector selector = new JobUuidSelector("job_uuid_1", "job_uuid_2");</text:p>
      <text:p text:style-name="P106">// alternatively, build a collection of uuids from a set of jobs</text:p>
      <text:p text:style-name="Code_20_block">List&lt;JPPFJob&gt; jobs = ...;</text:p>
      <text:p text:style-name="Code_20_block">List&lt;String&gt; uuidList = new ArrayList&lt;&gt;();</text:p>
      <text:p text:style-name="Code_20_block">for (JPPFjob job: jobs) uuidList.add(job.getUuid());</text:p>
      <text:p text:style-name="Code_20_block">selector = new JobUuidSelector(uuidList);</text:p>
      <text:p text:style-name="P106">// get information o<text:span text:style-name="T129">n</text:span> the selected jobs</text:p>
      <text:p text:style-name="Code_20_block">JobInformation[] jobInfos = jobManager.jobInformation(selector);</text:p>
      <text:list xml:id="list235444734360516" text:continue-numbering="true" text:style-name="Outline">
        <text:list-item>
          <text:list>
            <text:list-item>
              <text:list>
                <text:list-item>
                  <text:list>
                    <text:list-item>
                      <text:list>
                        <text:list-item>
                          <text:h text:style-name="Heading_20_5" text:outline-level="5">Scripted <text:span text:style-name="T127">j</text:span>ob <text:span text:style-name="T127">s</text:span>elector</text:h>
                        </text:list-item>
                      </text:list>
                    </text:list-item>
                  </text:list>
                </text:list-item>
              </text:list>
            </text:list-item>
          </text:list>
        </text:list-item>
      </text:list>
      <text:p text:style-name="P80">A <text:a xlink:type="simple" xlink:href="https://www.jppf.org/javadoc/6.0/index.html?org/jppf/job/ScriptedJobSelector.html" text:style-name="Internet_20_link" text:visited-style-name="Visited_20_Internet_20_Link">ScriptedJobSelector</text:a> uses a script expression that evaluates to a <text:span text:style-name="Code_20_char">boolean</text:span> to determine which jobs are accepted. The script language must be accepted by the JVM and must conf<text:span text:style-name="T128">or</text:span>m to the <text:a xlink:type="simple" xlink:href="https://www.jcp.org/en/jsr/detail?id=223" text:style-name="Internet_20_link" text:visited-style-name="Visited_20_Internet_20_Link">JSR-223</text:a> / <text:a xlink:type="simple" xlink:href="https://docs.oracle.com/javase/7/docs/api/index.html?javax/script/package-summary.html" text:style-name="Internet_20_link" text:visited-style-name="Visited_20_Internet_20_Link"><text:span text:style-name="T128">javax.script</text:span></text:a> API specifications.</text:p>
      <text:p text:style-name="P80"/>
      <text:p text:style-name="P85">A scripted job selector is particularly useful when you need to implement a complex filtering logic but do not want to deploy the associated code in the driver's classpath.</text:p>
      <text:p text:style-name="P85"/>
      <text:p text:style-name="P223"><text:a xlink:type="simple" xlink:href="https://www.jppf.org/javadoc/6.0/index.html?org/jppf/job/ScriptedJobSelector.html" text:style-name="Internet_20_link" text:visited-style-name="Visited_20_Internet_20_Link">ScriptedJobSelector</text:a> <text:span text:style-name="T159">extends </text:span><text:a xlink:type="simple" xlink:href="https://www.jppf.org/javadoc/6.0/index.html?org/jppf/scripting/BaseScriptEvaluator.html" text:style-name="Internet_20_link" text:visited-style-name="Visited_20_Internet_20_Link">BaseScriptEvaluator</text:a><text:span text:style-name="T159"> and is defined as follows:</text:span></text:p>
      <text:p text:style-name="P80"/>
      <text:p text:style-name="Code_20_block"><text:soft-page-break/>public class ScriptedJobSelector <text:span text:style-name="T159">extends BaseScriptEvaluator </text:span>implements JobSelector {</text:p>
      <text:p text:style-name="Code_20_block"><text:s text:c="2"/><text:span text:style-name="T15">// Initialize this selector with the specfied language and script</text:span></text:p>
      <text:p text:style-name="Code_20_block"><text:s text:c="2"/>public ScriptedJobSelector(String language, String script)</text:p>
      <text:p text:style-name="Code_20_block"/>
      <text:p text:style-name="Code_20_block"><text:s text:c="2"/><text:span text:style-name="T15">// Initialize this selector with the specfied language and script reader</text:span></text:p>
      <text:p text:style-name="P187"><text:s text:c="2"/>public ScriptedJobSelector(String language, Reader scriptReader) throws IOException</text:p>
      <text:p text:style-name="Code_20_block"/>
      <text:p text:style-name="Code_20_block"><text:s text:c="2"/><text:span text:style-name="T15">// Initialize this selector with the specfied language and script file</text:span></text:p>
      <text:p text:style-name="P187"><text:s text:c="2"/>public ScriptedJobSelector(String language, File scriptFile) throws IOException</text:p>
      <text:p text:style-name="Code_20_block"/>
      <text:p text:style-name="Code_20_block"><text:s text:c="2"/>@Override</text:p>
      <text:p text:style-name="Code_20_block"><text:s text:c="2"/>public boolean accepts(final JPPFDistributedJob job)</text:p>
      <text:p text:style-name="Code_20_block">}</text:p>
      <text:p text:style-name="P80"/>
      <text:p text:style-name="P82">The script will be evaluated for each <text:s/><text:a xlink:type="simple" xlink:href="https://www.jppf.org/javadoc/6.0/index.html?org/jppf/node/protocol/JPPFDistributedJob.html" text:style-name="Internet_20_link" text:visited-style-name="Visited_20_Internet_20_Link"><text:span text:style-name="T126">JPPFDistributedJob</text:span></text:a><text:span text:style-name="T126"> </text:span>passed as input to the <text:span text:style-name="Code_20_char">accepts()</text:span> method of the selector. The job can be accessed from the script using a predefined variable <text:span text:style-name="T130">name</text:span> "<text:span text:style-name="Code_20_char">jppfJob</text:span>", as in this example:</text:p>
      <text:p text:style-name="P82"/>
      <text:p text:style-name="Code_20_block">DriverJobManagementMBean jobManager = ...;</text:p>
      <text:p text:style-name="P106">// create a selector with a Javascript script</text:p>
      <text:p text:style-name="P188">JobSelector selector =</text:p>
      <text:p text:style-name="P188"><text:s text:c="2"/>new ScriptedJobSelector("javascript", "jppfJob.getName().startsWith('MyJob-')");</text:p>
      <text:p text:style-name="P106">// or an equivalent Groovy script</text:p>
      <text:p text:style-name="P188">selector =</text:p>
      <text:p text:style-name="P188"><text:s text:c="2"/>new ScriptedJobSelector("groovy", "return jppfJob.getName().startsWith('MyJob-')");</text:p>
      <text:p text:style-name="P106">// get information o<text:span text:style-name="T129">n</text:span> the selected jobs</text:p>
      <text:p text:style-name="Code_20_block">JobInformation[] jobInfos = jobManager.jobInformation(selector);</text:p>
      <text:list xml:id="list235445127957949" text:continue-numbering="true" text:style-name="Outline">
        <text:list-item>
          <text:list>
            <text:list-item>
              <text:list>
                <text:list-item>
                  <text:list>
                    <text:list-item>
                      <text:list>
                        <text:list-item>
                          <text:h text:style-name="Heading_20_5" text:outline-level="5">Custom job selector</text:h>
                        </text:list-item>
                      </text:list>
                    </text:list-item>
                  </text:list>
                </text:list-item>
              </text:list>
            </text:list-item>
          </text:list>
        </text:list-item>
      </text:list>
      <text:p text:style-name="P85">When a job selector requires a complex logic and its performance is critical, you can always write your own implementation of <text:a xlink:type="simple" xlink:href="https://www.jppf.org/javadoc/6.0/index.html?org/jppf/job/JobSelector.html" text:style-name="Internet_20_link" text:visited-style-name="Visited_20_Internet_20_Link"><text:span text:style-name="T125">JobSelector</text:span></text:a><text:span text:style-name="T125">, </text:span>as in this example:</text:p>
      <text:p text:style-name="P82"/>
      <text:p text:style-name="Code_20_block">public class CustomJobSelector implements JobSelector {</text:p>
      <text:p text:style-name="Code_20_block"><text:s text:c="2"/>@Override</text:p>
      <text:p text:style-name="Code_20_block"><text:s text:c="2"/>public boolean accepts(JPPFDistributedJob job) {</text:p>
      <text:p text:style-name="Code_20_block"><text:s text:c="4"/><text:span text:style-name="T15">// retrieve a parameter from the job metadata</text:span></text:p>
      <text:p text:style-name="Code_20_block"><text:s text:c="4"/>int param = job.getMetadata().getParameter("my.param", -1);</text:p>
      <text:p text:style-name="Code_20_block"><text:s text:c="4"/><text:span text:style-name="T15">// use the param in the filtering expression</text:span></text:p>
      <text:p text:style-name="Code_20_block"><text:s text:c="4"/>return !job.getSLA().isSuspended() &amp;&amp; (param &gt;= 0);</text:p>
      <text:p text:style-name="Code_20_block"><text:s text:c="2"/>}</text:p>
      <text:p text:style-name="Code_20_block">}</text:p>
      <text:p text:style-name="P89"/>
      <text:p text:style-name="P89">Since the job selector is evaluated by the driver, the code of it<text:span text:style-name="T137">s</text:span> implementation, along with all the classes it depends on, must be deployed in the driver's classpath. This is usually done by dropping the class folder or jar file that contains the code in the driver's <text:span text:style-name="Code_20_char">/lib</text:span> folder.</text:p>
      <text:list xml:id="list235444907152699"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P125">public interface DriverJobManagementMBean extends NotificationEmitter {</text:p>
      <text:p text:style-name="P106"><text:s text:c="2"/>// Cancel the job with the specified <text:span text:style-name="T124">uu</text:span>id</text:p>
      <text:p text:style-name="Code_20_block"><text:s text:c="2"/>public void cancelJob(String jobUuid) throws Exception;</text:p>
      <text:p text:style-name="P189"><text:s text:c="2"/><text:span text:style-name="T15">// Cancel the </text:span><text:span text:style-name="T36">selected </text:span><text:span text:style-name="T15">job</text:span><text:span text:style-name="T36">s</text:span></text:p>
      <text:p text:style-name="P189"><text:s text:c="2"/>public void cancelJob<text:span text:style-name="T123">s</text:span>(<text:span text:style-name="T123">JobSelector selector</text:span>) throws Exception;</text:p>
      <text:p text:style-name="P189">}</text:p>
      <text:p text:style-name="P1"/>
      <text:p text:style-name="P1">This will terminate the specified <text:span text:style-name="T131">jobs</text:span>. Any sub-job running in a node will be terminated as well. If a sub-job was partially executed (i.e. at least one task execution was completed), the results are discarded. If the job was still waiting in the server queue, <text:span text:style-name="T131">it </text:span>is simply removed from the queue, and the enclosed tasks are returned in their original state to the client.</text:p>
      <text:p text:style-name="P1"/>
      <text:p text:style-name="P125">public interface DriverJobManagementMBean extends NotificationEmitter {</text:p>
      <text:p text:style-name="P106"><text:s text:c="2"/>// Suspend the job with the specified uuid</text:p>
      <text:p text:style-name="Code_20_block"><text:s text:c="2"/>public void suspendJob(String jobUuid, Boolean requeue) throws Exception;</text:p>
      <text:p text:style-name="P189"><text:s text:c="2"/><text:span text:style-name="T15">// Suspend the </text:span><text:span text:style-name="T36">selected </text:span><text:span text:style-name="T15">job</text:span><text:span text:style-name="T36">s</text:span></text:p>
      <text:p text:style-name="P189"><text:s text:c="2"/>public void suspendJob<text:span text:style-name="T123">s</text:span>(<text:span text:style-name="T123">JobSelector selector</text:span>, Boolean requeue) throws Exception;</text:p>
      <text:p text:style-name="P189">}</text:p>
      <text:p text:style-name="P1"/>
      <text:p text:style-name="P1">Th<text:span text:style-name="T131">ese</text:span> method<text:span text:style-name="T131">s</text:span> will suspend the <text:span text:style-name="T131">specified </text:span>job<text:span text:style-name="T131">s</text:span>. The <text:span text:style-name="Code_20_char">requeue</text:span> parameter specifies how the currently running sub-jobs will <text:soft-page-break/>be processed:</text:p>
      <text:p text:style-name="P1"/>
      <text:list xml:id="list235443860243422" text:continue-list="list235443881493320" text:style-name="List_20_2">
        <text:list-item>
          <text:p text:style-name="P213">if <text:span text:style-name="T7">true</text:span>, then the sub-job is canceled and inserted back into the server queue, for execution at a later time</text:p>
        </text:list-item>
        <text:list-item>
          <text:p text:style-name="P213">if <text:span text:style-name="T7">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P125">public interface DriverJobManagementMBean extends NotificationEmitter {</text:p>
      <text:p text:style-name="P106"><text:s text:c="2"/>// Resume the job with the specified uuid</text:p>
      <text:p text:style-name="Code_20_block"><text:s text:c="2"/>public void resumeJob(String jobUuid) throws Exception;</text:p>
      <text:p text:style-name="Code_20_block"/>
      <text:p text:style-name="P189"><text:s text:c="2"/><text:span text:style-name="T15">// Resume the </text:span><text:span text:style-name="T36">selected </text:span><text:span text:style-name="T15">job</text:span><text:span text:style-name="T36">s</text:span></text:p>
      <text:p text:style-name="P189"><text:s text:c="2"/>public void resumeJob<text:span text:style-name="T123">s</text:span>(<text:span text:style-name="T123">JobSelector selector</text:span>) throws Exception;</text:p>
      <text:p text:style-name="P189">}</text:p>
      <text:p text:style-name="P1"/>
      <text:p text:style-name="P1">Th<text:span text:style-name="T131">ese</text:span> method<text:span text:style-name="T131">s</text:span> resume the execution of <text:span text:style-name="T131">the specified</text:span> job<text:span text:style-name="T131">s</text:span>. If <text:span text:style-name="T131">a</text:span> job was not suspended, <text:span text:style-name="T131">then </text:span>th<text:span text:style-name="T131">e</text:span> method has no effect.</text:p>
      <text:list xml:id="list235445040514343" text:continue-list="list235444907152699"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125">public interface DriverJobManagementMBean extends NotificationEmitter {</text:p>
      <text:p text:style-name="P106"><text:s text:c="2"/>// Update the maximum number of nodes a job can run on.</text:p>
      <text:p text:style-name="Code_20_block"><text:s text:c="2"/>public void updateMaxNodes(String jobUuid, Integer maxNodes) throws Exception;</text:p>
      <text:p text:style-name="Code_20_block"/>
      <text:p text:style-name="P190"><text:s text:c="2"/><text:span text:style-name="T15">// Update the maximum number of nodes </text:span><text:span text:style-name="T36">for the selected </text:span><text:span text:style-name="T15">job</text:span><text:span text:style-name="T36">s</text:span></text:p>
      <text:p text:style-name="P190"><text:s text:c="2"/>public void updateMaxNodes(<text:span text:style-name="T123">JobSelector selector</text:span>, Integer maxNodes) throws Exception;</text:p>
      <text:p text:style-name="P190">}</text:p>
      <text:p text:style-name="P1"/>
      <text:p text:style-name="P1">Th<text:span text:style-name="T133">ese</text:span> method<text:span text:style-name="T133">s</text:span> specif<text:span text:style-name="T133">y</text:span> the maximum number of nodes the specified <text:span text:style-name="T132">jobs</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span text:style-name="T132">s</text:span>.</text:p>
      <text:list xml:id="list235444649822144"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125">public interface DriverJobManagementMBean extends NotificationEmitter {</text:p>
      <text:p text:style-name="P106"><text:s text:c="2"/>// Update the priority of a job</text:p>
      <text:p text:style-name="Code_20_block"><text:s text:c="2"/>void updatePriority(String jobUuid, Integer newPriority);</text:p>
      <text:p text:style-name="P190"><text:s text:c="2"/><text:span text:style-name="T15">// Update the priority </text:span><text:span text:style-name="T36">the selected </text:span><text:span text:style-name="T15">job</text:span><text:span text:style-name="T36">s</text:span></text:p>
      <text:p text:style-name="P190"><text:s text:c="2"/>void updatePriority(<text:span text:style-name="T123">JobSelector selector</text:span>, Integer newPriority);</text:p>
      <text:p text:style-name="P190">}</text:p>
      <text:p text:style-name="P1"/>
      <text:p text:style-name="P1">Th<text:span text:style-name="T139">ese</text:span> method<text:span text:style-name="T132">s</text:span> dynamically update the priority of <text:span text:style-name="T132">the specified </text:span>job<text:span text:style-name="T141">s</text:span>. The update takes effect immediately.</text:p>
      <text:list xml:id="list235445235533889" text:continue-numbering="true" text:style-name="Outline">
        <text:list-item>
          <text:list>
            <text:list-item>
              <text:list>
                <text:list-item>
                  <text:list>
                    <text:list-item>
                      <text:h text:style-name="Heading_20_4" text:outline-level="4">Updating the job SLA and metadata</text:h>
                    </text:list-item>
                  </text:list>
                </text:list-item>
              </text:list>
            </text:list-item>
          </text:list>
        </text:list-item>
      </text:list>
      <text:p text:style-name="P91">The SLA and metadata of one or more jobs can be updated dynamically, together, <text:span text:style-name="T140">atomically</text:span> and as a whole. This is done with the following method:</text:p>
      <text:p text:style-name="P91"/>
      <text:p text:style-name="Code_20_block">public interface DriverJobManagementMBean extends NotificationEmitter {</text:p>
      <text:p text:style-name="Code_20_block"><text:s text:c="2"/><text:span text:style-name="T15">// Update the SLA and/or metadata of the specified jobs</text:span></text:p>
      <text:p text:style-name="Code_20_block"><text:s text:c="2"/>void updateJobs(JobSelector selector, JobSLA sla, JobMetadata metadata);</text:p>
      <text:p text:style-name="Code_20_block">}</text:p>
      <text:p text:style-name="P91"/>
      <text:p text:style-name="P91">Note that, if any or both of the <text:span text:style-name="Code_20_char">sla</text:span> and <text:span text:style-name="Code_20_char">metadata</text:span> parameters are null, they will be ignored. <text:span text:style-name="T140">To perform the update on a single job, use a </text:span><text:span text:style-name="Code_20_char"><text:span text:style-name="T140">JobUuidSelector</text:span></text:span><text:span text:style-name="T140"> as follows:</text:span></text:p>
      <text:p text:style-name="P91"/>
      <text:p text:style-name="Code_20_block">JPPFJob job = ...;</text:p>
      <text:p text:style-name="Code_20_block">JobSelector selector = new JobUuidSelector(job.getUuid());</text:p>
      <text:p text:style-name="P92"/>
      <text:p text:style-name="P208">Below is an example using this feature:</text:p>
      <text:p text:style-name="P92"/>
      <text:p text:style-name="P106">// get a proxy to the job management MBean</text:p>
      <text:p text:style-name="Code_20_block">JMXDriverConnectionWrapper jmx = ...;</text:p>
      <text:p text:style-name="Code_20_block">DriverJobManagementMBean jobManager = jmx.getJobManager();</text:p>
      <text:p text:style-name="Code_20_block"/>
      <text:p text:style-name="P106">// create a non-blocking job</text:p>
      <text:p text:style-name="Code_20_block">JPPFJob job = new JPPFJob();</text:p>
      <text:p text:style-name="Code_20_block">job.setBlocking(false);</text:p>
      <text:p text:style-name="Code_20_block">for (int i=0; i&lt;3; i++) job.add(new MyTask());</text:p>
      <text:p text:style-name="Code_20_block">JobSLA sla = job.getSLA();</text:p>
      <text:p text:style-name="P106">// disable execution on master nodes</text:p>
      <text:p text:style-name="Code_20_block">sla.setExecutionPolicy(new Equal("jppf.node.provisioning.master", false));</text:p>
      <text:p text:style-name="Code_20_block"/>
      <text:p text:style-name="P106">// submit the job and do something else</text:p>
      <text:p text:style-name="Code_20_block">client.submitJob(job);</text:p>
      <text:p text:style-name="Code_20_block">...</text:p>
      <text:p text:style-name="Code_20_block"/>
      <text:p text:style-name="P106">// remove the execution policy to allow execution on all nodes</text:p>
      <text:p text:style-name="Code_20_block">sla.setExecutionPolicy(null);</text:p>
      <text:p text:style-name="P106">// now update the SLA for our job</text:p>
      <text:p text:style-name="Code_20_block">jobManager.updateJob<text:span text:style-name="T142">s</text:span>(new JobUuidSelector(job.getUuid()), sla, null);</text:p>
      <text:p text:style-name="Code_20_block">...</text:p>
      <text:list xml:id="list235444070388452"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text:span text:style-name="T132">he</text:span> related methods of the jobs management MBean:</text:p>
      <text:p text:style-name="Standard"/>
      <text:p text:style-name="P125">public interface DriverJobManagementMBean extends NotificationEmitter {</text:p>
      <text:p text:style-name="P106"><text:s text:c="2"/>// Get the set of uuids for all the jobs currently queued or executing</text:p>
      <text:p text:style-name="Code_20_block"><text:s text:c="2"/>public String[] getAllJob<text:span text:style-name="T122">Uui</text:span>ds() throws Exception;</text:p>
      <text:p text:style-name="P190"><text:s text:c="2"/><text:span text:style-name="T15">// Get an object describing the job with the specified </text:span><text:span text:style-name="T38">uu</text:span><text:span text:style-name="T15">id</text:span></text:p>
      <text:p text:style-name="P190"><text:s text:c="2"/>public JobInformation getJobInformation(String jobUuid) throws Exception;</text:p>
      <text:p text:style-name="P190"><text:s text:c="2"/><text:span text:style-name="T15">// Get </text:span><text:span text:style-name="T38">information on </text:span><text:span text:style-name="T15">the </text:span><text:span text:style-name="T38">selected jobs</text:span></text:p>
      <text:p text:style-name="P190"><text:s text:c="2"/>public JobInformation<text:span text:style-name="T125">[]</text:span> getJobInformation(<text:span text:style-name="T123">JobSelector selector</text:span>) throws Exception;</text:p>
      <text:p text:style-name="P190"><text:s text:c="2"/><text:span text:style-name="T15">// Get a list of objects describing the nodes to which the whole</text:span></text:p>
      <text:p text:style-name="P190"><text:s text:c="2"/><text:span text:style-name="T15">// or part of a job was dispatched</text:span></text:p>
      <text:p text:style-name="P190"><text:s text:c="2"/>public NodeJobInformation[] getNodeInformation(String jobUuid) throws Exception;</text:p>
      <text:p text:style-name="P190"><text:s text:c="2"/><text:span text:style-name="T15">// Get </text:span><text:span text:style-name="T37">the</text:span><text:span text:style-name="T15"> list </text:span><text:span text:style-name="T37">of </text:span><text:span text:style-name="T15">dispatche</text:span><text:span text:style-name="T37">s for each of the selected nodes</text:span></text:p>
      <text:p text:style-name="P190"><text:s text:c="2"/>public <text:span text:style-name="T124">Map&lt;String, </text:span>NodeJobInformation[]<text:span text:style-name="T124">&gt;</text:span> getNodeInformation(<text:span text:style-name="T123">JobSelector selector</text:span>)</text:p>
      <text:p text:style-name="P190"><text:s text:c="4"/>throws Exception;</text:p>
      <text:p text:style-name="P190">}</text:p>
      <text:p text:style-name="P1"/>
      <text:p text:style-name="P1">The <text:span text:style-name="Code_20_char">getAllJob</text:span><text:span text:style-name="Code_20_char"><text:span text:style-name="T134">Uui</text:span></text:span><text:span text:style-name="Code_20_char">ds()</text:span> method returns the UUIDs of all the jobs currently handled by the server. These UUIDs can be directly used with the other methods of the job management MBean.</text:p>
      <text:p text:style-name="P1"/>
      <text:p text:style-name="P19">The <text:span text:style-name="Code_20_char">getJobInformation(...)</text:span> method<text:span text:style-name="T132">s </text:span>retrieve information about the state of <text:span text:style-name="T132">the specified </text:span>job<text:span text:style-name="T146">(s)</text:span> in the server. Th<text:span text:style-name="T132">ese</text:span> method<text:span text:style-name="T132">s</text:span> return <text:span text:style-name="T132">one or more</text:span> object<text:span text:style-name="T132">s</text:span> of type <text:a xlink:type="simple" xlink:href="https://www.jppf.org/javadoc/6.0/index.html?org/jppf/job/JobInformation.html" text:style-name="Internet_20_link" text:visited-style-name="Visited_20_Internet_20_Link"><text:span text:style-name="Code_20_char">JobInformation</text:span></text:a>, defined as follows:</text:p>
      <text:p text:style-name="P1"/>
      <text:p text:style-name="Code_20_block">public class JobInformation implements Serializable {</text:p>
      <text:p text:style-name="Code_20_block"><text:s text:c="2"/><text:span text:style-name="T15">// the job's name</text:span></text:p>
      <text:p text:style-name="Code_20_block"><text:s text:c="2"/>public String getJobName()</text:p>
      <text:p text:style-name="Code_20_block"><text:s text:c="2"/><text:span text:style-name="T15">// the current number of tasks in the job or sub-job</text:span></text:p>
      <text:p text:style-name="Code_20_block"><text:s text:c="2"/>public int getTaskCount()</text:p>
      <text:p text:style-name="Code_20_block"><text:s text:c="2"/><text:span text:style-name="T15">// the priority of this task bundle</text:span></text:p>
      <text:p text:style-name="Code_20_block"><text:s text:c="2"/>public int getPriority()</text:p>
      <text:p text:style-name="Code_20_block"><text:s text:c="2"/><text:span text:style-name="T15">// the initial task count of the job (at submission time)</text:span></text:p>
      <text:p text:style-name="Code_20_block"><text:s text:c="2"/>public int getInitialTaskCount()</text:p>
      <text:p text:style-name="Code_20_block"><text:s text:c="2"/><text:span text:style-name="T15">// determine whether the job is in suspended state</text:span></text:p>
      <text:p text:style-name="Code_20_block"><text:s text:c="2"/>public boolean isSuspended()</text:p>
      <text:p text:style-name="Code_20_block"><text:s text:c="2"/><text:span text:style-name="T15">// set the maximum number of nodes this job can run on</text:span></text:p>
      <text:p text:style-name="Code_20_block"><text:s text:c="2"/>public int getMaxNodes()</text:p>
      <text:p text:style-name="Code_20_block"><text:s text:c="2"/><text:span text:style-name="T15">// the pending state of the job</text:span></text:p>
      <text:p text:style-name="Code_20_block"><text:s text:c="2"/><text:span text:style-name="T15">// a job is pending if its scheduled execution date/time has not yet been reached</text:span></text:p>
      <text:p text:style-name="Code_20_block"><text:s text:c="2"/>public boolean isPending()</text:p>
      <text:p text:style-name="Code_20_block">}</text:p>
      <text:p text:style-name="P1"/>
      <text:p text:style-name="P18"><text:soft-page-break/>The <text:span text:style-name="Code_20_char">getNodeInfo</text:span><text:span text:style-name="Code_20_char"><text:span text:style-name="T144">rmation</text:span></text:span><text:span text:style-name="Code_20_char">(...)</text:span> method<text:span text:style-name="T143">s </text:span>also allow to obtain information about all the sub-jobs of a job that are disptached to remote nodes. The return value is an array of objects of type <text:a xlink:type="simple" xlink:href="https://www.jppf.org/javadoc/6.0/index.html?org/jppf/server/job/management/NodeJobInformation.html" text:style-name="Internet_20_link" text:visited-style-name="Visited_20_Internet_20_Link"><text:span text:style-name="Code_20_char">NodeJobInformation</text:span></text:a>, <text:span text:style-name="T145">or a map of job uuid to such an array if using a selector, </text:span>defined as follows:</text:p>
      <text:p text:style-name="P1"/>
      <text:p text:style-name="P156">public class NodeJobInformation implements Serializable {</text:p>
      <text:p text:style-name="P191"><text:span text:style-name="T135"><text:s text:c="2"/></text:span><text:span text:style-name="T41">// Get the information about the node.</text:span></text:p>
      <text:p text:style-name="P193"><text:s text:c="2"/>public JPPFManagementInfo getNodeInfo()</text:p>
      <text:p text:style-name="P191"><text:s/></text:p>
      <text:p text:style-name="P191"><text:span text:style-name="T135"><text:s text:c="2"/></text:span><text:span text:style-name="T41">// Get the information about the job dispatch</text:span></text:p>
      <text:p text:style-name="P193"><text:s text:c="2"/>public JobInformation getJobInformation()</text:p>
      <text:p text:style-name="P191">}</text:p>
      <text:p text:style-name="P1"/>
      <text:p text:style-name="P1">This class is simply a grouping of two objects of type <text:a xlink:type="simple" xlink:href="https://www.jppf.org/javadoc/6.0/index.html?org/jppf/job/JobInformation.html" text:style-name="Internet_20_link" text:visited-style-name="Visited_20_Internet_20_Link"><text:span text:style-name="Code_20_char">JobInformation</text:span></text:a> and <text:a xlink:type="simple" xlink:href="https://www.jppf.org/javadoc/6.0/index.html?org/jppf/management/JPPFManagementInfo.html" text:style-name="Internet_20_link" text:visited-style-name="Visited_20_Internet_20_Link"><text:span text:style-name="Code_20_char">JPPFManagementInfo</text:span></text:a>, which we have already seen previously. The nodeInfo attribute will allow us to connect to the corresponding node's MBean server and obtain additional job monitoring data.</text:p>
      <text:p text:style-name="P1"/>
      <text:p text:style-name="P93">Please also note that the method <text:span text:style-name="Code_20_char">getNodeInformation(JobSelector)</text:span> returns a mapping of job uuids to their corresponding node dispatches.</text:p>
      <text:list xml:id="list235444525242556"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s://www.jppf.org/javadoc/6.0/index.html?org/jppf/job/JobNotification.html" text:style-name="Internet_20_link" text:visited-style-name="Visited_20_Internet_20_Link"><text:span text:style-name="Code_20_char">JobNotification</text:span></text:a>, defined as follows:</text:p>
      <text:p text:style-name="P1"/>
      <text:p text:style-name="Code_20_block">public class JobNotification extends Notification {</text:p>
      <text:p text:style-name="Code_20_block"><text:s text:c="2"/><text:span text:style-name="T15">// the information about the job or sub-job</text:span></text:p>
      <text:p text:style-name="Code_20_block"><text:s text:c="2"/>public JobInformation getJobInformation()</text:p>
      <text:p text:style-name="Code_20_block"/>
      <text:p text:style-name="Code_20_block"><text:s text:c="2"/><text:span text:style-name="T15">// the information about the node (for sub-jobs only)</text:span></text:p>
      <text:p text:style-name="Code_20_block"><text:s text:c="2"/><text:span text:style-name="T15">// null for a job on the server side</text:span></text:p>
      <text:p text:style-name="Code_20_block"><text:s text:c="2"/>public JPPFManagementInfo getNodeInfo()</text:p>
      <text:p text:style-name="Code_20_block"/>
      <text:p text:style-name="Code_20_block"><text:s text:c="2"/><text:span text:style-name="T15">// the creation timestamp for this event</text:span></text:p>
      <text:p text:style-name="Code_20_block"><text:s text:c="2"/>public long getTimestamp()</text:p>
      <text:p text:style-name="Code_20_block"/>
      <text:p text:style-name="Code_20_block"><text:s text:c="2"/><text:span text:style-name="T15">// the type of this job event</text:span></text:p>
      <text:p text:style-name="Code_20_block"><text:s text:c="2"/>public JobEventType getEventType()</text:p>
      <text:p text:style-name="P192"/>
      <text:p text:style-name="P192"><text:s text:c="2"/><text:span text:style-name="T15">// </text:span><text:span text:style-name="T40">Get the uuid of the driver which emitted the notification</text:span></text:p>
      <text:p text:style-name="P192"><text:s text:c="2"/>public <text:span text:style-name="T136">String</text:span> get<text:span text:style-name="T136">DriverUuid</text:span>()</text:p>
      <text:p text:style-name="P192">}</text:p>
      <text:p text:style-name="P1"/>
      <text:p text:style-name="P1">The value of the job event type (see <text:a xlink:type="simple" xlink:href="https://www.jppf.org/javadoc/6.0/index.html?org/jppf/job/JobEventType.html" text:style-name="Internet_20_link" text:visited-style-name="Visited_20_Internet_20_Link"><text:span text:style-name="Code_20_char">JobEventType</text:span></text:a> type safe enumeration) is one of the following:</text:p>
      <text:p text:style-name="P1"/>
      <text:list xml:id="list3459037478" text:style-name="List_20_1">
        <text:list-item>
          <text:p text:style-name="P214">JOB_QUEUED: a new job was submitted to the JPPF driver queue</text:p>
        </text:list-item>
        <text:list-item>
          <text:p text:style-name="P214">JOB_ENDED: a job was completed and sent back to the client</text:p>
        </text:list-item>
        <text:list-item>
          <text:p text:style-name="P214">JOB_DISPATCHED: a sub-job was dispatched to a node</text:p>
        </text:list-item>
        <text:list-item>
          <text:p text:style-name="P214">JOB_RETURNED: a sub job returned from a node</text:p>
        </text:list-item>
        <text:list-item>
          <text:p text:style-name="P214">JOB_UPDATED: one of the job attributes has changed</text:p>
        </text:list-item>
      </text:list>
      <text:list xml:id="list235445409785511" text:continue-list="list235444525242556" text:style-name="Outline">
        <text:list-item>
          <text:list>
            <text:list-item>
              <text:list>
                <text:list-item>
                  <text:h text:style-name="Heading_20_3"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s://www.jppf.org/javadoc/6.0/index.html?org/jppf/management/JMXDriverConnectionWrapper.html" text:style-name="Internet_20_link" text:visited-style-name="Visited_20_Internet_20_Link">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s://www.jppf.org/javadoc/6.0/index.html?org/jppf/management/JPPFDriverAdminMBean.html" text:style-name="Internet_20_link" text:visited-style-name="Visited_20_Internet_20_Link"><text:span text:style-name="Code_20_char">JPPFDriverAdminMBean</text:span></text:a> interface.</text:p>
      <text:list xml:id="list235444865776909"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23">a. Create an instance of JMXDriverConnectionWrapper</text:p>
      <text:p text:style-name="P1"/>
      <text:p text:style-name="P1">To connect to a <text:span text:style-name="T7">local</text:span> (same JVM) MBean server, <text:s/>use the no-arg constructor:</text:p>
      <text:p text:style-name="Code_20_block">JMXDriverConnectionWrapper wrapper = new JMXDriverConnectionWrapper();</text:p>
      <text:p text:style-name="P1"/>
      <text:p text:style-name="P207">To connect to a <text:span text:style-name="T7">remote</text:span> MBean server, <text:s/>use the constructor specifiying the management host, port <text:span text:style-name="T102">and secure flag</text:span>:</text:p>
      <text:p text:style-name="P1"/>
      <text:p text:style-name="Code_20_block">JMXDriverConnectionWrapper wrapper = new JMXDriverConnectionWrapper(host, port, <text:span text:style-name="T97">secure</text:span>);</text:p>
      <text:p text:style-name="P1"/>
      <text:p text:style-name="P1">Here <text:span text:style-name="Code_20_char">host</text:span> and <text:span text:style-name="Code_20_char">port</text:span> represent the server's configuration properties “jppf.management.host” and “jppf.management.port”, <text:span text:style-name="T97">and </text:span><text:span text:style-name="Code_20_char"><text:span text:style-name="T97">secure</text:span></text:span><text:span text:style-name="T97"> is a boolean flag indicating whether the network transport is secured via SSL/TLS.</text:span></text:p>
      <text:p text:style-name="P1"/>
      <text:p text:style-name="P23">b. Initiate the connection to the MBean server and wait until it is established</text:p>
      <text:p text:style-name="P1"/>
      <text:p text:style-name="P1">There are two ways to do this:</text:p>
      <text:p text:style-name="P1"/>
      <text:p text:style-name="P1"><text:span text:style-name="T51">Synchronously</text:span>:</text:p>
      <text:p text:style-name="P1"/>
      <text:p text:style-name="P106">// connect and wait for the connection to be established</text:p>
      <text:p text:style-name="P106">// choose a reasonable value for the timeout, or 0 for no timeout</text:p>
      <text:p text:style-name="Code_20_block">wrapper.connectAndWait(timeout);</text:p>
      <text:p text:style-name="P1"/>
      <text:p text:style-name="P1"><text:span text:style-name="T51">Asynchronously</text:span>:</text:p>
      <text:p text:style-name="P1"/>
      <text:p text:style-name="P106">// initiate the connection; this method returns immediately</text:p>
      <text:p text:style-name="Code_20_block">wrapper.connect()</text:p>
      <text:p text:style-name="P106">// ... do something else ...</text:p>
      <text:p text:style-name="Code_20_block"/>
      <text:p text:style-name="P106">// check if we are connected</text:p>
      <text:p text:style-name="Code_20_block">if (wrapper.isConnected()) ...;</text:p>
      <text:p text:style-name="Code_20_block">else ...;</text:p>
      <text:list xml:id="list235443688045154"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s://www.jppf.org/javadoc/6.0/index.html?org/jppf/management/JPPFDriverAdminMBean.html" text:style-name="Internet_20_link" text:visited-style-name="Visited_20_Internet_20_Link"><text:span text:style-name="Code_20_char">JPPFDriverAdminMBean</text:span></text:a> interface. This means that all the JPPF server's management and monitoring methods can be used directly from the JMX wrapper. For example:</text:p>
      <text:p text:style-name="P1"/>
      <text:p text:style-name="Code_20_block">JMXDriverConnectionWrapper wrapper = new JMXDriverConnectionWrapper(host, port);</text:p>
      <text:p text:style-name="Code_20_block">wrapper.connectAndWait(timeout);</text:p>
      <text:p text:style-name="P106">// get the ids of all jobs in the server queue</text:p>
      <text:p text:style-name="Code_20_block">String jobUuids = wrapper.getAllJobIds();</text:p>
      <text:p text:style-name="P106">// stop the server in 2 seconds (no restart)</text:p>
      <text:p text:style-name="Code_20_block">wrapper.restartS<text:span text:style-name="T47">hutdown(2000L, -1L);</text:span></text:p>
      <text:list xml:id="list235445544431056"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s://www.jppf.org/javadoc/6.0/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Here is an example:</text:p>
      <text:p text:style-name="P1"/>
      <text:p text:style-name="Code_20_block">JMXDriverConnectionWrapper wrapper = new JMXDriverConnectionWrapper(host, port, <text:span text:style-name="T97">secure</text:span>);</text:p>
      <text:p text:style-name="Code_20_block">wrapper.connectAndWait(timeout);</text:p>
      <text:p text:style-name="Code_20_block"/>
      <text:p text:style-name="P106">// equivalent to JPPFStats stats = wrapper.statistics();</text:p>
      <text:p text:style-name="Code_20_block">JPPFStats stats = (JPPFStats) <text:span text:style-name="T7">wrapper.invoke(</text:span></text:p>
      <text:p text:style-name="Code_20_block"><text:s text:c="2"/><text:span text:style-name="T7">JPPFDriverAdminMBean.MBEAN_NAME, "statistics", (Object[]) null, (String[]) null)</text:span>;</text:p>
      <text:p text:style-name="Code_20_block">int nbNodes = stats.getNodes().getLatest();</text:p>
      <text:list xml:id="list235444623263938"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24">A proxy is a dynamically created object that implements an interface specified at runtime.</text:p>
      <text:p text:style-name="P24">The standard JMX API provides a way to create a proxy to a remote or local MBean. This is done as follows:</text:p>
      <text:p text:style-name="P24"/>
      <text:p text:style-name="Code_20_block">JMXDriverConnectionWrapper wrapper = new JMXDriverConnectionWrapper(host, port, <text:span text:style-name="T97">secure</text:span>);</text:p>
      <text:p text:style-name="Code_20_block">wrapper.connectAndWait(timeout);</text:p>
      <text:p text:style-name="P106">// create the proxy instance</text:p>
      <text:p text:style-name="Code_20_block">DriverJobManagementMBean proxy = <text:span text:style-name="T7">wrapper.getProxy(</text:span></text:p>
      <text:p text:style-name="Code_20_block"><text:span text:style-name="T7"><text:s text:c="2"/>DriverJobManagementMBean.</text:span><text:span text:style-name="T49">MBEAN_NAME</text:span><text:span text:style-name="T7">, <text:s/>DriverJobManagementMBean.class);</text:span></text:p>
      <text:p text:style-name="P106">// get the ids of all jobs in the server queue</text:p>
      <text:p text:style-name="Code_20_block">String jobIds = proxy.getAllJobIds();</text:p>
      <text:p text:style-name="Standard"/>
      <text:p text:style-name="P97"><text:span text:style-name="Code_20_char"/></text:p>
      <text:p text:style-name="P209"><text:span text:style-name="Code_20_char"><text:span text:style-name="T105">JMXDriverConnectionWrapper</text:span></text:span><text:span text:style-name="T105"> also has a more convenient method </text:span><text:span text:style-name="Code_20_char"><text:span text:style-name="T105">getJobManager()</text:span></text:span><text:span text:style-name="T105"> to obtain a proxy to the job management MBean:</text:span></text:p>
      <text:p text:style-name="P97"/>
      <text:p text:style-name="P164">JMXDriverConnectionWrapper wrapper = ...;</text:p>
      <text:p text:style-name="P115">// create the proxy instance</text:p>
      <text:p text:style-name="P164">DriverJobManagementMBean proxy = <text:span text:style-name="T7">wrapper.get</text:span><text:span text:style-name="T10">JobManager</text:span><text:span text:style-name="T7">(</text:span><text:span text:style-name="T10">);</text:span></text:p>
      <text:p text:style-name="P115">// get the ids of all jobs in the server queue</text:p>
      <text:p text:style-name="P164">String<text:span text:style-name="T132">[]</text:span> job<text:span text:style-name="T132">Uui</text:span>ds = proxy.getAllJob<text:span text:style-name="T132">Uui</text:span>ds();</text:p>
      <text:list xml:id="list235445215820060"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4">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4"/>
      <text:p text:style-name="P25">a. Using a proxy to the MBean</text:p>
      <text:p text:style-name="P24"/>
      <text:p text:style-name="Code_20_block">JMXDriverConnectionWrapper wrapper = new JMXNodeConnectionWrapper(host, port, <text:span text:style-name="T97">secure</text:span>);</text:p>
      <text:p text:style-name="Code_20_block">wrapper.connectAndWait(timeout);</text:p>
      <text:p text:style-name="Code_20_block">DriverJobManagementMBean proxy = <text:span text:style-name="T53">wrapper.get</text:span><text:span text:style-name="T54">JobManager(</text:span><text:span text:style-name="T53">);</text:span></text:p>
      <text:p text:style-name="P106">// subscribe to all notifications from the MBean</text:p>
      <text:p text:style-name="P123">proxy.addNotificationListener(myJobNotificationListener, null, null);</text:p>
      <text:p text:style-name="P94"/>
      <text:p text:style-name="P22">b. Using the MBeanServerConnection API</text:p>
      <text:p text:style-name="Standard"/>
      <text:p text:style-name="Code_20_block">JMXDriverConnectionWrapper wrapper = new JMXDriverConnectionWrapper(host, port, <text:span text:style-name="T97">secure</text:span>);</text:p>
      <text:p text:style-name="Code_20_block">wrapper.connectAndWait(timeout);</text:p>
      <text:p text:style-name="Code_20_block">MBeanServerConnection mbsc = wrapper.getMbeanConnection();</text:p>
      <text:p text:style-name="Code_20_block">ObjectName objectName = new ObjectName(<text:span text:style-name="T53">DriverJobManagementMBean.</text:span><text:span text:style-name="T48">MBEAN_NAME);</text:span></text:p>
      <text:p text:style-name="P106">// subscribe to all notifications from the MBean</text:p>
      <text:p text:style-name="Code_20_block">mbsc<text:span text:style-name="T7">.addNotificationListener(objectName, myNotificationListener, null, null)</text:span>;</text:p>
      <text:p text:style-name="P26"/>
      <text:p text:style-name="Standard">Here is an example notification listener implementing the <text:a xlink:type="simple" xlink:href="https://docs.oracle.com/javase/7/docs/api/index.html?javax/management/NotificationListener.html" text:style-name="Internet_20_link" text:visited-style-name="Visited_20_Internet_20_Link"><text:span text:style-name="Code_20_char">NotificationListener</text:span></text:a> interface:</text:p>
      <text:p text:style-name="Standard"/>
      <text:p text:style-name="P106">// this class prints a message each time a job is added to the server's queue</text:p>
      <text:p text:style-name="Code_20_block">public class MyJobNotificationListener implements <text:span text:style-name="T7">NotificationListener </text:span>{</text:p>
      <text:p text:style-name="Code_20_block"><text:s text:c="2"/><text:span text:style-name="T15">// Handle an MBean notification</text:span></text:p>
      <text:p text:style-name="Code_20_block"><text:s text:c="2"/><text:span text:style-name="T7">public void handleNotification(Notification notification, Object handback) </text:span>{</text:p>
      <text:p text:style-name="Code_20_block"><text:s text:c="4"/>JobNotification jobNotif = (JobNotification) notification;</text:p>
      <text:p text:style-name="Code_20_block"><text:s text:c="4"/>JobEventType eventType = jobNotif.getEventType();</text:p>
      <text:p text:style-name="Code_20_block"><text:s text:c="4"/><text:span text:style-name="T15">// print a message for new jobs only</text:span></text:p>
      <text:p text:style-name="Code_20_block"><text:s text:c="4"/>if (eventType <text:span text:style-name="T135">== </text:span>JobEventType.JOB_QUEUED) {</text:p>
      <text:p text:style-name="Code_20_block"><text:s text:c="6"/>String <text:span text:style-name="T135">uuid</text:span> = jobNotif.getJobInformation().getJob<text:span text:style-name="T135">Uui</text:span>d();</text:p>
      <text:p text:style-name="Code_20_block"><text:s text:c="6"/>System.out.println("job " + <text:span text:style-name="T135">uuid</text:span> + " was queued <text:span text:style-name="T135">at</text:span> " + jobNotif.getTime<text:span text:style-name="T147">S</text:span>tamp());</text:p>
      <text:p text:style-name="Code_20_block"><text:s text:c="4"/>}</text:p>
      <text:p text:style-name="Code_20_block"><text:s text:c="2"/>}</text:p>
      <text:p text:style-name="Code_20_block">};</text:p>
      <text:p text:style-name="P122">NotificationListener myJobNotificationListener = new MyJobNotificationListener();</text:p>
      <text:list xml:id="list235445506977992" text:continue-numbering="true" text:style-name="Outline">
        <text:list-item>
          <text:list>
            <text:list-item>
              <text:list>
                <text:list-item>
                  <text:h text:style-name="Heading_20_3" text:outline-level="3">Remote logging</text:h>
                </text:list-item>
              </text:list>
            </text:list-item>
          </text:list>
        </text:list-item>
      </text:list>
      <text:p text:style-name="P1">It is possible to receive logging messages from a driver as JMX notifications. Specific implementations are available for Log4j and JDK logging. To configure Log4j to send JMX notifications, edit the log4j configuration files of the <text:span text:style-name="T135">driver</text:span> and add the following:</text:p>
      <text:p text:style-name="Standard"/>
      <text:p text:style-name="P106">### direct messages to the JMX Logger ###</text:p>
      <text:p text:style-name="Code_20_block">log4j.appender.JMX=<text:span text:style-name="T7">org.jppf.logging.log4j.JmxAppender</text:span></text:p>
      <text:p text:style-name="Code_20_block">log4j.appender.JMX.layout=org.apache.log4j.PatternLayout</text:p>
      <text:p text:style-name="Code_20_block">log4j.appender.JMX.layout.ConversionPattern=%d [%-5p][%c.%M(%L)]: %m\n</text:p>
      <text:p text:style-name="P106">### set log levels - for more verbose logging change 'info' to 'debug' ###</text:p>
      <text:p text:style-name="Code_20_block">log4j.rootLogger=INFO, JPPF, <text:span text:style-name="T7">JMX</text:span></text:p>
      <text:p text:style-name="Standard"/>
      <text:p text:style-name="Standard">To configure the JDK logging to send JMX notifications, edit the JDK logging configuration file of the driver as follows:</text:p>
      <text:p text:style-name="Standard"/>
      <text:p text:style-name="P106"># list of handlers</text:p>
      <text:p text:style-name="Code_20_block">handlers= java.util.logging.FileHandler, <text:span text:style-name="T7">org.jppf.logging.jdk.JmxHandler</text:span></text:p>
      <text:p text:style-name="Code_20_block">org.jppf.logging.jdk.JmxHandler.level = FINEST</text:p>
      <text:p text:style-name="Code_20_block">org.jppf.logging.jdk.JmxHandler.formatter = org.jppf.logging.jdk.JPPFLogFormatter</text:p>
      <text:p text:style-name="Standard"/>
      <text:p text:style-name="Standard"><text:soft-page-break/>To receive the logging notifications from a remote application, you can use the following code:</text:p>
      <text:p text:style-name="Standard"/>
      <text:p text:style-name="P106">// get a JMX connection to the node MBean server</text:p>
      <text:p text:style-name="P156">JMXDriverConnectionWrapper jmxDriver =</text:p>
      <text:p text:style-name="P156"><text:s text:c="2"/>new JMXDriverConnectionWrapper(host, port, <text:span text:style-name="T97">secure</text:span>);</text:p>
      <text:p text:style-name="Code_20_block">jmxDriver.connectAndWait(5000L);</text:p>
      <text:p text:style-name="P106">// get a proxy to the MBean</text:p>
      <text:p text:style-name="Code_20_block">JmxLogger <text:span text:style-name="T97">logger</text:span>Proxy = jmxDriver.getProxy(JmxLogger.<text:span text:style-name="T56">DEFAULT_MBEAN_NAME</text:span>, JmxLogger.class);</text:p>
      <text:p text:style-name="P106">// use a handback object so we know where the log messages come from</text:p>
      <text:p text:style-name="Code_20_block">String source = "driver " + jmxDriver.getHost() + ":" + jmxDriver.getPort();</text:p>
      <text:p text:style-name="P106">// subbscribe to all notifications from the MBean</text:p>
      <text:p text:style-name="Code_20_block">NotificationListener listener = new MyLoggingHandler();</text:p>
      <text:p text:style-name="P157"><text:span text:style-name="T97">logger</text:span>Proxy.addNotificationListener(listener, null, source);</text:p>
      <text:p text:style-name="Code_20_block"/>
      <text:p text:style-name="P106">// Logging notification listener that prints remote log messages to the console</text:p>
      <text:p text:style-name="Code_20_block">public class MyLoggingHandler implements NotificationListener {</text:p>
      <text:p text:style-name="Code_20_block"><text:s text:c="2"/><text:span text:style-name="T15">// handle the logging notifications</text:span></text:p>
      <text:p text:style-name="Code_20_block"><text:s text:c="2"/>public void handleNotification(Notification notification, Object handback) {</text:p>
      <text:p text:style-name="Code_20_block"><text:s text:c="4"/>String message = notification.getMessage();</text:p>
      <text:p text:style-name="P191"><text:s text:c="4"/>System.out.println(handback.toString() + ": " + message<text:span text:style-name="T135">)</text:span>;</text:p>
      <text:p text:style-name="Code_20_block"><text:s text:c="2"/>}</text:p>
      <text:p text:style-name="P122">}</text:p>
      <text:p text:style-name="P1"/>
      <text:list xml:id="list235443910561799" text:continue-numbering="true" text:style-name="Outline">
        <text:list-item>
          <text:list>
            <text:list-item>
              <text:h text:style-name="P227" text:outline-level="2">Nodes management and monitoring via the driver</text:h>
            </text:list-item>
          </text:list>
        </text:list-item>
      </text:list>
      <text:p text:style-name="P3"><text:span text:style-name="T59">JPPF provides support for forwarding JMX requests to the nodes, along with receiving notifications from them, via the JPPF driver's JMX server. Which nodes are impacted is determined by a user-provided </text:span><text:a xlink:type="simple" xlink:href="#1.3.1.Node selectors|outline" text:style-name="Internet_20_link" text:visited-style-name="Visited_20_Internet_20_Link"><text:span text:style-name="T59">node selector</text:span></text:a><text:span text:style-name="T59">.</text:span></text:p>
      <text:p text:style-name="P29"/>
      <text:p text:style-name="P29">This brings two major benefits:</text:p>
      <text:p text:style-name="P29"/>
      <text:list xml:id="list235444110442413" text:continue-list="list3459037478" text:style-name="List_20_1">
        <text:list-item>
          <text:p text:style-name="P216">this allows managing and monitoring the nodes in situations where the nodes are not reachable from the client, for instance when the client and nodes are on different networks or subnets</text:p>
        </text:list-item>
        <text:list-item>
          <text:p text:style-name="P216">the requests and notification<text:span text:style-name="T84">s</text:spa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235445155967281" text:continue-list="list235443910561799" text:style-name="Outline">
        <text:list-item>
          <text:list>
            <text:list-item>
              <text:list>
                <text:list-item>
                  <text:h text:style-name="P237" text:outline-level="3">The JPPFNodeForwardingMBean interface</text:h>
                </text:list-item>
              </text:list>
            </text:list-item>
          </text:list>
        </text:list-item>
      </text:list>
      <text:p text:style-name="P101">All forwarding operations are performed by a special MBean in the driver, exposing the <text:a xlink:type="simple" xlink:href="https://www.jppf.org/javadoc/6.0/index.html?org/jppf/management/forwarding/JPPFNodeForwardingMBean.html" text:style-name="Internet_20_link" text:visited-style-name="Visited_20_Internet_20_Link">JPPFNodeForwardingMBean</text:a> interface. The object name of this mbean is <text:span text:style-name="T164">"</text:span><text:span text:style-name="Code_20_char"><text:span text:style-name="T14">org.jppf:name=provisioning,type=node</text:span></text:span><text:span text:style-name="T164">", which is also the value of the constant </text:span><text:a xlink:type="simple" xlink:href="https://www.jppf.org/javadoc/6.0/org/jppf/management/forwarding/JPPFNodeForwardingMBean.html#MBEAN_NAME" text:style-name="Internet_20_link" text:visited-style-name="Visited_20_Internet_20_Link"><text:span text:style-name="T164">JPPFNodeForwardingMBean.MBEAN_NAME</text:span></text:a><text:span text:style-name="T164">.</text:span></text:p>
      <text:p text:style-name="P100"/>
      <text:p text:style-name="P102">As we can see in the Javadoc, all <text:span text:style-name="T165">the mthods in this interface return a </text:span><text:span text:style-name="Code_20_char"><text:span text:style-name="T165">Map&lt;String, Object&gt;,</text:span></text:span><text:span text:style-name="T165"> where:</text:span></text:p>
      <text:list xml:id="list235445525299544" text:continue-list="list235443860243422" text:style-name="List_20_2">
        <text:list-item>
          <text:p text:style-name="P217">the <text:span text:style-name="T167">k</text:span>ey represents the UUID of a node to which the request was forwarded</text:p>
        </text:list-item>
        <text:list-item>
          <text:p text:style-name="P218"><text:span text:style-name="T165">the value is either the return value of the forwarded request for this specific node, or an </text:span><text:span text:style-name="Code_20_char"><text:span text:style-name="T165">Exception</text:span></text:span><text:span text:style-name="T165"> that was raised when executing the request for the node</text:span></text:p>
        </text:list-item>
      </text:list>
      <text:p text:style-name="Standard"/>
      <text:p text:style-name="Note_5f_Tip"><text:span text:style-name="T7">Note</text:span>: <text:span text:style-name="T1">the values in the map may be null, indicating that the target MBean method in the node does not return a value (return type </text:span><text:span text:style-name="Code_20_char"><text:span text:style-name="T1">void</text:span></text:span><text:span text:style-name="T1">) or that the return value was just </text:span><text:span text:style-name="Code_20_char"><text:span text:style-name="T1">null</text:span></text:span><text:span text:style-name="T1">.</text:span></text:p>
      <text:p text:style-name="P103"/>
      <text:p text:style-name="P104">We can also see that all methods of <text:a xlink:type="simple" xlink:href="https://www.jppf.org/javadoc/6.0/index.html?org/jppf/management/forwarding/JPPFNodeForwardingMBean.html" text:style-name="Internet_20_link" text:visited-style-name="Visited_20_Internet_20_Link"><text:span text:style-name="T163">JPPFNodeForwardingMBean</text:span></text:a> take a <text:a xlink:type="simple" xlink:href="https://www.jppf.org/javadoc/6.0/index.html?org/jppf/management/NodeSelector.html" text:style-name="Internet_20_link" text:visited-style-name="Visited_20_Internet_20_Link">NodeSelector</text:a> as parameter, specifying the nodes to which the request is forwarded. <text:span text:style-name="T166">The methods </text:span><text:span text:style-name="Code_20_char"><text:span text:style-name="T166">forwardInvoke()</text:span></text:span><text:span text:style-name="T166">, </text:span><text:span text:style-name="Code_20_char"><text:span text:style-name="T166">forwardGetAttribute()</text:span></text:span><text:span text:style-name="T166"> and </text:span><text:span text:style-name="Code_20_char"><text:span text:style-name="T166">forwardSetAttribute()</text:span></text:span><text:span text:style-name="T166"> are general methods applied to a specified MBean of each selected node. The other methods apply to predefined MBeans registered in the node.</text:span></text:p>
      <text:p text:style-name="P104"/>
      <text:p text:style-name="P105">For instance, you could get the states of selected nodes in two different ways, as follows:</text:p>
      <text:p text:style-name="P105"/>
      <text:p text:style-name="Code_20_block">NodeSelector selector = NodeSelector.ALL_NODES;</text:p>
      <text:p text:style-name="Code_20_block">JPPFNodeForwardingMBean forwarder = ...;</text:p>
      <text:p text:style-name="Code_20_block">Map&lt;String, Object&gt; result = new HashMap&lt;&gt;();</text:p>
      <text:p text:style-name="P106">// the state of the nodes can be obtained generically by calling forwardInvoke()</text:p>
      <text:p text:style-name="Code_20_block">result = forwarder.forwardInvoke(selector, JPPFNodeAdminMBean.MBEAN_NAME, "state");</text:p>
      <text:p text:style-name="P106">// the state can also be obtained by calling state() with<text:span text:style-name="T166">out</text:span> <text:span text:style-name="T166">n</text:span>eed for an mbean name</text:p>
      <text:p text:style-name="Code_20_block">result = forwarder.state(selector);</text:p>
      <text:list xml:id="list235444678078096" text:continue-list="list235445155967281" text:style-name="Outline">
        <text:list-item>
          <text:list>
            <text:list-item>
              <text:list>
                <text:list-item>
                  <text:h text:style-name="P238" text:outline-level="3"><text:bookmark-start text:name="__RefNumPara__2726_724873756"/>Node selectors<text:bookmark-end text:name="__RefNumPara__2726_724873756"/></text:h>
                </text:list-item>
              </text:list>
            </text:list-item>
          </text:list>
        </text:list-item>
      </text:list>
      <text:p text:style-name="Standard"><text:span text:style-name="T63">All the node forwarding APIs make use of </text:span><text:span text:style-name="T2">node selectors</text:span><text:span text:style-name="T63"> to conveniently specify which nodes they apply to. A node selector is an instance of the </text:span><text:a xlink:type="simple" xlink:href="https://www.jppf.org/javadoc/6.0/index.html?org/jppf/management/NodeSelector.html" text:style-name="Internet_20_link" text:visited-style-name="Visited_20_Internet_20_Link"><text:span text:style-name="T63">NodeSelector</text:span></text:a><text:span text:style-name="T63"> interface, defined as follows:</text:span></text:p>
      <text:p text:style-name="P31"/>
      <text:p text:style-name="P110">// Marker interface for selecting nodes</text:p>
      <text:p text:style-name="P141">public interface NodeSelector extends Serializable {</text:p>
      <text:p text:style-name="Code_20_block"><text:span text:style-name="T64"><text:s text:c="2"/></text:span><text:span text:style-name="T18">// Constant for a selector which accepts all nodes</text:span></text:p>
      <text:p text:style-name="P142"><text:s text:c="2"/>NodeSelector ALL_NODES = new AllNodesSelector();</text:p>
      <text:p text:style-name="P196"><text:span text:style-name="T64"><text:s text:c="2"/></text:span><text:span text:style-name="T18">// </text:span><text:span text:style-name="T42">Determine whether the node is accepted</text:span></text:p>
      <text:p text:style-name="P143"><text:s text:c="2"/><text:span text:style-name="T151">boolean accepts(JPPFManagementInfo nodeInfo)</text:span>;</text:p>
      <text:p text:style-name="P197">}</text:p>
      <text:p text:style-name="P32"/>
      <text:p text:style-name="P96">The participation of a node is determined by the <text:span text:style-name="Code_20_char">accepts()</text:span> method, which takes a <text:a xlink:type="simple" xlink:href="https://www.jppf.org/javadoc/6.0/index.html?org/jppf/management/JPPFManagementInfo.html" text:style-name="Internet_20_link" text:visited-style-name="Visited_20_Internet_20_Link">JPPFManagementInfo</text:a> argument that represents information on <text:span text:style-name="T152">the </text:span>node as seen by the server. <text:s/><text:span text:style-name="T152">In particular, it provides access to the same node-specific </text:span><text:a xlink:type="simple" xlink:href="https://www.jppf.org/javadoc/6.0/index.html?org/jppf/management/JPPFSystemInformation.html" text:style-name="Internet_20_link" text:visited-style-name="Visited_20_Internet_20_Link"><text:span text:style-name="T152">JPPFSystemInformation</text:span></text:a><text:span text:style-name="T152"> object that is used by execution policies.</text:span></text:p>
      <text:list xml:id="list235444514139803" text:continue-numbering="true" text:style-name="Outline">
        <text:list-item>
          <text:list>
            <text:list-item>
              <text:list>
                <text:list-item>
                  <text:list>
                    <text:list-item>
                      <text:h text:style-name="Heading_20_4" text:outline-level="4">Selecting all the nodes</text:h>
                    </text:list-item>
                  </text:list>
                </text:list-item>
              </text:list>
            </text:list-item>
          </text:list>
        </text:list-item>
      </text:list>
      <text:p text:style-name="P73"><text:a xlink:type="simple" xlink:href="https://www.jppf.org/javadoc/6.0/index.html?org/jppf/management/AllNodesSelector.html" text:style-name="Internet_20_link" text:visited-style-name="Visited_20_Internet_20_Link"><text:span text:style-name="T11">AllNodesSelector</text:span></text:a><text:span text:style-name="T116"> will select all the nodes currently attached to the server. Rather than creating instances of this class, you can also use the predefined constant </text:span><text:a xlink:type="simple" xlink:href="https://www.jppf.org/javadoc/6.0/org/jppf/management/NodeSelector.html#ALL_NODES" text:style-name="Internet_20_link" text:visited-style-name="Visited_20_Internet_20_Link"><text:span text:style-name="T116">NodeSelector.</text:span></text:a><text:a xlink:type="simple" xlink:href="https://www.jppf.org/javadoc/6.0/org/jppf/management/NodeSelector.html#ALL_NODES" text:style-name="Internet_20_link" text:visited-style-name="Visited_20_Internet_20_Link"><text:span text:style-name="T116">ALL_NODES</text:span></text:a><text:span text:style-name="T116">. This class is defined as:</text:span></text:p>
      <text:p text:style-name="P16"/>
      <text:p text:style-name="Text_20_body"/>
      <text:p text:style-name="P210">// Selects all nodes</text:p>
      <text:p text:style-name="P142">public class AllNodesSelector implements NodeSelector {</text:p>
      <text:p text:style-name="P177"><text:span text:style-name="T64"><text:s text:c="2"/></text:span><text:span text:style-name="T18">// Default constructor</text:span></text:p>
      <text:p text:style-name="P142"><text:s text:c="2"/>public AllNodesSelector()</text:p>
      <text:p text:style-name="P144">}</text:p>
      <text:p text:style-name="P33"/>
      <text:p text:style-name="P98">Example usage:</text:p>
      <text:p text:style-name="P98"/>
      <text:p text:style-name="P106">// these two selectors are equivalent</text:p>
      <text:p text:style-name="Code_20_block">NodeSelector selector1 = new AllNodesSelector();</text:p>
      <text:p text:style-name="Code_20_block">NodeSelector selector2 = NodeSelector.ALL_NODES;</text:p>
      <text:list xml:id="list235444838997757" text:continue-numbering="true" text:style-name="Outline">
        <text:list-item>
          <text:list>
            <text:list-item>
              <text:list>
                <text:list-item>
                  <text:list>
                    <text:list-item>
                      <text:h text:style-name="Heading_20_4" text:outline-level="4">Execution policy selector</text:h>
                    </text:list-item>
                  </text:list>
                </text:list-item>
              </text:list>
            </text:list-item>
          </text:list>
        </text:list-item>
      </text:list>
      <text:p text:style-name="Standard"><text:a xlink:type="simple" xlink:href="https://www.jppf.org/javadoc/6.0/index.html?org/jppf/management/ExecutionPolicySelector.html" text:style-name="Internet_20_link" text:visited-style-name="Visited_20_Internet_20_Link"><text:span text:style-name="T11">ExecutionPolicySelector</text:span></text:a><text:span text:style-name="T116"> uses an execution policy, such as can be set upon a JPPF job's SLA, to perform the selection of the nodes. It is defined as follows</text:span></text:p>
      <text:p text:style-name="Standard"/>
      <text:p text:style-name="P111">// Selects nodes based on an execution policy</text:p>
      <text:p text:style-name="P142">public class ExecutionPolicySelector implements NodeSelector {</text:p>
      <text:p text:style-name="P177"><text:span text:style-name="T64"><text:s text:c="2"/></text:span><text:span text:style-name="T18">// Initialize this selector with an execution policy</text:span></text:p>
      <text:p text:style-name="P142"><text:s text:c="2"/>public ExecutionPolicySelector(ExecutionPolicy policy)</text:p>
      <text:p text:style-name="P177"><text:span text:style-name="T64"><text:s text:c="2"/></text:span><text:span text:style-name="T18">// Get the execution policy to use to select the nodes</text:span></text:p>
      <text:p text:style-name="P142"><text:s text:c="2"/>public ExecutionPolicy getPolicy()</text:p>
      <text:p text:style-name="P142">}</text:p>
      <text:p text:style-name="P34"/>
      <text:p text:style-name="P98">Example usage:</text:p>
      <text:p text:style-name="P98"/>
      <text:p text:style-name="P119">// <text:span text:style-name="T161">define a selector that selects all nodes with at least 4 cores</text:span></text:p>
      <text:p text:style-name="P204">ExecutionPolicy policy = new AtLeast("availableProcessors", 4); </text:p>
      <text:p text:style-name="P201">NodeSelector selector = new <text:span text:style-name="T161">ExecutionPolicy</text:span>Selector(<text:span text:style-name="T161">policy</text:span>);</text:p>
      <text:list xml:id="list235443777148776" text:continue-numbering="true" text:style-name="Outline">
        <text:list-item>
          <text:list>
            <text:list-item>
              <text:list>
                <text:list-item>
                  <text:list>
                    <text:list-item>
                      <text:h text:style-name="Heading_20_4" text:outline-level="4">UUID-based selector</text:h>
                    </text:list-item>
                  </text:list>
                </text:list-item>
              </text:list>
            </text:list-item>
          </text:list>
        </text:list-item>
      </text:list>
      <text:p text:style-name="P16"><text:a xlink:type="simple" xlink:href="https://www.jppf.org/javadoc/6.0/index.html?org/jppf/management/UuidSelector.html" text:style-name="Internet_20_link" text:visited-style-name="Visited_20_Internet_20_Link"><text:span text:style-name="T11">UuidSelector</text:span></text:a><text:span text:style-name="T116"> will only select nodes whose UUID is part of the collection or array of specified UUIDs. It is defined as:</text:span></text:p>
      <text:p text:style-name="P16"/>
      <text:p text:style-name="P111">// Selects nodes based on their uuids</text:p>
      <text:p text:style-name="P142">public class UuidSelector implements NodeSelector {</text:p>
      <text:p text:style-name="P177"><text:span text:style-name="T64"><text:s text:c="2"/></text:span><text:span text:style-name="T18">// Initialize this selector with a collection of node UUIDs</text:span></text:p>
      <text:p text:style-name="P142"><text:s text:c="2"/>public UuidSelector(Collection&lt;String&gt; uuids)</text:p>
      <text:p text:style-name="P177"><text:span text:style-name="T64"><text:s text:c="2"/></text:span><text:span text:style-name="T18">// Initialize this selector with an array of node UUIDs</text:span></text:p>
      <text:p text:style-name="P142"><text:s text:c="2"/>public UuidSelector(String...uuids)</text:p>
      <text:p text:style-name="P177"><text:span text:style-name="T64"><text:s text:c="2"/></text:span><text:span text:style-name="T18">// Get the collection of uuids of the nodes to select</text:span></text:p>
      <text:p text:style-name="P142"><text:s text:c="2"/>public Collection&lt;String&gt; getUuidList()</text:p>
      <text:p text:style-name="P142">}</text:p>
      <text:p text:style-name="P35"/>
      <text:p text:style-name="P36">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p>
      <text:p text:style-name="P36"/>
      <text:p text:style-name="P99">Example usage:</text:p>
      <text:p text:style-name="P99"/>
      <text:p text:style-name="P120">// <text:span text:style-name="T161">define a selector that selects all idle nodes at a given time</text:span></text:p>
      <text:p text:style-name="P203">JMXDriverConnectionWrapper driver = ...;</text:p>
      <text:p text:style-name="P120">// <text:span text:style-name="T162">get the uuids of all idle nodes</text:span></text:p>
      <text:p text:style-name="P203">Collection&lt;JPPFManagementInfo&gt; infos = driver.idleNodesInformation();</text:p>
      <text:p text:style-name="P203">List&lt;String&gt; uuids = new ArrayList&lt;&gt;();</text:p>
      <text:p text:style-name="P205">if (infos ! null) {</text:p>
      <text:p text:style-name="P202"><text:s text:c="2"/><text:span text:style-name="T162">for (JPPFManagementInfo info: infos)</text:span></text:p>
      <text:p text:style-name="P202"><text:s text:c="4"/><text:span text:style-name="T162">uuids.add(info.getUuid());</text:span></text:p>
      <text:p text:style-name="P203">}</text:p>
      <text:p text:style-name="P202">NodeSelector selector = new <text:span text:style-name="T162">Uuid</text:span>Selector(<text:span text:style-name="T162">uuids</text:span>);</text:p>
      <text:list xml:id="list235445339365940" text:continue-numbering="true" text:style-name="Outline">
        <text:list-item>
          <text:list>
            <text:list-item>
              <text:list>
                <text:list-item>
                  <text:list>
                    <text:list-item>
                      <text:h text:style-name="Heading_20_4" text:outline-level="4">Scripted <text:span text:style-name="T151">node</text:span> <text:span text:style-name="T127">s</text:span>elector</text:h>
                    </text:list-item>
                  </text:list>
                </text:list-item>
              </text:list>
            </text:list-item>
          </text:list>
        </text:list-item>
      </text:list>
      <text:p text:style-name="P81">A <text:a xlink:type="simple" xlink:href="https://www.jppf.org/javadoc/6.0/index.html?org/jppf/management/ScriptedNodeSelector.html" text:style-name="Internet_20_link" text:visited-style-name="Visited_20_Internet_20_Link"><text:span text:style-name="T12">ScriptedNodeSelector</text:span></text:a> uses a script expression that evaluates to a <text:span text:style-name="Code_20_char">boolean</text:span> to determine which <text:span text:style-name="T152">nodes</text:span> are accepted. The script language must be accepted by the JVM and must conf<text:span text:style-name="T128">or</text:span>m to the <text:a xlink:type="simple" xlink:href="https://www.jcp.org/en/jsr/detail?id=223" text:style-name="Internet_20_link" text:visited-style-name="Visited_20_Internet_20_Link">JSR-223</text:a> / <text:a xlink:type="simple" xlink:href="https://docs.oracle.com/javase/7/docs/api/index.html?javax/script/package-summary.html" text:style-name="Internet_20_link" text:visited-style-name="Visited_20_Internet_20_Link"><text:span text:style-name="T128">javax.script</text:span></text:a> API specifications.</text:p>
      <text:p text:style-name="P81"/>
      <text:p text:style-name="P86">A scripted <text:span text:style-name="T152">node</text:span> selector is particularly useful when you need to implement a complex filtering logic but do not want to deploy the associated code in the driver's classpath.</text:p>
      <text:p text:style-name="P86"><text:soft-page-break/></text:p>
      <text:p text:style-name="P87"><text:a xlink:type="simple" xlink:href="https://www.jppf.org/javadoc/6.0/index.html?org/jppf/management/ScriptedNodeSelector.html" text:style-name="Internet_20_link" text:visited-style-name="Visited_20_Internet_20_Link"><text:span text:style-name="T55">ScriptedNodeSelector</text:span></text:a><text:span text:style-name="T127"> extends </text:span><text:a xlink:type="simple" xlink:href="https://www.jppf.org/javadoc/6.0/index.html?org/jppf/scripting/BaseScriptEvaluator.html" text:style-name="Internet_20_link" text:visited-style-name="Visited_20_Internet_20_Link"><text:span text:style-name="T127">BaseScriptEvaluator</text:span></text:a><text:span text:style-name="T127"> and is defined as follows:</text:span></text:p>
      <text:p text:style-name="P81"/>
      <text:p text:style-name="P196">public class Scripted<text:span text:style-name="T152">Node</text:span>Selector <text:span text:style-name="T152">extends BaseScriptEvaluator</text:span> implements <text:span text:style-name="T152">Node</text:span>Selector {</text:p>
      <text:p text:style-name="P196"><text:s text:c="2"/><text:span text:style-name="T15">// Initialize this selector with the specfied language and script</text:span></text:p>
      <text:p text:style-name="P196"><text:s text:c="2"/>public Scripted<text:span text:style-name="T152">Node</text:span>Selector(String language, String script)</text:p>
      <text:p text:style-name="P196"><text:s text:c="2"/><text:span text:style-name="T15">// Initialize this selector with the specfied language and script reader</text:span></text:p>
      <text:p text:style-name="P198"><text:s text:c="2"/>public Scripted<text:span text:style-name="T152">Node</text:span>Selector(String language, Reader scriptReader) throws IOException</text:p>
      <text:p text:style-name="P196"><text:s text:c="2"/><text:span text:style-name="T15">// Initialize this selector with the specfied language and script file</text:span></text:p>
      <text:p text:style-name="P198"><text:s text:c="2"/>public Scripted<text:span text:style-name="T152">Node</text:span>Selector(String language, File scriptFile) throws IOException</text:p>
      <text:p text:style-name="P196">}</text:p>
      <text:p text:style-name="P81"/>
      <text:p text:style-name="P84">The script will be evaluated for each <text:a xlink:type="simple" xlink:href="https://www.jppf.org/javadoc/6.0/index.html?org/jppf/management/JPPFManagementInfo.html" text:style-name="Internet_20_link" text:visited-style-name="Visited_20_Internet_20_Link"><text:span text:style-name="T151">JPPFManagementInfo</text:span></text:a><text:span text:style-name="T151"> </text:span>passed as input to the <text:span text:style-name="Code_20_char">accepts()</text:span> method of the selector. The <text:span text:style-name="T153">node information</text:span> can be accessed from the script using a predefined variable <text:span text:style-name="T130">name</text:span> "<text:span text:style-name="Code_20_char"><text:span text:style-name="T153">nodeInfo</text:span></text:span>", as in this example:</text:p>
      <text:p text:style-name="P83"/>
      <text:p text:style-name="P199"><text:span text:style-name="T153">JPPF</text:span>Driver<text:span text:style-name="T153">Admin</text:span>MBean <text:span text:style-name="T153">driverAdmin</text:span> = ...;</text:p>
      <text:p text:style-name="P199"><text:span text:style-name="T153">Node</text:span>Selector selector;</text:p>
      <text:p text:style-name="P118">// create a selector with a Javascript script <text:span text:style-name="T153">which accepts only master nodes</text:span></text:p>
      <text:p text:style-name="P199">selector = new Scripted<text:span text:style-name="T153">Node</text:span>Selector("javascript", "<text:span text:style-name="T153">nodeInfo</text:span>.<text:span text:style-name="T153">isMasterNode();</text:span>");</text:p>
      <text:p text:style-name="P118">// or an equivalent Groovy script</text:p>
      <text:p text:style-name="P199">selector = new Scripted<text:span text:style-name="T153">Node</text:span>Selector("groovy", "return <text:span text:style-name="T153">nodeInfo</text:span>.<text:span text:style-name="T153">isMasterNode()</text:span>");</text:p>
      <text:p text:style-name="P118">// get <text:span text:style-name="T155">the number of selected nodes</text:span></text:p>
      <text:p text:style-name="P199"><text:span text:style-name="T154">int nbMasterNodes</text:span> = <text:span text:style-name="T153">driverAdmin</text:span>.<text:span text:style-name="T154">nbNodes</text:span>(selector);</text:p>
      <text:list xml:id="list235445256551370" text:continue-numbering="true" text:style-name="Outline">
        <text:list-item>
          <text:list>
            <text:list-item>
              <text:list>
                <text:list-item>
                  <text:list>
                    <text:list-item>
                      <text:h text:style-name="Heading_20_4" text:outline-level="4">Custom <text:span text:style-name="T151">node</text:span> selector</text:h>
                    </text:list-item>
                  </text:list>
                </text:list-item>
              </text:list>
            </text:list-item>
          </text:list>
        </text:list-item>
      </text:list>
      <text:p text:style-name="P88">When a <text:span text:style-name="T158">node</text:span> selector requires a complex logic and its performance is critical, you can always write your own implementation of <text:a xlink:type="simple" xlink:href="https://www.jppf.org/javadoc/6.0/index.html?org/jppf/management/NodeSelector.html" text:style-name="Internet_20_link" text:visited-style-name="Visited_20_Internet_20_Link"><text:span text:style-name="T63">NodeSelector</text:span></text:a><text:span text:style-name="T63">, </text:span>as in this example:</text:p>
      <text:p text:style-name="P88"/>
      <text:p text:style-name="P196">public class Custom<text:span text:style-name="T154">Node</text:span>Selector implements <text:span text:style-name="T154">Node</text:span>Selector {</text:p>
      <text:p text:style-name="P196"><text:s text:c="2"/>@Override</text:p>
      <text:p text:style-name="P196"><text:s text:c="2"/>public boolean accepts(JPPF<text:span text:style-name="T156">ManagementInfo</text:span> <text:span text:style-name="T156">nodeInfo</text:span>) {</text:p>
      <text:p text:style-name="P196"><text:s text:c="4"/><text:span text:style-name="T15">// retrieve </text:span><text:span text:style-name="T43">the node's number of cores</text:span></text:p>
      <text:p text:style-name="P200"><text:s text:c="4"/>int <text:span text:style-name="T156">n</text:span> = <text:span text:style-name="T156">nodeInfo.getSystemInformation()</text:span>.<text:span text:style-name="T156">getRuntime().</text:span>get<text:span text:style-name="T156">Int</text:span>("<text:span text:style-name="T156">availableProcessors</text:span>");</text:p>
      <text:p text:style-name="P196"><text:s text:c="4"/><text:span text:style-name="T15">// </text:span><text:span text:style-name="T43">accept only slave nodes with </text:span><text:span text:style-name="T44">at least</text:span><text:span text:style-name="T43"> 4 cores</text:span></text:p>
      <text:p text:style-name="P196"><text:s text:c="4"/>return <text:span text:style-name="T156">nodeInfo</text:span>.isS<text:span text:style-name="T156">laveNode</text:span>() &amp;&amp; (<text:span text:style-name="T156">n</text:span> &gt;= <text:span text:style-name="T156">4</text:span>);</text:p>
      <text:p text:style-name="P196"><text:s text:c="2"/>}</text:p>
      <text:p text:style-name="P196">}</text:p>
      <text:p text:style-name="P90"/>
      <text:p text:style-name="P90"><text:span text:style-name="T13">Note</text:span><text:span text:style-name="T157">: </text:span><text:span text:style-name="T3">s</text:span><text:span text:style-name="T1">ince the </text:span><text:span text:style-name="T3">node</text:span><text:span text:style-name="T1"> selector is evaluated by the driver, the code of it</text:span><text:span text:style-name="T4">s</text:span><text:span text:style-name="T1"> implementation, along with all the classes it depends on, must be deployed in the driver's classpath.</text:span></text:p>
      <text:list xml:id="list235445538409772" text:continue-numbering="true" text:style-name="Outline">
        <text:list-item>
          <text:list>
            <text:list-item>
              <text:list>
                <text:list-item>
                  <text:h text:style-name="P239" text:outline-level="3">Forwarding management requests</text:h>
                </text:list-item>
              </text:list>
            </text:list-item>
          </text:list>
        </text:list-item>
      </text:list>
      <text:p text:style-name="P2"><text:span text:style-name="T58">The request forwarding mechanism is based on a built-in driver MBean: </text:span><text:a xlink:type="simple" xlink:href="https://www.jppf.org/javadoc/6.0/index.html?org/jppf/management/forwarding/JPPFNodeForwardingMBean.html" text:style-name="Internet_20_link" text:visited-style-name="Visited_20_Internet_20_Link"><text:span text:style-name="T58">JPPFNodeForwardingMBean</text:span></text:a><text:span text:style-name="T58">, which provides methods to invoke methods, or get or set attributes on remote node MBeans. Each of its methods requires a </text:span><text:a xlink:type="simple" xlink:href="https://www.jppf.org/javadoc/6.0/index.html?org/jppf/management/NodeSelector.html" text:style-name="Internet_20_link" text:visited-style-name="Visited_20_Internet_20_Link"><text:span text:style-name="T58">NodeSelector</text:span></text:a><text:span text:style-name="T58">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29"/>
      <text:p text:style-name="P133">JPPFClient client = ...;</text:p>
      <text:p text:style-name="P137">JMXDriverConnectionWrapper driverJmx = <text:span text:style-name="T150">client</text:span>.<text:span text:style-name="T150">awaitWorking</text:span>Connection<text:span text:style-name="T150">Pool</text:span>()</text:p>
      <text:p text:style-name="P137"><text:s text:c="2"/>.<text:span text:style-name="T150">awaitWorkingJMXConnection()</text:span>;</text:p>
      <text:p text:style-name="P139"><text:span text:style-name="T15">// </text:span><text:span text:style-name="T45">get a proxy to the node forwarding MBean</text:span></text:p>
      <text:p text:style-name="P139"><text:span text:style-name="T46">JPPFNodeForwardingMBean proxy </text:span>= driverJmx.getProxy(</text:p>
      <text:p text:style-name="P134"><text:s text:c="2"/>JPPFNodeForwardingMBean.MBEAN_NAME, JPPFNodeForwardingMBean.class);</text:p>
      <text:p text:style-name="P112">// <text:span text:style-name="T106">or, in a much less cumbersome way:</text:span></text:p>
      <text:p text:style-name="P135">proxy = driverJmx.get<text:span text:style-name="T106">NodeForwarder</text:span>(<text:span text:style-name="T106">);</text:span></text:p>
      <text:p text:style-name="P133"/>
      <text:p text:style-name="P112">// this selector selects all nodes attached to the driver</text:p>
      <text:p text:style-name="P133">NodeSelector selector = new NodeSelector.AllNodes();</text:p>
      <text:p text:style-name="P112">// this selector selects all nodes that have more than 2 processors</text:p>
      <text:p text:style-name="P133">ExecutionPolicy policy = new MoreThan("availableProcessors", 2);</text:p>
      <text:p text:style-name="P133">NodeSelector selector2 = new NodeSelector.ExecutionPolicySelector(policy);</text:p>
      <text:p text:style-name="P133"/>
      <text:p text:style-name="P112">// invoke the state() method on the remote 'JPPFNodeAdminMBean' node MBeans</text:p>
      <text:p text:style-name="P112">// note that the MBean name does not need to be stated explicitely</text:p>
      <text:p text:style-name="P133">Map&lt;String, Object&gt; results = proxy.state(selector);</text:p>
      <text:p text:style-name="P112"><text:soft-page-break/>// this is an exact equivalent, explicitely stating the target MBean on the nodes:</text:p>
      <text:p text:style-name="P133"><text:span text:style-name="T87">S</text:span>tring targetMBeanName = JPPFNodeAdminMBean.MBEAN_NAME;</text:p>
      <text:p text:style-name="P133">Map&lt;String, Object&gt; results2 = proxy.forwardInvoke(selector, targetMBeanName, "state");</text:p>
      <text:p text:style-name="P112">// handling the results</text:p>
      <text:p text:style-name="P133">for (Map.Entry&lt;String, Object&gt; entry: results) {</text:p>
      <text:p text:style-name="P133"><text:s text:c="2"/>if (entry.getValue() instanceof Exception) {</text:p>
      <text:p text:style-name="Code_20_block"><text:span text:style-name="T58"><text:s text:c="4"/></text:span><text:span text:style-name="T17">// handle the exception ...</text:span></text:p>
      <text:p text:style-name="P133"><text:s text:c="2"/>} else {</text:p>
      <text:p text:style-name="P133"><text:s text:c="4"/>JPPFNodeState state = (JPPFNodeState) entry.getValue();</text:p>
      <text:p text:style-name="Code_20_block"><text:span text:style-name="T58"><text:s text:c="4"/></text:span><text:span text:style-name="T17">// handle the result ...</text:span></text:p>
      <text:p text:style-name="P133"><text:s text:c="2"/>}</text:p>
      <text:p text:style-name="P133">}</text:p>
      <text:list xml:id="list235445684200669" text:continue-numbering="true" text:style-name="Outline">
        <text:list-item>
          <text:list>
            <text:list-item>
              <text:list>
                <text:list-item>
                  <text:h text:style-name="P240" text:outline-level="3">Forwarding JMX notifications</text:h>
                </text:list-item>
              </text:list>
            </text:list-item>
          </text:list>
        </text:list-item>
      </text:list>
      <text:p text:style-name="P29">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o override it.</text:p>
      <text:p text:style-name="P29"/>
      <text:p text:style-name="P2"><text:span text:style-name="T58">To circumvent this difficulty, the registration of the notification listener is performed via the JMX client wrapper </text:span><text:a xlink:type="simple" xlink:href="https://www.jppf.org/javadoc/6.0/index.html?org/jppf/management/JMXDriverConnectionWrapper.html" text:style-name="Internet_20_link" text:visited-style-name="Visited_20_Internet_20_Link"><text:span text:style-name="T58">JMXDriverConnectionWrapper</text:span></text:a><text:span text:style-name="T58">:</text:span></text:p>
      <text:p text:style-name="P29"/>
      <text:list xml:id="list235445206376983" text:continue-list="list235444110442413" text:style-name="List_20_1">
        <text:list-item>
          <text:p text:style-name="P215"><text:span text:style-name="T58">to add a notification listener, use </text:span><text:a xlink:type="simple" xlink:href="https://www.jppf.org/javadoc/6.0/org/jppf/management/JMXDriverConnectionWrapper.html#registerForwardingNotificationListener(org.jppf.management.forwarding.NodeSelector,%20java.lang.String,%20javax.management.NotificationListener,%20javax.management.NotificationFilter,%20java.lang.Object)" text:style-name="Internet_20_link" text:visited-style-name="Visited_20_Internet_20_Link"><text:span text:style-name="T58">registerForwardingNotificationListener(NodeSelector selector, String mBeanName, NotificationListener listener, NotificationFilter filter, Object handback)</text:span></text:a><text:span text:style-name="T58">.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215"><text:span text:style-name="T58">to remove a notification listener, use </text:span><text:a xlink:type="simple" xlink:href="https://www.jppf.org/javadoc/6.0/org/jppf/management/JMXDriverConnectionWrapper.html#unregisterForwardingNotificationListener(java.lang.String)" text:style-name="Internet_20_link" text:visited-style-name="Visited_20_Internet_20_Link"><text:span text:style-name="T58">unregisterForwardingNotificationListener(String listenerID)</text:span></text:a><text:span text:style-name="T58">.</text:span></text:p>
        </text:list-item>
      </text:list>
      <text:p text:style-name="P29"/>
      <text:p text:style-name="P2"><text:span text:style-name="T58">The notifications forwarded from the nodes are all wrapped into instances of </text:span><text:a xlink:type="simple" xlink:href="https://www.jppf.org/javadoc/6.0/index.html?org/jppf/management/forwarding/JPPFNodeForwardingNotification.html" text:style-name="Internet_20_link" text:visited-style-name="Visited_20_Internet_20_Link"><text:span text:style-name="T58">JPPFNodeForwardingNotification</text:span></text:a><text:span text:style-name="T58">. This class, which inherits from </text:span><text:a xlink:type="simple" xlink:href="https://docs.oracle.com/javase/7/docs/api/index.html?javax/management/Notification.html" text:style-name="Internet_20_link" text:visited-style-name="Visited_20_Internet_20_Link"><text:span text:style-name="T58">Notification</text:span></text:a><text:span text:style-name="T58">, provides additional APIs to identify from which node and which MBean the notification was emitted.</text:span></text:p>
      <text:p text:style-name="P29"/>
      <text:p text:style-name="P29">The following code sample puts it all together:</text:p>
      <text:p text:style-name="P29"/>
      <text:p text:style-name="P133">JPPFClient client = ...;</text:p>
      <text:p text:style-name="P138">JMXDriverConnectionWrapper driverJmx = <text:span text:style-name="T150">client</text:span>.<text:span text:style-name="T150">awaitWorking</text:span>Connection<text:span text:style-name="T150">Pool</text:span>()</text:p>
      <text:p text:style-name="P138"><text:s text:c="2"/>.<text:span text:style-name="T150">awaitWorkingJMXConnection()</text:span>;</text:p>
      <text:p text:style-name="P138"/>
      <text:p text:style-name="P112">// this selector selects all nodes attached to the driver</text:p>
      <text:p text:style-name="P133">NodeSelector selector = NodeSelector.<text:span text:style-name="T160">ALL_NODES</text:span>;</text:p>
      <text:p text:style-name="P133"/>
      <text:p text:style-name="P112">// create a JMX notification listener</text:p>
      <text:p text:style-name="P133">NotificationListener myListener = new NotificationListener() {</text:p>
      <text:p text:style-name="P133"><text:s text:c="2"/>@Override</text:p>
      <text:p text:style-name="P133"><text:s text:c="2"/>public void handleNotification(Notification notification, Object handback) {</text:p>
      <text:p text:style-name="P134"><text:s text:c="4"/>JPPFNodeForwardingNotification wrapping =</text:p>
      <text:p text:style-name="P134"><text:s text:c="6"/>(JPPFNodeForwardingNotification) notification;</text:p>
      <text:p text:style-name="P136"><text:s text:c="4"/>System.out.println("received notification from nodeUuid=" + wrapping.getNodeUuid()</text:p>
      <text:p text:style-name="P136"><text:s text:c="6"/>+ ", mBeanName=" + wrapping.getMBeanName());</text:p>
      <text:p text:style-name="Code_20_block"><text:span text:style-name="T58"><text:s text:c="4"/></text:span><text:span text:style-name="T17">// get the actual notification sent by the node</text:span></text:p>
      <text:p text:style-name="P134"><text:s text:c="4"/>TaskExecutionNotification actualNotif =</text:p>
      <text:p text:style-name="P136"><text:s text:c="6"/>(TaskExecutionNotification) wrapping.getNotification();</text:p>
      <text:p text:style-name="Code_20_block"><text:span text:style-name="T58"><text:s text:c="4"/></text:span><text:span text:style-name="T17">// handle the notification data ...</text:span></text:p>
      <text:p text:style-name="P133"><text:s text:c="2"/>}</text:p>
      <text:p text:style-name="P133">}</text:p>
      <text:p text:style-name="P133"/>
      <text:p text:style-name="P113">// register the notification listener with the JPPFNodeTaskMonitorMBean</text:p>
      <text:p text:style-name="P113">// on the selected nodes</text:p>
      <text:p text:style-name="P133">String listenerID = driverJmx.registerForwardingNotificationListener(</text:p>
      <text:p text:style-name="P133"><text:s text:c="2"/>selector, JPPFNodeTaskMonitorMBean.MBEAN_NAME, listener, null, null);</text:p>
      <text:p text:style-name="P133"/>
      <text:p text:style-name="P112">// ... submit a JPPF job ...</text:p>
      <text:p text:style-name="P133"/>
      <text:p text:style-name="P112">// once the job has completed, unregister the notification listener</text:p>
      <text:p text:style-name="P133">driverJmx.unregisterForwardingNotificationListener(listenerID);</text:p>
      <text:p text:style-name="P28"/>
      <text:list xml:id="list235445584298646" text:continue-list="list235445684200669" text:style-name="Outline">
        <text:list-item>
          <text:list>
            <text:list-item>
              <text:h text:style-name="P228" text:outline-level="2">JVM health monitoring</text:h>
            </text:list-item>
          </text:list>
        </text:list-item>
      </text:list>
      <text:p text:style-name="P45">The JPPF management APIs provide some basic abilties to monitor the JVM of remote nodes and drivers in a Grid.</text:p>
      <text:p text:style-name="P45"/>
      <text:p text:style-name="P45">These capabilities include:</text:p>
      <text:p text:style-name="P45"/>
      <text:list xml:id="list235444025504916" text:continue-list="list235445206376983" text:style-name="List_20_1">
        <text:list-item>
          <text:p text:style-name="P219">memory usage (heap and non-heap)</text:p>
        </text:list-item>
        <text:list-item>
          <text:p text:style-name="P219">CPU load</text:p>
        </text:list-item>
        <text:list-item>
          <text:p text:style-name="P219">count of live threads and deadlock detection</text:p>
        </text:list-item>
        <text:list-item>
          <text:p text:style-name="P219">triggering remote thread dumps and displaying them locally</text:p>
        </text:list-item>
        <text:list-item>
          <text:p text:style-name="P219">triggering remote garbage collections</text:p>
        </text:list-item>
        <text:list-item>
          <text:p text:style-name="P219">triggering remote heap dumps</text:p>
        </text:list-item>
      </text:list>
      <text:p text:style-name="P45"/>
      <text:p text:style-name="P37"><text:span text:style-name="T66">These features are available via the built-in MBean interface </text:span><text:a xlink:type="simple" xlink:href="https://www.jppf.org/javadoc/6.0/org/jppf/management/diagnostics/DiagnosticsMBean.html" text:style-name="Internet_20_link" text:visited-style-name="Visited_20_Internet_20_Link"><text:span text:style-name="T66">DiagnosticsMBean</text:span></text:a><text:span text:style-name="T66">, defined as follows:</text:span></text:p>
      <text:p text:style-name="P45"/>
      <text:p text:style-name="P145">public interface DiagnosticsMBean {</text:p>
      <text:p text:style-name="Code_20_block"><text:span text:style-name="T67"><text:s text:c="2"/></text:span><text:span text:style-name="T19">// The name of this MBean in a driver</text:span></text:p>
      <text:p text:style-name="P145"><text:s text:c="2"/>String MBEAN_NAME_DRIVER = "org.jppf:name=diagnostics,type=driver";</text:p>
      <text:p text:style-name="P145"><text:s text:c="2"/></text:p>
      <text:p text:style-name="Code_20_block"><text:span text:style-name="T67"><text:s text:c="2"/></text:span><text:span text:style-name="T19">// The name of this MBean in a node</text:span></text:p>
      <text:p text:style-name="P145"><text:s text:c="2"/>String MBEAN_NAME_NODE = "org.jppf:name=diagnostics,type=node";</text:p>
      <text:p text:style-name="P145"><text:s text:c="2"/></text:p>
      <text:p text:style-name="Code_20_block"><text:span text:style-name="T67"><text:s text:c="2"/></text:span><text:span text:style-name="T19">// Get the memory usage info for the whole JVM</text:span></text:p>
      <text:p text:style-name="P145"><text:s text:c="2"/>MemoryInformation memoryInformation() throws Exception;</text:p>
      <text:p text:style-name="P145"><text:s text:c="2"/></text:p>
      <text:p text:style-name="Code_20_block"><text:span text:style-name="T67"><text:s text:c="2"/></text:span><text:span text:style-name="T19">// Perform a garbage collection, equivalent to System.gc()</text:span></text:p>
      <text:p text:style-name="P145"><text:s text:c="2"/>void gc() throws Exception;</text:p>
      <text:p text:style-name="P145"><text:s text:c="2"/></text:p>
      <text:p text:style-name="Code_20_block"><text:span text:style-name="T67"><text:s text:c="2"/></text:span><text:span text:style-name="T19">// Get a full thread dump, including detection of deadlocks</text:span></text:p>
      <text:p text:style-name="P145"><text:s text:c="2"/>ThreadDump threadDump() throws Exception;</text:p>
      <text:p text:style-name="P145"><text:s text:c="2"/></text:p>
      <text:p text:style-name="Code_20_block"><text:span text:style-name="T67"><text:s text:c="2"/></text:span><text:span text:style-name="T19">// Determine whether a deadlock is detected in the JVM</text:span></text:p>
      <text:p text:style-name="P145"><text:s text:c="2"/>Boolean hasDeadlock() throws Exception;</text:p>
      <text:p text:style-name="P145"><text:s text:c="2"/></text:p>
      <text:p text:style-name="Code_20_block"><text:span text:style-name="T67"><text:s text:c="2"/></text:span><text:span text:style-name="T19">// Get a summarized snapshot of the JVM health</text:span></text:p>
      <text:p text:style-name="P145"><text:s text:c="2"/>HealthSnapshot healthSnapshot() throws Exception;</text:p>
      <text:p text:style-name="P145"><text:s text:c="2"/></text:p>
      <text:p text:style-name="Code_20_block"><text:span text:style-name="T67"><text:s text:c="2"/></text:span><text:span text:style-name="T19">// Trigger a heap dump of the JVM</text:span></text:p>
      <text:p text:style-name="P145"><text:s text:c="2"/>String heapDump() throws Exception;</text:p>
      <text:p text:style-name="P145"><text:s text:c="2"/></text:p>
      <text:p text:style-name="Code_20_block"><text:span text:style-name="T67"><text:s text:c="2"/></text:span><text:span text:style-name="T19">// Get an approximation of the current CPU load</text:span></text:p>
      <text:p text:style-name="P145"><text:s text:c="2"/>Double cpuLoad();</text:p>
      <text:p text:style-name="P145">}</text:p>
      <text:p text:style-name="P45"/>
      <text:p text:style-name="P46">Example usage:</text:p>
      <text:p text:style-name="P46"/>
      <text:p text:style-name="P108">// connect to the driver's JMX server</text:p>
      <text:p text:style-name="P146">JMXDriverConnectionWrapper jmxDriver =</text:p>
      <text:p text:style-name="P146"><text:s text:c="2"/>new JMXDriverConnectionWrapper(driverHost, driverPort, false);</text:p>
      <text:p text:style-name="P108">// obtain a proxy to the diagnostics MBean</text:p>
      <text:p text:style-name="P146">DiagnosticsMBean driverProxy =</text:p>
      <text:p text:style-name="P146"><text:s text:c="2"/>jmxDriver.getProxy(DiagnosticsMBean.MBEAN_NAME_DRIVER, DiagnosticsMBean.class);</text:p>
      <text:p text:style-name="P108">// get a thread dump of the remote JVM</text:p>
      <text:p text:style-name="P147">ThreadDump tdump = proxy.threadDump();</text:p>
      <text:p text:style-name="P108">// format the thread dump as easily readable text</text:p>
      <text:p text:style-name="P146">String s = TextThreadDumpWriter.printToString(tdump, "driver thread dump");</text:p>
      <text:p text:style-name="P146">System.out.println(s);</text:p>
      <text:p text:style-name="P46"/>
      <text:p text:style-name="P42"><text:span text:style-name="T68">The MBean interface is exactly the same for nodes and drivers, only the MBean name varies. Also note that, as for other node-related MBeans, it can be be invoked via the </text:span><text:a xlink:type="simple" xlink:href="#1.3.Nodes management and monitoring via the driver|outline" text:style-name="Internet_20_link" text:visited-style-name="Visited_20_Internet_20_Link"><text:span text:style-name="T68">node forwarding MBean</text:span></text:a><text:span text:style-name="T68"> instead of directly.</text:span></text:p>
      <text:p text:style-name="P47"/>
      <text:p text:style-name="P47">Also <text:span text:style-name="T83">please keep in mind</text:span> that, as with all JPPF built-in MBeans, this one is defined as a pluggable MBean, as if it were a custom one.</text:p>
      <text:p text:style-name="P47"/>
      <text:list xml:id="list235443821085726" text:continue-list="list235445584298646" text:style-name="Outline">
        <text:list-item>
          <text:list>
            <text:list-item>
              <text:list>
                <text:list-item>
                  <text:h text:style-name="P243" text:outline-level="3">Memory usage</text:h>
                </text:list-item>
              </text:list>
            </text:list-item>
          </text:list>
        </text:list-item>
      </text:list>
      <text:p text:style-name="P41"><text:span text:style-name="T69">A detailed memory usage can be obtained by calling the method </text:span><text:a xlink:type="simple" xlink:href="https://www.jppf.org/javadoc/6.0/org/jppf/management/diagnostics/DiagnosticsMBean.html#memoryInformation()" text:style-name="Internet_20_link" text:visited-style-name="Visited_20_Internet_20_Link"><text:span text:style-name="T69">DiagnosticsMBean.memoryInformation()</text:span></text:a><text:span text:style-name="T69">. This method returns an instance of </text:span><text:a xlink:type="simple" xlink:href="https://www.jppf.org/javadoc/6.0/index.html?org/jppf/management/diagnostics/MemoryInformation.html" text:style-name="Internet_20_link" text:visited-style-name="Visited_20_Internet_20_Link"><text:span text:style-name="T69">MemoryInformation</text:span></text:a><text:span text:style-name="T69">, defined as follows:</text:span></text:p>
      <text:p text:style-name="P48"/>
      <text:p text:style-name="P148">public class MemoryInformation implements Serializable {</text:p>
      <text:p text:style-name="Code_20_block"><text:span text:style-name="T69"><text:s text:c="2"/></text:span><text:span text:style-name="T20">// Get the heap memory usage</text:span></text:p>
      <text:p text:style-name="P148"><text:s text:c="2"/>public MemoryUsageInformation getHeapMemoryUsage()</text:p>
      <text:p text:style-name="P148"><text:s text:c="2"/></text:p>
      <text:p text:style-name="Code_20_block"><text:span text:style-name="T69"><text:s text:c="2"/></text:span><text:span text:style-name="T20">// Get the non-heap memory usage</text:span></text:p>
      <text:p text:style-name="P148"><text:s text:c="2"/>public MemoryUsageInformation getNonHeapMemoryUsage()</text:p>
      <text:p text:style-name="P148">}</text:p>
      <text:p text:style-name="P48"/>
      <text:p text:style-name="P39"><text:span text:style-name="T70">Both heap and non-heap usage are provided as instances of the class </text:span><text:a xlink:type="simple" xlink:href="https://www.jppf.org/javadoc/6.0/index.html?org/jppf/management/diagnostics/MemoryUsageInformation.html" text:style-name="Internet_20_link" text:visited-style-name="Visited_20_Internet_20_Link"><text:span text:style-name="T70">MemoryUsageInformation</text:span></text:a><text:span text:style-name="T70">:</text:span></text:p>
      <text:p text:style-name="P49"/>
      <text:p text:style-name="P149">public class MemoryUsageInformation implements Serializable {</text:p>
      <text:p text:style-name="Code_20_block"><text:span text:style-name="T70"><text:s text:c="2"/></text:span><text:span text:style-name="T21">// Get the initial memory size</text:span></text:p>
      <text:p text:style-name="P149"><text:s text:c="2"/>public long getInit()</text:p>
      <text:p text:style-name="P149"><text:s text:c="2"/></text:p>
      <text:p text:style-name="Code_20_block"><text:span text:style-name="T70"><text:s text:c="2"/></text:span><text:span text:style-name="T21">// Get the current memory size</text:span></text:p>
      <text:p text:style-name="P149"><text:s text:c="2"/>public long getCommitted()</text:p>
      <text:p text:style-name="P149"><text:s text:c="2"/></text:p>
      <text:p text:style-name="Code_20_block"><text:span text:style-name="T70"><text:s text:c="2"/></text:span><text:span text:style-name="T21">// Get the used memory size</text:span></text:p>
      <text:p text:style-name="P149"><text:s text:c="2"/>public long getUsed()</text:p>
      <text:p text:style-name="P149"><text:s text:c="2"/></text:p>
      <text:p text:style-name="Code_20_block"><text:span text:style-name="T70"><text:s text:c="2"/></text:span><text:span text:style-name="T21">// Get the maximum memory size</text:span></text:p>
      <text:p text:style-name="P149"><text:s text:c="2"/>public long getMax()</text:p>
      <text:p text:style-name="P149"><text:s text:c="2"/></text:p>
      <text:p text:style-name="Code_20_block"><text:span text:style-name="T70"><text:s text:c="2"/></text:span><text:span text:style-name="T21">// Return the ratio of used memory over max available memory</text:span></text:p>
      <text:p text:style-name="P149"><text:s text:c="2"/>public double getUsedRatio()</text:p>
      <text:p text:style-name="P149">}</text:p>
      <text:list xml:id="list235445550904768" text:continue-numbering="true" text:style-name="Outline">
        <text:list-item>
          <text:list>
            <text:list-item>
              <text:list>
                <text:list-item>
                  <text:h text:style-name="P241" text:outline-level="3">Thread dumps</text:h>
                </text:list-item>
              </text:list>
            </text:list-item>
          </text:list>
        </text:list-item>
      </text:list>
      <text:p text:style-name="P40"><text:span text:style-name="T71">You can trigger and obtain a full thread dump of the remote JVM by calling </text:span><text:a xlink:type="simple" xlink:href="https://www.jppf.org/javadoc/6.0/org/jppf/management/diagnostics/DiagnosticsMBean.html#threadDump()" text:style-name="Internet_20_link" text:visited-style-name="Visited_20_Internet_20_Link"><text:span text:style-name="T71">DiagnosticsMBean.threadDump()</text:span></text:a><text:span text:style-name="T71">. This method returns an instance of </text:span><text:a xlink:type="simple" xlink:href="https://www.jppf.org/javadoc/6.0/index.html?org/jppf/management/diagnostics/ThreadDump.html" text:style-name="Internet_20_link" text:visited-style-name="Visited_20_Internet_20_Link"><text:span text:style-name="T71">ThreadDump</text:span></text:a><text:span text:style-name="T71">. Rather than detailing this class, we invite you to explore the related Javadoc, Instead, we would like to talk about the provided facilities to translate thread dumps into readable formats..</text:span></text:p>
      <text:p text:style-name="P50"/>
      <text:p text:style-name="P51">There are two classes that you can use to print a heap dump to a character stream:</text:p>
      <text:p text:style-name="P51"/>
      <text:list xml:id="list235444269645801" text:continue-list="list235444025504916" text:style-name="List_20_1">
        <text:list-item>
          <text:p text:style-name="P220"><text:a xlink:type="simple" xlink:href="https://www.jppf.org/javadoc/6.0/index.html?org/jppf/management/diagnostics/TextThreadDumpWriter.html" text:style-name="Internet_20_link" text:visited-style-name="Visited_20_Internet_20_Link"><text:span text:style-name="T72">TextThreadDumpWriter</text:span></text:a><text:span text:style-name="T72"> prints a thread dump to a plain text stream</text:span></text:p>
        </text:list-item>
        <text:list-item>
          <text:p text:style-name="P220"><text:a xlink:type="simple" xlink:href="https://www.jppf.org/javadoc/6.0/index.html?org/jppf/management/diagnostics/HTMLThreadDumpWriter.html" text:style-name="Internet_20_link" text:visited-style-name="Visited_20_Internet_20_Link"><text:span text:style-name="T72">HTMLThreadDumpWriter</text:span></text:a><text:span text:style-name="T72"> prints a thread dump to a styled HTML stream</text:span></text:p>
        </text:list-item>
      </text:list>
      <text:p text:style-name="P50"/>
      <text:p text:style-name="P38"><text:span text:style-name="T72">Both implement the </text:span><text:a xlink:type="simple" xlink:href="https://www.jppf.org/javadoc/6.0/index.html?org/jppf/management/diagnostics/ThreadDumpWriter.html" text:style-name="Internet_20_link" text:visited-style-name="Visited_20_Internet_20_Link"><text:span text:style-name="T72">ThreadDumpWriter</text:span></text:a><text:span text:style-name="T72"> interface, defined as follows:</text:span></text:p>
      <text:p text:style-name="P51"/>
      <text:p text:style-name="P150">public interface ThreadDumpWriter extends Closeable {</text:p>
      <text:p text:style-name="P150"><text:s text:c="2"/></text:p>
      <text:p text:style-name="Code_20_block"><text:span text:style-name="T72"><text:s text:c="2"/></text:span><text:span text:style-name="T22">// Print the specified string without line terminator</text:span></text:p>
      <text:p text:style-name="P150"><text:s text:c="2"/>void printString(String message);</text:p>
      <text:p text:style-name="P150"><text:s text:c="2"/></text:p>
      <text:p text:style-name="Code_20_block"><text:span text:style-name="T72"><text:s text:c="2"/></text:span><text:span text:style-name="T22">// Print the deadlocked threads information</text:span></text:p>
      <text:p text:style-name="P150"><text:s text:c="2"/>void printDeadlocks(ThreadDump threadDump);</text:p>
      <text:p text:style-name="P150"><text:s text:c="2"/></text:p>
      <text:p text:style-name="Code_20_block"><text:span text:style-name="T72"><text:s text:c="2"/></text:span><text:span text:style-name="T22">// Print information about a thread</text:span></text:p>
      <text:p text:style-name="P150"><text:s text:c="2"/>void printThread(ThreadInformation threadInformation);</text:p>
      <text:p text:style-name="P150"><text:s text:c="2"/></text:p>
      <text:p text:style-name="Code_20_block"><text:span text:style-name="T72"><text:s text:c="2"/></text:span><text:span text:style-name="T22">// Print the specified thread dump</text:span></text:p>
      <text:p text:style-name="P150"><text:s text:c="2"/>void printThreadDump(ThreadDump threadDump);</text:p>
      <text:p text:style-name="P150">}</text:p>
      <text:p text:style-name="P51"/>
      <text:p text:style-name="P53">Each of these classes provides a static method to print a thread dump directly into a String:</text:p>
      <text:p text:style-name="P53"/>
      <text:list xml:id="list235445403404245" text:continue-numbering="true" text:style-name="List_20_1">
        <text:list-item>
          <text:p text:style-name="P221"><text:span text:style-name="Code_20_char"><text:span text:style-name="T73">static String TextThreadDumpWriter.printToString(ThreadDump tdump, String title)</text:span></text:span></text:p>
        </text:list-item>
        <text:list-item>
          <text:p text:style-name="P221"><text:span text:style-name="Code_20_char"><text:span text:style-name="T73">static String HTMLThreadDumpWriter.printToString(ThreadDump tdump, String title)</text:span></text:span></text:p>
        </text:list-item>
      </text:list>
      <text:p text:style-name="P53"/>
      <text:p text:style-name="P206">Example usage:</text:p>
      <text:p text:style-name="P51"/>
      <text:p text:style-name="P109">// get a thread dump from a remote node or driver</text:p>
      <text:p text:style-name="P151">DiagnosticsMBean proxy = ...;</text:p>
      <text:p text:style-name="P151">ThreadDump tdump = proxy.threadDump();</text:p>
      <text:p text:style-name="P109">// we will print it to an HTML file</text:p>
      <text:p text:style-name="P151">FileWriter fileWriter = new FileWriter("MyThreadDump.html");</text:p>
      <text:p text:style-name="P151">HTMLThreadDumpWriter htmlPrinter = new HTMLThreadDumpWriter(fileWriter, "My Title");</text:p>
      <text:p text:style-name="P151">htmlPrinter.printTreadDump(tdump);</text:p>
      <text:p text:style-name="P109">// close the underlying writer</text:p>
      <text:p text:style-name="P151">htmlPrinter.close();</text:p>
      <text:p text:style-name="P52"/>
      <text:p text:style-name="P54">Here is an example of the output, as rendered in the JPPF administration console:</text:p>
      <text:p text:style-name="P54"/>
      <text:p text:style-name="P54"><draw:frame draw:style-name="fr1" draw:name="graphics1" text:anchor-type="as-char" svg:width="16.431cm" svg:height="18.521cm" draw:z-index="0"><draw:image xlink:href="Pictures/100000000000026D000002BC325F778E634E9D52.gif" xlink:type="simple" xlink:show="embed" xlink:actuate="onLoad" loext:mime-type="image/gif"/></draw:frame></text:p>
      <text:list xml:id="list235443728324892" text:continue-list="list235445550904768" text:style-name="Outline">
        <text:list-item>
          <text:list>
            <text:list-item>
              <text:list>
                <text:list-item>
                  <text:h text:style-name="P243" text:outline-level="3">Health snapshots</text:h>
                </text:list-item>
              </text:list>
            </text:list-item>
          </text:list>
        </text:list-item>
      </text:list>
      <text:p text:style-name="P56"><text:span text:style-name="T74">You can obtain a summarized snapshot of the JVM state by calling </text:span><text:a xlink:type="simple" xlink:href="https://www.jppf.org/javadoc/6.0/org/jppf/management/diagnostics/DiagnosticsMBean.html#healthSnapshot()" text:style-name="Internet_20_link" text:visited-style-name="Visited_20_Internet_20_Link"><text:span text:style-name="T74">DiagnosticsMBean.healthSnapshot()</text:span></text:a><text:span text:style-name="T74">, which returns an object of type </text:span><text:a xlink:type="simple" xlink:href="https://www.jppf.org/javadoc/6.0/index.html?org/jppf/management/diagnostics/HealthSnapshot.html" text:style-name="Internet_20_link" text:visited-style-name="Visited_20_Internet_20_Link"><text:span text:style-name="T74">HealthSnapshot</text:span></text:a><text:span text:style-name="T74">, defined as follows:</text:span></text:p>
      <text:p text:style-name="P59"/>
      <text:p text:style-name="P152">public class HealthSnapshot implements Serializable {</text:p>
      <text:p text:style-name="Code_20_block"><text:span text:style-name="T74"><text:s text:c="2"/></text:span><text:span text:style-name="T23">// Get the ratio of used / max for heap memory</text:span></text:p>
      <text:p text:style-name="P152"><text:s text:c="2"/>public double getHeapUsedRatio()</text:p>
      <text:p text:style-name="P152"/>
      <text:p text:style-name="Code_20_block"><text:span text:style-name="T74"><text:s text:c="2"/></text:span><text:span text:style-name="T23">// Get the ratio of used / max for non-heap memory</text:span></text:p>
      <text:p text:style-name="P152"><text:s text:c="2"/>public double getNonheapUsedRatio()</text:p>
      <text:p text:style-name="P152"/>
      <text:p text:style-name="Code_20_block"><text:span text:style-name="T74"><text:s text:c="2"/></text:span><text:span text:style-name="T23">// Determine whether a deadlock was detected</text:span></text:p>
      <text:p text:style-name="P152"><text:s text:c="2"/>public boolean isDeadlocked()</text:p>
      <text:p text:style-name="P152"/>
      <text:p text:style-name="Code_20_block"><text:span text:style-name="T74"><text:s text:c="2"/></text:span><text:span text:style-name="T23">// Get the used heap memory in bytes</text:span></text:p>
      <text:p text:style-name="P152"><text:s text:c="2"/>public long getHeapUsed()</text:p>
      <text:p text:style-name="P152"/>
      <text:p text:style-name="Code_20_block"><text:span text:style-name="T74"><text:s text:c="2"/></text:span><text:span text:style-name="T23">// Get the used non-heap memory in bytes</text:span></text:p>
      <text:p text:style-name="P152"><text:s text:c="2"/>public long getNonheapUsed()</text:p>
      <text:p text:style-name="P152"/>
      <text:p text:style-name="Code_20_block"><text:span text:style-name="T74"><text:s text:c="2"/></text:span><text:span text:style-name="T23">// Get the number of live threads in the JVM</text:span></text:p>
      <text:p text:style-name="P152"><text:s text:c="2"/>public int getLiveThreads()</text:p>
      <text:p text:style-name="P152"/>
      <text:p text:style-name="Code_20_block"><text:span text:style-name="T74"><text:s text:c="2"/></text:span><text:span text:style-name="T23">// Get the cpu load</text:span></text:p>
      <text:p text:style-name="P152"><text:s text:c="2"/>public double getCpuLoad()</text:p>
      <text:p text:style-name="P152"/>
      <text:p text:style-name="Code_20_block"><text:span text:style-name="T74"><text:s text:c="2"/></text:span><text:span text:style-name="T23">// Get this snapshot in an easily readable format, according to the default locale</text:span></text:p>
      <text:p text:style-name="P152"><text:s text:c="2"/>public String toFormattedString()</text:p>
      <text:p text:style-name="P152"/>
      <text:p text:style-name="Code_20_block"><text:span text:style-name="T74"><text:s text:c="2"/></text:span><text:span text:style-name="T23">// Get this snapshot in an easily readable format</text:span></text:p>
      <text:p text:style-name="P152"><text:s text:c="2"/>public String toFormattedString(final Locale locale)</text:p>
      <text:p text:style-name="P152">}</text:p>
      <text:p text:style-name="P59"/>
      <text:p text:style-name="P55"><text:span text:style-name="T75">The </text:span><text:span text:style-name="Code_20_char"><text:span text:style-name="T75">toFormattedString()</text:span></text:span><text:span text:style-name="T75"> methods return a nicely formatted string which can be used for debugging or testing purposes. Here is an example output with the “en_US” locale:</text:span></text:p>
      <text:p text:style-name="P60"/>
      <text:p text:style-name="P153">HealthSnapshot[heapUsedRatio= <text:s/>15.7 %; heapUsed= <text:s/>71.7 MB; nonheapUsedRatio= <text:s text:c="2"/>8.7 %; </text:p>
      <text:p text:style-name="P153">nonheapUsed= <text:s/>11.4 MB; deadlocked=false; liveThreads=90; cpuLoad= <text:s/>23.6 %]</text:p>
      <text:list xml:id="list235444493237527" text:continue-numbering="true" text:style-name="Outline">
        <text:list-item>
          <text:list>
            <text:list-item>
              <text:list>
                <text:list-item>
                  <text:h text:style-name="P241" text:outline-level="3">CPU load</text:h>
                </text:list-item>
              </text:list>
            </text:list-item>
          </text:list>
        </text:list-item>
      </text:list>
      <text:p text:style-name="P43"><text:span text:style-name="T76">The CPU load of a remote JVM can be obtained separately by calling </text:span><text:a xlink:type="simple" xlink:href="https://www.jppf.org/javadoc/6.0/org/jppf/management/diagnostics/DiagnosticsMBean.html#cpuLoad()" text:style-name="Internet_20_link" text:visited-style-name="Visited_20_Internet_20_Link"><text:span text:style-name="T76">DiagnosticsMBean.cpuLoad()</text:span></text:a><text:span text:style-name="T76">. This method returns an approximation of the latest computed CPU load in the JVM. It is important to understand that the CPU load is not computed each time this method is called. Instead, it is computed at regular intervals, and the latest computed value is returned. The purpose of this is to prevent the computation itself from using up too much CPU time, which would throw off the computed value.</text:span></text:p>
      <text:p text:style-name="P61"/>
      <text:p text:style-name="P44"><text:span text:style-name="T77">The actual computed value is equal to </text:span><text:span text:style-name="Code_20_char"><text:span text:style-name="T79">SUM</text:span></text:span><text:span text:style-name="Code_20_char"><text:span text:style-name="T78">i</text:span></text:span><text:span text:style-name="Code_20_char"><text:span text:style-name="T79">{cpuTime(thread</text:span></text:span><text:span text:style-name="Code_20_char"><text:span text:style-name="T78">i</text:span></text:span><text:span text:style-name="Code_20_char"><text:span text:style-name="T77">)} / interval</text:span></text:span><text:span text:style-name="T77">, for all the live threads of the JVM at the time of the computation. Thus, errors may occur, since many threads may have been created then died between two computations. However, in most cases this is a reasonable approximation that does not tax the CPU too heavily.</text:span></text:p>
      <text:p text:style-name="P62"/>
      <text:p text:style-name="P44"><text:span text:style-name="T77">The interval between computations can be adjusted by setting the following property in a node or driver configuration: </text:span><text:span text:style-name="Code_20_char"><text:span text:style-name="T77">jppf.cpu.load.computation.interval = time_in_millis</text:span></text:span><text:span text:style-name="T77">. If unspecified, the default value is 1000 ms.</text:span></text:p>
      <text:list xml:id="list235444944946365" text:continue-numbering="true" text:style-name="Outline">
        <text:list-item>
          <text:list>
            <text:list-item>
              <text:list>
                <text:list-item>
                  <text:h text:style-name="P241" text:outline-level="3">Deadlock indicator</text:h>
                </text:list-item>
              </text:list>
            </text:list-item>
          </text:list>
        </text:list-item>
      </text:list>
      <text:p text:style-name="P5"><text:span text:style-name="T80">To determine whether a JVM has deadlocked threads, simply call </text:span><text:a xlink:type="simple" xlink:href="https://www.jppf.org/javadoc/6.0/org/jppf/management/diagnostics/DiagnosticsMBean.html#hasDeadlock()" text:style-name="Internet_20_link" text:visited-style-name="Visited_20_Internet_20_Link"><text:span text:style-name="T80">DiagnosticsMBean.hasDeadlock()</text:span></text:a><text:span text:style-name="T80">. This method is useful if you only need that information, without having to process an entire thread dump, which represents a significant overhead, especially from a network perspective.</text:span></text:p>
      <text:list xml:id="list235444704149689" text:continue-numbering="true" text:style-name="Outline">
        <text:list-item>
          <text:list>
            <text:list-item>
              <text:list>
                <text:list-item>
                  <text:h text:style-name="P243" text:outline-level="3">Triggering a heap dump</text:h>
                </text:list-item>
              </text:list>
            </text:list-item>
          </text:list>
        </text:list-item>
      </text:list>
      <text:p text:style-name="P57"><text:span text:style-name="T81">Remotely triggering a JVM heap dump is done by calling </text:span><text:a xlink:type="simple" xlink:href="https://www.jppf.org/javadoc/6.0/org/jppf/management/diagnostics/DiagnosticsMBean.html#heapDump()" text:style-name="Internet_20_link" text:visited-style-name="Visited_20_Internet_20_Link"><text:span text:style-name="T81">DiagnosticsMBean.heapDump()</text:span></text:a><text:span text:style-name="T81">. This method is JVM implementation-dependent, as it relies on non-standard APIs. Thus, it will only work with the Oracle standard and JRockit JVMs, along with the IBM JVM. The returned value is a description of the outcome: it will contain the name of the genreated heap dump file for Oracle JVMs, and a success indicator only for IBM JVMs.</text:span></text:p>
      <text:list xml:id="list235443888362800" text:continue-numbering="true" text:style-name="Outline">
        <text:list-item>
          <text:list>
            <text:list-item>
              <text:list>
                <text:list-item>
                  <text:h text:style-name="P241" text:outline-level="3">Triggering a garbage collection</text:h>
                </text:list-item>
              </text:list>
            </text:list-item>
          </text:list>
        </text:list-item>
      </text:list>
      <text:p text:style-name="P58"><text:span text:style-name="T82">A remote garbage collection can be triggered by callling </text:span><text:a xlink:type="simple" xlink:href="https://www.jppf.org/javadoc/6.0/org/jppf/management/diagnostics/DiagnosticsMBean.html#gc()" text:style-name="Internet_20_link" text:visited-style-name="Visited_20_Internet_20_Link"><text:span text:style-name="T82">DiagnosticsMBean.gc()</text:span></text:a><text:span text:style-name="T82">. This method simply calls </text:span><text:a xlink:type="simple" xlink:href="https://docs.oracle.com/javase/7/docs/api/java/lang/System.html#gc()" text:style-name="Internet_20_link" text:visited-style-name="Visited_20_Internet_20_Link"><text:span text:style-name="T82">System.gc()</text:span></text:a><text:span text:style-name="T82"> and thus has the exact same semantics and constra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5" style:display-name="Heading 5" style:family="paragraph" style:parent-style-name="Heading" style:default-outline-level="5" style:list-style-name="Outline" style:class="text">
      <style:text-properties fo:font-size="11pt" fo:font-style="italic" fo:font-weight="bold"/>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9H22M9S</meta:editing-duration>
    <meta:editing-cycles>349</meta:editing-cycles>
    <meta:generator>LibreOffice/6.0.3.2$Windows_X86_64 LibreOffice_project/8f48d515416608e3a835360314dac7e47fd0b821</meta:generator>
    <meta:creation-date>2009-10-13T17:17:32.19</meta:creation-date>
    <dc:date>2018-06-16T23:54:43.188000000</dc:date>
    <meta:document-statistic meta:table-count="0" meta:image-count="1" meta:object-count="0" meta:page-count="29" meta:paragraph-count="1186" meta:word-count="10920" meta:character-count="79381" meta:non-whitespace-character-count="68494"/>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